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55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14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2017-05-08 06:21:07.092402</text:p>
          </table:table-cell>
          <table:table-cell office:value-type="float" office:value="1494217267092" calcext:value-type="float">
            <text:p>1494217267092</text:p>
          </table:table-cell>
        </table:table-row>
        <table:table-row table:style-name="ro1">
          <table:table-cell/>
          <table:table-cell office:value-type="string" calcext:value-type="string">
            <text:p>2017-05-08 06:21:09.094831</text:p>
          </table:table-cell>
          <table:table-cell office:value-type="float" office:value="1494217269095" calcext:value-type="float">
            <text:p>1494217269095</text:p>
          </table:table-cell>
        </table:table-row>
        <table:table-row table:style-name="ro1">
          <table:table-cell/>
          <table:table-cell office:value-type="string" calcext:value-type="string">
            <text:p>2017-05-08 06:21:11.097131</text:p>
          </table:table-cell>
          <table:table-cell office:value-type="float" office:value="1494217271097" calcext:value-type="float">
            <text:p>1494217271097</text:p>
          </table:table-cell>
        </table:table-row>
        <table:table-row table:style-name="ro1">
          <table:table-cell/>
          <table:table-cell office:value-type="string" calcext:value-type="string">
            <text:p>2017-05-08 06:21:13.099446</text:p>
          </table:table-cell>
          <table:table-cell office:value-type="float" office:value="1494217273099" calcext:value-type="float">
            <text:p>1494217273099</text:p>
          </table:table-cell>
        </table:table-row>
        <table:table-row table:style-name="ro1">
          <table:table-cell/>
          <table:table-cell office:value-type="string" calcext:value-type="string">
            <text:p>2017-05-08 06:21:15.101811</text:p>
          </table:table-cell>
          <table:table-cell office:value-type="float" office:value="1494217275102" calcext:value-type="float">
            <text:p>1494217275102</text:p>
          </table:table-cell>
        </table:table-row>
        <table:table-row table:style-name="ro1">
          <table:table-cell/>
          <table:table-cell office:value-type="string" calcext:value-type="string">
            <text:p>2017-05-08 06:21:17.104150</text:p>
          </table:table-cell>
          <table:table-cell office:value-type="float" office:value="1494217277104" calcext:value-type="float">
            <text:p>1494217277104</text:p>
          </table:table-cell>
        </table:table-row>
        <table:table-row table:style-name="ro1">
          <table:table-cell/>
          <table:table-cell office:value-type="string" calcext:value-type="string">
            <text:p>2017-05-08 06:21:19.106502</text:p>
          </table:table-cell>
          <table:table-cell office:value-type="float" office:value="1494217279106" calcext:value-type="float">
            <text:p>1494217279106</text:p>
          </table:table-cell>
        </table:table-row>
        <table:table-row table:style-name="ro1">
          <table:table-cell/>
          <table:table-cell office:value-type="string" calcext:value-type="string">
            <text:p>2017-05-08 06:21:21.108864</text:p>
          </table:table-cell>
          <table:table-cell office:value-type="float" office:value="1494217281109" calcext:value-type="float">
            <text:p>1494217281109</text:p>
          </table:table-cell>
        </table:table-row>
        <table:table-row table:style-name="ro1">
          <table:table-cell/>
          <table:table-cell office:value-type="string" calcext:value-type="string">
            <text:p>2017-05-08 06:21:23.111204</text:p>
          </table:table-cell>
          <table:table-cell office:value-type="float" office:value="1494217283111" calcext:value-type="float">
            <text:p>1494217283111</text:p>
          </table:table-cell>
        </table:table-row>
        <table:table-row table:style-name="ro1">
          <table:table-cell/>
          <table:table-cell office:value-type="string" calcext:value-type="string">
            <text:p>2017-05-08 06:21:25.113563</text:p>
          </table:table-cell>
          <table:table-cell office:value-type="float" office:value="1494217285113" calcext:value-type="float">
            <text:p>1494217285113</text:p>
          </table:table-cell>
        </table:table-row>
        <table:table-row table:style-name="ro1">
          <table:table-cell/>
          <table:table-cell office:value-type="string" calcext:value-type="string">
            <text:p>2017-05-08 06:21:27.115947</text:p>
          </table:table-cell>
          <table:table-cell office:value-type="float" office:value="1494217287116" calcext:value-type="float">
            <text:p>1494217287116</text:p>
          </table:table-cell>
        </table:table-row>
        <table:table-row table:style-name="ro1">
          <table:table-cell/>
          <table:table-cell office:value-type="string" calcext:value-type="string">
            <text:p>2017-05-08 06:21:29.118344</text:p>
          </table:table-cell>
          <table:table-cell office:value-type="float" office:value="1494217289118" calcext:value-type="float">
            <text:p>1494217289118</text:p>
          </table:table-cell>
        </table:table-row>
        <table:table-row table:style-name="ro1">
          <table:table-cell/>
          <table:table-cell office:value-type="string" calcext:value-type="string">
            <text:p>2017-05-08 06:21:31.120636</text:p>
          </table:table-cell>
          <table:table-cell office:value-type="float" office:value="1494217291121" calcext:value-type="float">
            <text:p>1494217291121</text:p>
          </table:table-cell>
        </table:table-row>
        <table:table-row table:style-name="ro1">
          <table:table-cell/>
          <table:table-cell office:value-type="string" calcext:value-type="string">
            <text:p>2017-05-08 06:21:33.122984</text:p>
          </table:table-cell>
          <table:table-cell office:value-type="float" office:value="1494217293123" calcext:value-type="float">
            <text:p>1494217293123</text:p>
          </table:table-cell>
        </table:table-row>
        <table:table-row table:style-name="ro1">
          <table:table-cell/>
          <table:table-cell office:value-type="string" calcext:value-type="string">
            <text:p>2017-05-08 06:21:35.125312</text:p>
          </table:table-cell>
          <table:table-cell office:value-type="float" office:value="1494217295125" calcext:value-type="float">
            <text:p>1494217295125</text:p>
          </table:table-cell>
        </table:table-row>
        <table:table-row table:style-name="ro1">
          <table:table-cell/>
          <table:table-cell office:value-type="string" calcext:value-type="string">
            <text:p>2017-05-08 06:21:37.127647</text:p>
          </table:table-cell>
          <table:table-cell office:value-type="float" office:value="1494217297128" calcext:value-type="float">
            <text:p>1494217297128</text:p>
          </table:table-cell>
        </table:table-row>
        <table:table-row table:style-name="ro1">
          <table:table-cell/>
          <table:table-cell office:value-type="string" calcext:value-type="string">
            <text:p>2017-05-08 06:21:39.129959</text:p>
          </table:table-cell>
          <table:table-cell office:value-type="float" office:value="1494217299130" calcext:value-type="float">
            <text:p>1494217299130</text:p>
          </table:table-cell>
        </table:table-row>
        <table:table-row table:style-name="ro1">
          <table:table-cell/>
          <table:table-cell office:value-type="string" calcext:value-type="string">
            <text:p>2017-05-08 06:21:41.132243</text:p>
          </table:table-cell>
          <table:table-cell office:value-type="float" office:value="1494217301132" calcext:value-type="float">
            <text:p>1494217301132</text:p>
          </table:table-cell>
        </table:table-row>
        <table:table-row table:style-name="ro1">
          <table:table-cell/>
          <table:table-cell office:value-type="string" calcext:value-type="string">
            <text:p>2017-05-08 06:21:43.134501</text:p>
          </table:table-cell>
          <table:table-cell office:value-type="float" office:value="1494217303134" calcext:value-type="float">
            <text:p>1494217303134</text:p>
          </table:table-cell>
        </table:table-row>
        <table:table-row table:style-name="ro1">
          <table:table-cell/>
          <table:table-cell office:value-type="string" calcext:value-type="string">
            <text:p>2017-05-08 06:21:45.136331</text:p>
          </table:table-cell>
          <table:table-cell office:value-type="float" office:value="1494217305136" calcext:value-type="float">
            <text:p>1494217305136</text:p>
          </table:table-cell>
        </table:table-row>
        <table:table-row table:style-name="ro1">
          <table:table-cell/>
          <table:table-cell office:value-type="string" calcext:value-type="string">
            <text:p>2017-05-08 06:21:47.138609</text:p>
          </table:table-cell>
          <table:table-cell office:value-type="float" office:value="1494217307139" calcext:value-type="float">
            <text:p>1494217307139</text:p>
          </table:table-cell>
        </table:table-row>
        <table:table-row table:style-name="ro1">
          <table:table-cell/>
          <table:table-cell office:value-type="string" calcext:value-type="string">
            <text:p>2017-05-08 06:21:49.140900</text:p>
          </table:table-cell>
          <table:table-cell office:value-type="float" office:value="1494217309141" calcext:value-type="float">
            <text:p>1494217309141</text:p>
          </table:table-cell>
        </table:table-row>
        <table:table-row table:style-name="ro1">
          <table:table-cell/>
          <table:table-cell office:value-type="string" calcext:value-type="string">
            <text:p>2017-05-08 06:21:51.143163</text:p>
          </table:table-cell>
          <table:table-cell office:value-type="float" office:value="1494217311143" calcext:value-type="float">
            <text:p>1494217311143</text:p>
          </table:table-cell>
        </table:table-row>
        <table:table-row table:style-name="ro1">
          <table:table-cell/>
          <table:table-cell office:value-type="string" calcext:value-type="string">
            <text:p>2017-05-08 06:21:53.145458</text:p>
          </table:table-cell>
          <table:table-cell office:value-type="float" office:value="1494217313145" calcext:value-type="float">
            <text:p>1494217313145</text:p>
          </table:table-cell>
        </table:table-row>
        <table:table-row table:style-name="ro1">
          <table:table-cell/>
          <table:table-cell office:value-type="string" calcext:value-type="string">
            <text:p>2017-05-08 06:21:55.146696</text:p>
          </table:table-cell>
          <table:table-cell office:value-type="float" office:value="1494217315147" calcext:value-type="float">
            <text:p>1494217315147</text:p>
          </table:table-cell>
        </table:table-row>
        <table:table-row table:style-name="ro1">
          <table:table-cell/>
          <table:table-cell office:value-type="string" calcext:value-type="string">
            <text:p>2017-05-08 06:21:57.148947</text:p>
          </table:table-cell>
          <table:table-cell office:value-type="float" office:value="1494217317149" calcext:value-type="float">
            <text:p>1494217317149</text:p>
          </table:table-cell>
        </table:table-row>
        <table:table-row table:style-name="ro1">
          <table:table-cell/>
          <table:table-cell office:value-type="string" calcext:value-type="string">
            <text:p>2017-05-08 06:21:59.151224</text:p>
          </table:table-cell>
          <table:table-cell office:value-type="float" office:value="1494217319151" calcext:value-type="float">
            <text:p>1494217319151</text:p>
          </table:table-cell>
        </table:table-row>
        <table:table-row table:style-name="ro1">
          <table:table-cell/>
          <table:table-cell office:value-type="string" calcext:value-type="string">
            <text:p>2017-05-08 06:22:01.153506</text:p>
          </table:table-cell>
          <table:table-cell office:value-type="float" office:value="1494217321153" calcext:value-type="float">
            <text:p>1494217321153</text:p>
          </table:table-cell>
        </table:table-row>
        <table:table-row table:style-name="ro1">
          <table:table-cell/>
          <table:table-cell office:value-type="string" calcext:value-type="string">
            <text:p>2017-05-08 06:22:03.154950</text:p>
          </table:table-cell>
          <table:table-cell office:value-type="float" office:value="1494217323155" calcext:value-type="float">
            <text:p>1494217323155</text:p>
          </table:table-cell>
        </table:table-row>
        <table:table-row table:style-name="ro1">
          <table:table-cell/>
          <table:table-cell office:value-type="string" calcext:value-type="string">
            <text:p>2017-05-08 06:22:05.157187</text:p>
          </table:table-cell>
          <table:table-cell office:value-type="float" office:value="1494217325157" calcext:value-type="float">
            <text:p>1494217325157</text:p>
          </table:table-cell>
        </table:table-row>
        <table:table-row table:style-name="ro1">
          <table:table-cell/>
          <table:table-cell office:value-type="string" calcext:value-type="string">
            <text:p>2017-05-08 06:22:07.159398</text:p>
          </table:table-cell>
          <table:table-cell office:value-type="float" office:value="1494217327159" calcext:value-type="float">
            <text:p>1494217327159</text:p>
          </table:table-cell>
        </table:table-row>
        <table:table-row table:style-name="ro1">
          <table:table-cell/>
          <table:table-cell office:value-type="string" calcext:value-type="string">
            <text:p>2017-05-08 06:22:09.161538</text:p>
          </table:table-cell>
          <table:table-cell office:value-type="float" office:value="1494217329161" calcext:value-type="float">
            <text:p>1494217329161</text:p>
          </table:table-cell>
        </table:table-row>
        <table:table-row table:style-name="ro1">
          <table:table-cell/>
          <table:table-cell office:value-type="string" calcext:value-type="string">
            <text:p>2017-05-08 06:22:11.163786</text:p>
          </table:table-cell>
          <table:table-cell office:value-type="float" office:value="1494217331164" calcext:value-type="float">
            <text:p>1494217331164</text:p>
          </table:table-cell>
        </table:table-row>
        <table:table-row table:style-name="ro1">
          <table:table-cell/>
          <table:table-cell office:value-type="string" calcext:value-type="string">
            <text:p>2017-05-08 06:22:13.166002</text:p>
          </table:table-cell>
          <table:table-cell office:value-type="float" office:value="1494217333166" calcext:value-type="float">
            <text:p>1494217333166</text:p>
          </table:table-cell>
        </table:table-row>
        <table:table-row table:style-name="ro1">
          <table:table-cell/>
          <table:table-cell office:value-type="string" calcext:value-type="string">
            <text:p>2017-05-08 06:22:15.168323</text:p>
          </table:table-cell>
          <table:table-cell office:value-type="float" office:value="1494217335168" calcext:value-type="float">
            <text:p>1494217335168</text:p>
          </table:table-cell>
        </table:table-row>
        <table:table-row table:style-name="ro1">
          <table:table-cell/>
          <table:table-cell office:value-type="string" calcext:value-type="string">
            <text:p>2017-05-08 06:22:17.170650</text:p>
          </table:table-cell>
          <table:table-cell office:value-type="float" office:value="1494217337171" calcext:value-type="float">
            <text:p>1494217337171</text:p>
          </table:table-cell>
        </table:table-row>
        <table:table-row table:style-name="ro1">
          <table:table-cell/>
          <table:table-cell office:value-type="string" calcext:value-type="string">
            <text:p>2017-05-08 06:22:19.173001</text:p>
          </table:table-cell>
          <table:table-cell office:value-type="float" office:value="1494217339173" calcext:value-type="float">
            <text:p>1494217339173</text:p>
          </table:table-cell>
        </table:table-row>
        <table:table-row table:style-name="ro1">
          <table:table-cell/>
          <table:table-cell office:value-type="string" calcext:value-type="string">
            <text:p>2017-05-08 06:22:21.175283</text:p>
          </table:table-cell>
          <table:table-cell office:value-type="float" office:value="1494217341175" calcext:value-type="float">
            <text:p>1494217341175</text:p>
          </table:table-cell>
        </table:table-row>
        <table:table-row table:style-name="ro1">
          <table:table-cell/>
          <table:table-cell office:value-type="string" calcext:value-type="string">
            <text:p>2017-05-08 06:22:23.177566</text:p>
          </table:table-cell>
          <table:table-cell office:value-type="float" office:value="1494217343177" calcext:value-type="float">
            <text:p>1494217343177</text:p>
          </table:table-cell>
        </table:table-row>
        <table:table-row table:style-name="ro1">
          <table:table-cell/>
          <table:table-cell office:value-type="string" calcext:value-type="string">
            <text:p>2017-05-08 06:22:25.179842</text:p>
          </table:table-cell>
          <table:table-cell office:value-type="float" office:value="1494217345180" calcext:value-type="float">
            <text:p>1494217345180</text:p>
          </table:table-cell>
        </table:table-row>
        <table:table-row table:style-name="ro1">
          <table:table-cell/>
          <table:table-cell office:value-type="string" calcext:value-type="string">
            <text:p>2017-05-08 06:22:27.182176</text:p>
          </table:table-cell>
          <table:table-cell office:value-type="float" office:value="1494217347182" calcext:value-type="float">
            <text:p>1494217347182</text:p>
          </table:table-cell>
        </table:table-row>
        <table:table-row table:style-name="ro1">
          <table:table-cell/>
          <table:table-cell office:value-type="string" calcext:value-type="string">
            <text:p>2017-05-08 06:22:29.184533</text:p>
          </table:table-cell>
          <table:table-cell office:value-type="float" office:value="1494217349184" calcext:value-type="float">
            <text:p>1494217349184</text:p>
          </table:table-cell>
        </table:table-row>
        <table:table-row table:style-name="ro1">
          <table:table-cell/>
          <table:table-cell office:value-type="string" calcext:value-type="string">
            <text:p>2017-05-08 06:22:31.186054</text:p>
          </table:table-cell>
          <table:table-cell office:value-type="float" office:value="1494217351186" calcext:value-type="float">
            <text:p>1494217351186</text:p>
          </table:table-cell>
        </table:table-row>
        <table:table-row table:style-name="ro1">
          <table:table-cell/>
          <table:table-cell office:value-type="string" calcext:value-type="string">
            <text:p>2017-05-08 06:22:33.188350</text:p>
          </table:table-cell>
          <table:table-cell office:value-type="float" office:value="1494217353188" calcext:value-type="float">
            <text:p>1494217353188</text:p>
          </table:table-cell>
        </table:table-row>
        <table:table-row table:style-name="ro1">
          <table:table-cell/>
          <table:table-cell office:value-type="string" calcext:value-type="string">
            <text:p>2017-05-08 06:22:35.190637</text:p>
          </table:table-cell>
          <table:table-cell office:value-type="float" office:value="1494217355191" calcext:value-type="float">
            <text:p>1494217355191</text:p>
          </table:table-cell>
        </table:table-row>
        <table:table-row table:style-name="ro1">
          <table:table-cell/>
          <table:table-cell office:value-type="string" calcext:value-type="string">
            <text:p>2017-05-08 06:22:37.192893</text:p>
          </table:table-cell>
          <table:table-cell office:value-type="float" office:value="1494217357193" calcext:value-type="float">
            <text:p>1494217357193</text:p>
          </table:table-cell>
        </table:table-row>
        <table:table-row table:style-name="ro1">
          <table:table-cell/>
          <table:table-cell office:value-type="string" calcext:value-type="string">
            <text:p>2017-05-08 06:22:39.195197</text:p>
          </table:table-cell>
          <table:table-cell office:value-type="float" office:value="1494217359195" calcext:value-type="float">
            <text:p>1494217359195</text:p>
          </table:table-cell>
        </table:table-row>
        <table:table-row table:style-name="ro1">
          <table:table-cell/>
          <table:table-cell office:value-type="string" calcext:value-type="string">
            <text:p>2017-05-08 06:22:41.197498</text:p>
          </table:table-cell>
          <table:table-cell office:value-type="float" office:value="1494217361197" calcext:value-type="float">
            <text:p>1494217361197</text:p>
          </table:table-cell>
        </table:table-row>
        <table:table-row table:style-name="ro1">
          <table:table-cell/>
          <table:table-cell office:value-type="string" calcext:value-type="string">
            <text:p>2017-05-08 06:22:43.199792</text:p>
          </table:table-cell>
          <table:table-cell office:value-type="float" office:value="1494217363200" calcext:value-type="float">
            <text:p>1494217363200</text:p>
          </table:table-cell>
        </table:table-row>
        <table:table-row table:style-name="ro1">
          <table:table-cell/>
          <table:table-cell office:value-type="string" calcext:value-type="string">
            <text:p>2017-05-08 06:22:45.202087</text:p>
          </table:table-cell>
          <table:table-cell office:value-type="float" office:value="1494217365202" calcext:value-type="float">
            <text:p>1494217365202</text:p>
          </table:table-cell>
        </table:table-row>
        <table:table-row table:style-name="ro1">
          <table:table-cell/>
          <table:table-cell office:value-type="string" calcext:value-type="string">
            <text:p>2017-05-08 06:22:47.204456</text:p>
          </table:table-cell>
          <table:table-cell office:value-type="float" office:value="1494217367204" calcext:value-type="float">
            <text:p>1494217367204</text:p>
          </table:table-cell>
        </table:table-row>
        <table:table-row table:style-name="ro1">
          <table:table-cell/>
          <table:table-cell office:value-type="string" calcext:value-type="string">
            <text:p>2017-05-08 06:22:49.206742</text:p>
          </table:table-cell>
          <table:table-cell office:value-type="float" office:value="1494217369207" calcext:value-type="float">
            <text:p>1494217369207</text:p>
          </table:table-cell>
        </table:table-row>
        <table:table-row table:style-name="ro1">
          <table:table-cell/>
          <table:table-cell office:value-type="string" calcext:value-type="string">
            <text:p>2017-05-08 06:22:51.209021</text:p>
          </table:table-cell>
          <table:table-cell office:value-type="float" office:value="1494217371209" calcext:value-type="float">
            <text:p>1494217371209</text:p>
          </table:table-cell>
        </table:table-row>
        <table:table-row table:style-name="ro1">
          <table:table-cell/>
          <table:table-cell office:value-type="string" calcext:value-type="string">
            <text:p>2017-05-08 06:22:53.211312</text:p>
          </table:table-cell>
          <table:table-cell office:value-type="float" office:value="1494217373211" calcext:value-type="float">
            <text:p>1494217373211</text:p>
          </table:table-cell>
        </table:table-row>
        <table:table-row table:style-name="ro1">
          <table:table-cell/>
          <table:table-cell office:value-type="string" calcext:value-type="string">
            <text:p>2017-05-08 06:22:55.213534</text:p>
          </table:table-cell>
          <table:table-cell office:value-type="float" office:value="1494217375213" calcext:value-type="float">
            <text:p>1494217375213</text:p>
          </table:table-cell>
        </table:table-row>
        <table:table-row table:style-name="ro1">
          <table:table-cell/>
          <table:table-cell office:value-type="string" calcext:value-type="string">
            <text:p>2017-05-08 06:22:57.215835</text:p>
          </table:table-cell>
          <table:table-cell office:value-type="float" office:value="1494217377216" calcext:value-type="float">
            <text:p>1494217377216</text:p>
          </table:table-cell>
        </table:table-row>
        <table:table-row table:style-name="ro1">
          <table:table-cell/>
          <table:table-cell office:value-type="string" calcext:value-type="string">
            <text:p>2017-05-08 06:22:59.218145</text:p>
          </table:table-cell>
          <table:table-cell office:value-type="float" office:value="1494217379218" calcext:value-type="float">
            <text:p>1494217379218</text:p>
          </table:table-cell>
        </table:table-row>
        <table:table-row table:style-name="ro1">
          <table:table-cell/>
          <table:table-cell office:value-type="string" calcext:value-type="string">
            <text:p>2017-05-08 06:23:01.218767</text:p>
          </table:table-cell>
          <table:table-cell office:value-type="float" office:value="1494217381219" calcext:value-type="float">
            <text:p>1494217381219</text:p>
          </table:table-cell>
        </table:table-row>
        <table:table-row table:style-name="ro1">
          <table:table-cell/>
          <table:table-cell office:value-type="string" calcext:value-type="string">
            <text:p>2017-05-08 06:23:03.221059</text:p>
          </table:table-cell>
          <table:table-cell office:value-type="float" office:value="1494217383221" calcext:value-type="float">
            <text:p>1494217383221</text:p>
          </table:table-cell>
        </table:table-row>
        <table:table-row table:style-name="ro1">
          <table:table-cell/>
          <table:table-cell office:value-type="string" calcext:value-type="string">
            <text:p>2017-05-08 06:23:05.221504</text:p>
          </table:table-cell>
          <table:table-cell office:value-type="float" office:value="1494217385221" calcext:value-type="float">
            <text:p>1494217385221</text:p>
          </table:table-cell>
        </table:table-row>
        <table:table-row table:style-name="ro1">
          <table:table-cell/>
          <table:table-cell office:value-type="string" calcext:value-type="string">
            <text:p>2017-05-08 06:23:07.223785</text:p>
          </table:table-cell>
          <table:table-cell office:value-type="float" office:value="1494217387224" calcext:value-type="float">
            <text:p>1494217387224</text:p>
          </table:table-cell>
        </table:table-row>
        <table:table-row table:style-name="ro1">
          <table:table-cell/>
          <table:table-cell office:value-type="string" calcext:value-type="string">
            <text:p>2017-05-08 06:23:09.226157</text:p>
          </table:table-cell>
          <table:table-cell office:value-type="float" office:value="1494217389226" calcext:value-type="float">
            <text:p>1494217389226</text:p>
          </table:table-cell>
        </table:table-row>
        <table:table-row table:style-name="ro1">
          <table:table-cell/>
          <table:table-cell office:value-type="string" calcext:value-type="string">
            <text:p>2017-05-08 06:23:11.228556</text:p>
          </table:table-cell>
          <table:table-cell office:value-type="float" office:value="1494217391228" calcext:value-type="float">
            <text:p>1494217391228</text:p>
          </table:table-cell>
        </table:table-row>
        <table:table-row table:style-name="ro1">
          <table:table-cell/>
          <table:table-cell office:value-type="string" calcext:value-type="string">
            <text:p>2017-05-08 06:23:13.230836</text:p>
          </table:table-cell>
          <table:table-cell office:value-type="float" office:value="1494217393231" calcext:value-type="float">
            <text:p>1494217393231</text:p>
          </table:table-cell>
        </table:table-row>
        <table:table-row table:style-name="ro1">
          <table:table-cell/>
          <table:table-cell office:value-type="string" calcext:value-type="string">
            <text:p>2017-05-08 06:23:15.233129</text:p>
          </table:table-cell>
          <table:table-cell office:value-type="float" office:value="1494217395233" calcext:value-type="float">
            <text:p>1494217395233</text:p>
          </table:table-cell>
        </table:table-row>
        <table:table-row table:style-name="ro1">
          <table:table-cell/>
          <table:table-cell office:value-type="string" calcext:value-type="string">
            <text:p>2017-05-08 06:23:17.235415</text:p>
          </table:table-cell>
          <table:table-cell office:value-type="float" office:value="1494217397235" calcext:value-type="float">
            <text:p>1494217397235</text:p>
          </table:table-cell>
        </table:table-row>
        <table:table-row table:style-name="ro1">
          <table:table-cell/>
          <table:table-cell office:value-type="string" calcext:value-type="string">
            <text:p>2017-05-08 06:23:19.236838</text:p>
          </table:table-cell>
          <table:table-cell office:value-type="float" office:value="1494217399237" calcext:value-type="float">
            <text:p>1494217399237</text:p>
          </table:table-cell>
        </table:table-row>
        <table:table-row table:style-name="ro1">
          <table:table-cell/>
          <table:table-cell office:value-type="string" calcext:value-type="string">
            <text:p>2017-05-08 06:23:21.239081</text:p>
          </table:table-cell>
          <table:table-cell office:value-type="float" office:value="1494217401239" calcext:value-type="float">
            <text:p>1494217401239</text:p>
          </table:table-cell>
        </table:table-row>
        <table:table-row table:style-name="ro1">
          <table:table-cell/>
          <table:table-cell office:value-type="string" calcext:value-type="string">
            <text:p>2017-05-08 06:23:23.241331</text:p>
          </table:table-cell>
          <table:table-cell office:value-type="float" office:value="1494217403241" calcext:value-type="float">
            <text:p>1494217403241</text:p>
          </table:table-cell>
        </table:table-row>
        <table:table-row table:style-name="ro1">
          <table:table-cell/>
          <table:table-cell office:value-type="string" calcext:value-type="string">
            <text:p>2017-05-08 06:23:25.243589</text:p>
          </table:table-cell>
          <table:table-cell office:value-type="float" office:value="1494217405243" calcext:value-type="float">
            <text:p>1494217405243</text:p>
          </table:table-cell>
        </table:table-row>
        <table:table-row table:style-name="ro1">
          <table:table-cell/>
          <table:table-cell office:value-type="string" calcext:value-type="string">
            <text:p>2017-05-08 06:23:27.245803</text:p>
          </table:table-cell>
          <table:table-cell office:value-type="float" office:value="1494217407246" calcext:value-type="float">
            <text:p>1494217407246</text:p>
          </table:table-cell>
        </table:table-row>
        <table:table-row table:style-name="ro1">
          <table:table-cell/>
          <table:table-cell office:value-type="string" calcext:value-type="string">
            <text:p>2017-05-08 06:23:29.246267</text:p>
          </table:table-cell>
          <table:table-cell office:value-type="float" office:value="1494217409246" calcext:value-type="float">
            <text:p>1494217409246</text:p>
          </table:table-cell>
        </table:table-row>
        <table:table-row table:style-name="ro1">
          <table:table-cell/>
          <table:table-cell office:value-type="string" calcext:value-type="string">
            <text:p>2017-05-08 06:23:31.246758</text:p>
          </table:table-cell>
          <table:table-cell office:value-type="float" office:value="1494217411247" calcext:value-type="float">
            <text:p>1494217411247</text:p>
          </table:table-cell>
        </table:table-row>
        <table:table-row table:style-name="ro1">
          <table:table-cell/>
          <table:table-cell office:value-type="string" calcext:value-type="string">
            <text:p>2017-05-08 06:23:33.249080</text:p>
          </table:table-cell>
          <table:table-cell office:value-type="float" office:value="1494217413249" calcext:value-type="float">
            <text:p>1494217413249</text:p>
          </table:table-cell>
        </table:table-row>
        <table:table-row table:style-name="ro1">
          <table:table-cell/>
          <table:table-cell office:value-type="string" calcext:value-type="string">
            <text:p>2017-05-08 06:23:35.251412</text:p>
          </table:table-cell>
          <table:table-cell office:value-type="float" office:value="1494217415251" calcext:value-type="float">
            <text:p>1494217415251</text:p>
          </table:table-cell>
        </table:table-row>
        <table:table-row table:style-name="ro1">
          <table:table-cell/>
          <table:table-cell office:value-type="string" calcext:value-type="string">
            <text:p>2017-05-08 06:23:37.253696</text:p>
          </table:table-cell>
          <table:table-cell office:value-type="float" office:value="1494217417254" calcext:value-type="float">
            <text:p>1494217417254</text:p>
          </table:table-cell>
        </table:table-row>
        <table:table-row table:style-name="ro1">
          <table:table-cell/>
          <table:table-cell office:value-type="string" calcext:value-type="string">
            <text:p>2017-05-08 06:23:39.256022</text:p>
          </table:table-cell>
          <table:table-cell office:value-type="float" office:value="1494217419256" calcext:value-type="float">
            <text:p>1494217419256</text:p>
          </table:table-cell>
        </table:table-row>
        <table:table-row table:style-name="ro1">
          <table:table-cell/>
          <table:table-cell office:value-type="string" calcext:value-type="string">
            <text:p>2017-05-08 06:23:41.258421</text:p>
          </table:table-cell>
          <table:table-cell office:value-type="float" office:value="1494217421258" calcext:value-type="float">
            <text:p>1494217421258</text:p>
          </table:table-cell>
        </table:table-row>
        <table:table-row table:style-name="ro1">
          <table:table-cell/>
          <table:table-cell office:value-type="string" calcext:value-type="string">
            <text:p>2017-05-08 06:23:43.259605</text:p>
          </table:table-cell>
          <table:table-cell office:value-type="float" office:value="1494217423260" calcext:value-type="float">
            <text:p>1494217423260</text:p>
          </table:table-cell>
        </table:table-row>
        <table:table-row table:style-name="ro1">
          <table:table-cell/>
          <table:table-cell office:value-type="string" calcext:value-type="string">
            <text:p>2017-05-08 06:23:45.261919</text:p>
          </table:table-cell>
          <table:table-cell office:value-type="float" office:value="1494217425262" calcext:value-type="float">
            <text:p>1494217425262</text:p>
          </table:table-cell>
        </table:table-row>
        <table:table-row table:style-name="ro1">
          <table:table-cell/>
          <table:table-cell office:value-type="string" calcext:value-type="string">
            <text:p>2017-05-08 06:23:47.262360</text:p>
          </table:table-cell>
          <table:table-cell office:value-type="float" office:value="1494217427262" calcext:value-type="float">
            <text:p>1494217427262</text:p>
          </table:table-cell>
        </table:table-row>
        <table:table-row table:style-name="ro1">
          <table:table-cell/>
          <table:table-cell office:value-type="string" calcext:value-type="string">
            <text:p>2017-05-08 06:23:49.264609</text:p>
          </table:table-cell>
          <table:table-cell office:value-type="float" office:value="1494217429265" calcext:value-type="float">
            <text:p>1494217429265</text:p>
          </table:table-cell>
        </table:table-row>
        <table:table-row table:style-name="ro1">
          <table:table-cell/>
          <table:table-cell office:value-type="string" calcext:value-type="string">
            <text:p>2017-05-08 06:23:51.266901</text:p>
          </table:table-cell>
          <table:table-cell office:value-type="float" office:value="1494217431267" calcext:value-type="float">
            <text:p>1494217431267</text:p>
          </table:table-cell>
        </table:table-row>
        <table:table-row table:style-name="ro1">
          <table:table-cell/>
          <table:table-cell office:value-type="string" calcext:value-type="string">
            <text:p>2017-05-08 06:23:53.269217</text:p>
          </table:table-cell>
          <table:table-cell office:value-type="float" office:value="1494217433269" calcext:value-type="float">
            <text:p>1494217433269</text:p>
          </table:table-cell>
        </table:table-row>
        <table:table-row table:style-name="ro1">
          <table:table-cell/>
          <table:table-cell office:value-type="string" calcext:value-type="string">
            <text:p>2017-05-08 06:23:55.270269</text:p>
          </table:table-cell>
          <table:table-cell office:value-type="float" office:value="1494217435270" calcext:value-type="float">
            <text:p>1494217435270</text:p>
          </table:table-cell>
        </table:table-row>
        <table:table-row table:style-name="ro1">
          <table:table-cell/>
          <table:table-cell office:value-type="string" calcext:value-type="string">
            <text:p>2017-05-08 06:23:57.272508</text:p>
          </table:table-cell>
          <table:table-cell office:value-type="float" office:value="1494217437272" calcext:value-type="float">
            <text:p>1494217437272</text:p>
          </table:table-cell>
        </table:table-row>
        <table:table-row table:style-name="ro1">
          <table:table-cell/>
          <table:table-cell office:value-type="string" calcext:value-type="string">
            <text:p>2017-05-08 06:23:59.274764</text:p>
          </table:table-cell>
          <table:table-cell office:value-type="float" office:value="1494217439275" calcext:value-type="float">
            <text:p>1494217439275</text:p>
          </table:table-cell>
        </table:table-row>
        <table:table-row table:style-name="ro1">
          <table:table-cell/>
          <table:table-cell office:value-type="string" calcext:value-type="string">
            <text:p>2017-05-08 06:24:01.276084</text:p>
          </table:table-cell>
          <table:table-cell office:value-type="float" office:value="1494217441276" calcext:value-type="float">
            <text:p>1494217441276</text:p>
          </table:table-cell>
        </table:table-row>
        <table:table-row table:style-name="ro1">
          <table:table-cell/>
          <table:table-cell office:value-type="string" calcext:value-type="string">
            <text:p>2017-05-08 06:24:03.278324</text:p>
          </table:table-cell>
          <table:table-cell office:value-type="float" office:value="1494217443278" calcext:value-type="float">
            <text:p>1494217443278</text:p>
          </table:table-cell>
        </table:table-row>
        <table:table-row table:style-name="ro1">
          <table:table-cell/>
          <table:table-cell office:value-type="string" calcext:value-type="string">
            <text:p>2017-05-08 06:24:05.280545</text:p>
          </table:table-cell>
          <table:table-cell office:value-type="float" office:value="1494217445280" calcext:value-type="float">
            <text:p>1494217445280</text:p>
          </table:table-cell>
        </table:table-row>
        <table:table-row table:style-name="ro1">
          <table:table-cell/>
          <table:table-cell office:value-type="string" calcext:value-type="string">
            <text:p>2017-05-08 06:24:07.282808</text:p>
          </table:table-cell>
          <table:table-cell office:value-type="float" office:value="1494217447283" calcext:value-type="float">
            <text:p>1494217447283</text:p>
          </table:table-cell>
        </table:table-row>
        <table:table-row table:style-name="ro1">
          <table:table-cell/>
          <table:table-cell office:value-type="string" calcext:value-type="string">
            <text:p>2017-05-08 06:24:09.285022</text:p>
          </table:table-cell>
          <table:table-cell office:value-type="float" office:value="1494217449285" calcext:value-type="float">
            <text:p>1494217449285</text:p>
          </table:table-cell>
        </table:table-row>
        <table:table-row table:style-name="ro1">
          <table:table-cell/>
          <table:table-cell office:value-type="string" calcext:value-type="string">
            <text:p>2017-05-08 06:24:11.287263</text:p>
          </table:table-cell>
          <table:table-cell office:value-type="float" office:value="1494217451287" calcext:value-type="float">
            <text:p>1494217451287</text:p>
          </table:table-cell>
        </table:table-row>
        <table:table-row table:style-name="ro1">
          <table:table-cell/>
          <table:table-cell office:value-type="string" calcext:value-type="string">
            <text:p>2017-05-08 06:24:13.289170</text:p>
          </table:table-cell>
          <table:table-cell office:value-type="float" office:value="1494217453289" calcext:value-type="float">
            <text:p>1494217453289</text:p>
          </table:table-cell>
        </table:table-row>
        <table:table-row table:style-name="ro1">
          <table:table-cell/>
          <table:table-cell office:value-type="string" calcext:value-type="string">
            <text:p>2017-05-08 06:24:15.291437</text:p>
          </table:table-cell>
          <table:table-cell office:value-type="float" office:value="1494217455291" calcext:value-type="float">
            <text:p>1494217455291</text:p>
          </table:table-cell>
        </table:table-row>
        <table:table-row table:style-name="ro1">
          <table:table-cell/>
          <table:table-cell office:value-type="string" calcext:value-type="string">
            <text:p>2017-05-08 06:24:17.292975</text:p>
          </table:table-cell>
          <table:table-cell office:value-type="float" office:value="1494217457293" calcext:value-type="float">
            <text:p>1494217457293</text:p>
          </table:table-cell>
        </table:table-row>
        <table:table-row table:style-name="ro1">
          <table:table-cell/>
          <table:table-cell office:value-type="string" calcext:value-type="string">
            <text:p>2017-05-08 06:24:19.295225</text:p>
          </table:table-cell>
          <table:table-cell office:value-type="float" office:value="1494217459295" calcext:value-type="float">
            <text:p>1494217459295</text:p>
          </table:table-cell>
        </table:table-row>
        <table:table-row table:style-name="ro1">
          <table:table-cell/>
          <table:table-cell office:value-type="string" calcext:value-type="string">
            <text:p>2017-05-08 06:24:21.297441</text:p>
          </table:table-cell>
          <table:table-cell office:value-type="float" office:value="1494217461297" calcext:value-type="float">
            <text:p>1494217461297</text:p>
          </table:table-cell>
        </table:table-row>
        <table:table-row table:style-name="ro1">
          <table:table-cell/>
          <table:table-cell office:value-type="string" calcext:value-type="string">
            <text:p>2017-05-08 06:24:23.299724</text:p>
          </table:table-cell>
          <table:table-cell office:value-type="float" office:value="1494217463300" calcext:value-type="float">
            <text:p>1494217463300</text:p>
          </table:table-cell>
        </table:table-row>
        <table:table-row table:style-name="ro1">
          <table:table-cell/>
          <table:table-cell office:value-type="string" calcext:value-type="string">
            <text:p>2017-05-08 06:24:25.302002</text:p>
          </table:table-cell>
          <table:table-cell office:value-type="float" office:value="1494217465302" calcext:value-type="float">
            <text:p>1494217465302</text:p>
          </table:table-cell>
        </table:table-row>
        <table:table-row table:style-name="ro1">
          <table:table-cell/>
          <table:table-cell office:value-type="string" calcext:value-type="string">
            <text:p>2017-05-08 06:24:27.304231</text:p>
          </table:table-cell>
          <table:table-cell office:value-type="float" office:value="1494217467304" calcext:value-type="float">
            <text:p>1494217467304</text:p>
          </table:table-cell>
        </table:table-row>
        <table:table-row table:style-name="ro1">
          <table:table-cell/>
          <table:table-cell office:value-type="string" calcext:value-type="string">
            <text:p>2017-05-08 06:24:29.306525</text:p>
          </table:table-cell>
          <table:table-cell office:value-type="float" office:value="1494217469306" calcext:value-type="float">
            <text:p>1494217469306</text:p>
          </table:table-cell>
        </table:table-row>
        <table:table-row table:style-name="ro1">
          <table:table-cell/>
          <table:table-cell office:value-type="string" calcext:value-type="string">
            <text:p>2017-05-08 06:24:31.308848</text:p>
          </table:table-cell>
          <table:table-cell office:value-type="float" office:value="1494217471309" calcext:value-type="float">
            <text:p>1494217471309</text:p>
          </table:table-cell>
        </table:table-row>
        <table:table-row table:style-name="ro1">
          <table:table-cell/>
          <table:table-cell office:value-type="string" calcext:value-type="string">
            <text:p>2017-05-08 06:24:33.311142</text:p>
          </table:table-cell>
          <table:table-cell office:value-type="float" office:value="1494217473311" calcext:value-type="float">
            <text:p>1494217473311</text:p>
          </table:table-cell>
        </table:table-row>
        <table:table-row table:style-name="ro1">
          <table:table-cell/>
          <table:table-cell office:value-type="string" calcext:value-type="string">
            <text:p>2017-05-08 06:24:35.313420</text:p>
          </table:table-cell>
          <table:table-cell office:value-type="float" office:value="1494217475313" calcext:value-type="float">
            <text:p>1494217475313</text:p>
          </table:table-cell>
        </table:table-row>
        <table:table-row table:style-name="ro1">
          <table:table-cell/>
          <table:table-cell office:value-type="string" calcext:value-type="string">
            <text:p>2017-05-08 06:24:37.315727</text:p>
          </table:table-cell>
          <table:table-cell office:value-type="float" office:value="1494217477316" calcext:value-type="float">
            <text:p>1494217477316</text:p>
          </table:table-cell>
        </table:table-row>
        <table:table-row table:style-name="ro1">
          <table:table-cell/>
          <table:table-cell office:value-type="string" calcext:value-type="string">
            <text:p>2017-05-08 06:24:39.318040</text:p>
          </table:table-cell>
          <table:table-cell office:value-type="float" office:value="1494217479318" calcext:value-type="float">
            <text:p>1494217479318</text:p>
          </table:table-cell>
        </table:table-row>
        <table:table-row table:style-name="ro1">
          <table:table-cell/>
          <table:table-cell office:value-type="string" calcext:value-type="string">
            <text:p>2017-05-08 06:24:41.319461</text:p>
          </table:table-cell>
          <table:table-cell office:value-type="float" office:value="1494217481319" calcext:value-type="float">
            <text:p>1494217481319</text:p>
          </table:table-cell>
        </table:table-row>
        <table:table-row table:style-name="ro1">
          <table:table-cell/>
          <table:table-cell office:value-type="string" calcext:value-type="string">
            <text:p>2017-05-08 06:24:43.321669</text:p>
          </table:table-cell>
          <table:table-cell office:value-type="float" office:value="1494217483322" calcext:value-type="float">
            <text:p>1494217483322</text:p>
          </table:table-cell>
        </table:table-row>
        <table:table-row table:style-name="ro1">
          <table:table-cell/>
          <table:table-cell office:value-type="string" calcext:value-type="string">
            <text:p>2017-05-08 06:24:45.323995</text:p>
          </table:table-cell>
          <table:table-cell office:value-type="float" office:value="1494217485324" calcext:value-type="float">
            <text:p>1494217485324</text:p>
          </table:table-cell>
        </table:table-row>
        <table:table-row table:style-name="ro1">
          <table:table-cell/>
          <table:table-cell office:value-type="string" calcext:value-type="string">
            <text:p>2017-05-08 06:24:47.324582</text:p>
          </table:table-cell>
          <table:table-cell office:value-type="float" office:value="1494217487325" calcext:value-type="float">
            <text:p>1494217487325</text:p>
          </table:table-cell>
        </table:table-row>
        <table:table-row table:style-name="ro1">
          <table:table-cell/>
          <table:table-cell office:value-type="string" calcext:value-type="string">
            <text:p>2017-05-08 06:24:49.326165</text:p>
          </table:table-cell>
          <table:table-cell office:value-type="float" office:value="1494217489326" calcext:value-type="float">
            <text:p>1494217489326</text:p>
          </table:table-cell>
        </table:table-row>
        <table:table-row table:style-name="ro1">
          <table:table-cell/>
          <table:table-cell office:value-type="string" calcext:value-type="string">
            <text:p>2017-05-08 06:24:51.328556</text:p>
          </table:table-cell>
          <table:table-cell office:value-type="float" office:value="1494217491328" calcext:value-type="float">
            <text:p>1494217491328</text:p>
          </table:table-cell>
        </table:table-row>
        <table:table-row table:style-name="ro1">
          <table:table-cell/>
          <table:table-cell office:value-type="string" calcext:value-type="string">
            <text:p>2017-05-08 06:24:53.330856</text:p>
          </table:table-cell>
          <table:table-cell office:value-type="float" office:value="1494217493331" calcext:value-type="float">
            <text:p>1494217493331</text:p>
          </table:table-cell>
        </table:table-row>
        <table:table-row table:style-name="ro1">
          <table:table-cell/>
          <table:table-cell office:value-type="string" calcext:value-type="string">
            <text:p>2017-05-08 06:24:55.331814</text:p>
          </table:table-cell>
          <table:table-cell office:value-type="float" office:value="1494217495332" calcext:value-type="float">
            <text:p>1494217495332</text:p>
          </table:table-cell>
        </table:table-row>
        <table:table-row table:style-name="ro1">
          <table:table-cell/>
          <table:table-cell office:value-type="string" calcext:value-type="string">
            <text:p>2017-05-08 06:24:57.334093</text:p>
          </table:table-cell>
          <table:table-cell office:value-type="float" office:value="1494217497334" calcext:value-type="float">
            <text:p>1494217497334</text:p>
          </table:table-cell>
        </table:table-row>
        <table:table-row table:style-name="ro1">
          <table:table-cell/>
          <table:table-cell office:value-type="string" calcext:value-type="string">
            <text:p>2017-05-08 06:24:59.334913</text:p>
          </table:table-cell>
          <table:table-cell office:value-type="float" office:value="1494217499335" calcext:value-type="float">
            <text:p>1494217499335</text:p>
          </table:table-cell>
        </table:table-row>
        <table:table-row table:style-name="ro1">
          <table:table-cell/>
          <table:table-cell office:value-type="string" calcext:value-type="string">
            <text:p>2017-05-08 06:25:01.337230</text:p>
          </table:table-cell>
          <table:table-cell office:value-type="float" office:value="1494217501337" calcext:value-type="float">
            <text:p>1494217501337</text:p>
          </table:table-cell>
        </table:table-row>
        <table:table-row table:style-name="ro1">
          <table:table-cell/>
          <table:table-cell office:value-type="string" calcext:value-type="string">
            <text:p>2017-05-08 06:25:03.339508</text:p>
          </table:table-cell>
          <table:table-cell office:value-type="float" office:value="1494217503339" calcext:value-type="float">
            <text:p>1494217503339</text:p>
          </table:table-cell>
        </table:table-row>
        <table:table-row table:style-name="ro1">
          <table:table-cell/>
          <table:table-cell office:value-type="string" calcext:value-type="string">
            <text:p>2017-05-08 06:25:05.341838</text:p>
          </table:table-cell>
          <table:table-cell office:value-type="float" office:value="1494217505342" calcext:value-type="float">
            <text:p>1494217505342</text:p>
          </table:table-cell>
        </table:table-row>
        <table:table-row table:style-name="ro1">
          <table:table-cell/>
          <table:table-cell office:value-type="string" calcext:value-type="string">
            <text:p>2017-05-08 06:25:07.344162</text:p>
          </table:table-cell>
          <table:table-cell office:value-type="float" office:value="1494217507344" calcext:value-type="float">
            <text:p>1494217507344</text:p>
          </table:table-cell>
        </table:table-row>
        <table:table-row table:style-name="ro1">
          <table:table-cell/>
          <table:table-cell office:value-type="string" calcext:value-type="string">
            <text:p>2017-05-08 06:25:09.346391</text:p>
          </table:table-cell>
          <table:table-cell office:value-type="float" office:value="1494217509346" calcext:value-type="float">
            <text:p>1494217509346</text:p>
          </table:table-cell>
        </table:table-row>
        <table:table-row table:style-name="ro1">
          <table:table-cell/>
          <table:table-cell office:value-type="string" calcext:value-type="string">
            <text:p>2017-05-08 06:25:11.348663</text:p>
          </table:table-cell>
          <table:table-cell office:value-type="float" office:value="1494217511349" calcext:value-type="float">
            <text:p>1494217511349</text:p>
          </table:table-cell>
        </table:table-row>
        <table:table-row table:style-name="ro1">
          <table:table-cell/>
          <table:table-cell office:value-type="string" calcext:value-type="string">
            <text:p>2017-05-08 06:25:13.350971</text:p>
          </table:table-cell>
          <table:table-cell office:value-type="float" office:value="1494217513351" calcext:value-type="float">
            <text:p>1494217513351</text:p>
          </table:table-cell>
        </table:table-row>
        <table:table-row table:style-name="ro1">
          <table:table-cell/>
          <table:table-cell office:value-type="string" calcext:value-type="string">
            <text:p>2017-05-08 06:25:15.353213</text:p>
          </table:table-cell>
          <table:table-cell office:value-type="float" office:value="1494217515353" calcext:value-type="float">
            <text:p>1494217515353</text:p>
          </table:table-cell>
        </table:table-row>
        <table:table-row table:style-name="ro1">
          <table:table-cell/>
          <table:table-cell office:value-type="string" calcext:value-type="string">
            <text:p>2017-05-08 06:25:17.355473</text:p>
          </table:table-cell>
          <table:table-cell office:value-type="float" office:value="1494217517355" calcext:value-type="float">
            <text:p>1494217517355</text:p>
          </table:table-cell>
        </table:table-row>
        <table:table-row table:style-name="ro1">
          <table:table-cell/>
          <table:table-cell office:value-type="string" calcext:value-type="string">
            <text:p>2017-05-08 06:25:19.357656</text:p>
          </table:table-cell>
          <table:table-cell office:value-type="float" office:value="1494217519358" calcext:value-type="float">
            <text:p>1494217519358</text:p>
          </table:table-cell>
        </table:table-row>
        <table:table-row table:style-name="ro1">
          <table:table-cell/>
          <table:table-cell office:value-type="string" calcext:value-type="string">
            <text:p>2017-05-08 06:25:21.359984</text:p>
          </table:table-cell>
          <table:table-cell office:value-type="float" office:value="1494217521360" calcext:value-type="float">
            <text:p>1494217521360</text:p>
          </table:table-cell>
        </table:table-row>
        <table:table-row table:style-name="ro1">
          <table:table-cell/>
          <table:table-cell office:value-type="string" calcext:value-type="string">
            <text:p>2017-05-08 06:25:23.362313</text:p>
          </table:table-cell>
          <table:table-cell office:value-type="float" office:value="1494217523362" calcext:value-type="float">
            <text:p>1494217523362</text:p>
          </table:table-cell>
        </table:table-row>
        <table:table-row table:style-name="ro1">
          <table:table-cell/>
          <table:table-cell office:value-type="string" calcext:value-type="string">
            <text:p>2017-05-08 06:25:25.364590</text:p>
          </table:table-cell>
          <table:table-cell office:value-type="float" office:value="1494217525365" calcext:value-type="float">
            <text:p>1494217525365</text:p>
          </table:table-cell>
        </table:table-row>
        <table:table-row table:style-name="ro1">
          <table:table-cell/>
          <table:table-cell office:value-type="string" calcext:value-type="string">
            <text:p>2017-05-08 06:25:27.366912</text:p>
          </table:table-cell>
          <table:table-cell office:value-type="float" office:value="1494217527367" calcext:value-type="float">
            <text:p>1494217527367</text:p>
          </table:table-cell>
        </table:table-row>
        <table:table-row table:style-name="ro1">
          <table:table-cell/>
          <table:table-cell office:value-type="string" calcext:value-type="string">
            <text:p>2017-05-08 06:25:29.369277</text:p>
          </table:table-cell>
          <table:table-cell office:value-type="float" office:value="1494217529369" calcext:value-type="float">
            <text:p>1494217529369</text:p>
          </table:table-cell>
        </table:table-row>
        <table:table-row table:style-name="ro1">
          <table:table-cell/>
          <table:table-cell office:value-type="string" calcext:value-type="string">
            <text:p>2017-05-08 06:25:31.371350</text:p>
          </table:table-cell>
          <table:table-cell office:value-type="float" office:value="1494217531371" calcext:value-type="float">
            <text:p>1494217531371</text:p>
          </table:table-cell>
        </table:table-row>
        <table:table-row table:style-name="ro1">
          <table:table-cell/>
          <table:table-cell office:value-type="string" calcext:value-type="string">
            <text:p>2017-05-08 06:25:33.373574</text:p>
          </table:table-cell>
          <table:table-cell office:value-type="float" office:value="1494217533373" calcext:value-type="float">
            <text:p>1494217533373</text:p>
          </table:table-cell>
        </table:table-row>
        <table:table-row table:style-name="ro1">
          <table:table-cell/>
          <table:table-cell office:value-type="string" calcext:value-type="string">
            <text:p>2017-05-08 06:25:35.375838</text:p>
          </table:table-cell>
          <table:table-cell office:value-type="float" office:value="1494217535376" calcext:value-type="float">
            <text:p>1494217535376</text:p>
          </table:table-cell>
        </table:table-row>
        <table:table-row table:style-name="ro1">
          <table:table-cell/>
          <table:table-cell office:value-type="string" calcext:value-type="string">
            <text:p>2017-05-08 06:25:37.378126</text:p>
          </table:table-cell>
          <table:table-cell office:value-type="float" office:value="1494217537378" calcext:value-type="float">
            <text:p>1494217537378</text:p>
          </table:table-cell>
        </table:table-row>
        <table:table-row table:style-name="ro1">
          <table:table-cell/>
          <table:table-cell office:value-type="string" calcext:value-type="string">
            <text:p>2017-05-08 06:25:39.380462</text:p>
          </table:table-cell>
          <table:table-cell office:value-type="float" office:value="1494217539380" calcext:value-type="float">
            <text:p>1494217539380</text:p>
          </table:table-cell>
        </table:table-row>
        <table:table-row table:style-name="ro1">
          <table:table-cell/>
          <table:table-cell office:value-type="string" calcext:value-type="string">
            <text:p>2017-05-08 06:25:41.382749</text:p>
          </table:table-cell>
          <table:table-cell office:value-type="float" office:value="1494217541383" calcext:value-type="float">
            <text:p>1494217541383</text:p>
          </table:table-cell>
        </table:table-row>
        <table:table-row table:style-name="ro1">
          <table:table-cell/>
          <table:table-cell office:value-type="string" calcext:value-type="string">
            <text:p>2017-05-08 06:25:43.385031</text:p>
          </table:table-cell>
          <table:table-cell office:value-type="float" office:value="1494217543385" calcext:value-type="float">
            <text:p>1494217543385</text:p>
          </table:table-cell>
        </table:table-row>
        <table:table-row table:style-name="ro1">
          <table:table-cell/>
          <table:table-cell office:value-type="string" calcext:value-type="string">
            <text:p>2017-05-08 06:25:45.386343</text:p>
          </table:table-cell>
          <table:table-cell office:value-type="float" office:value="1494217545386" calcext:value-type="float">
            <text:p>1494217545386</text:p>
          </table:table-cell>
        </table:table-row>
        <table:table-row table:style-name="ro1">
          <table:table-cell/>
          <table:table-cell office:value-type="string" calcext:value-type="string">
            <text:p>2017-05-08 06:25:47.388610</text:p>
          </table:table-cell>
          <table:table-cell office:value-type="float" office:value="1494217547389" calcext:value-type="float">
            <text:p>1494217547389</text:p>
          </table:table-cell>
        </table:table-row>
        <table:table-row table:style-name="ro1">
          <table:table-cell/>
          <table:table-cell office:value-type="string" calcext:value-type="string">
            <text:p>2017-05-08 06:25:49.390442</text:p>
          </table:table-cell>
          <table:table-cell office:value-type="float" office:value="1494217549390" calcext:value-type="float">
            <text:p>1494217549390</text:p>
          </table:table-cell>
        </table:table-row>
        <table:table-row table:style-name="ro1">
          <table:table-cell/>
          <table:table-cell office:value-type="string" calcext:value-type="string">
            <text:p>2017-05-08 06:25:51.392724</text:p>
          </table:table-cell>
          <table:table-cell office:value-type="float" office:value="1494217551393" calcext:value-type="float">
            <text:p>1494217551393</text:p>
          </table:table-cell>
        </table:table-row>
        <table:table-row table:style-name="ro1">
          <table:table-cell/>
          <table:table-cell office:value-type="string" calcext:value-type="string">
            <text:p>2017-05-08 06:25:53.394401</text:p>
          </table:table-cell>
          <table:table-cell office:value-type="float" office:value="1494217553394" calcext:value-type="float">
            <text:p>1494217553394</text:p>
          </table:table-cell>
        </table:table-row>
        <table:table-row table:style-name="ro1">
          <table:table-cell/>
          <table:table-cell office:value-type="string" calcext:value-type="string">
            <text:p>2017-05-08 06:25:55.394897</text:p>
          </table:table-cell>
          <table:table-cell office:value-type="float" office:value="1494217555395" calcext:value-type="float">
            <text:p>1494217555395</text:p>
          </table:table-cell>
        </table:table-row>
      </table:table>
      <table:table table:name="olddata" table:style-name="ta1"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-2.547" calcext:value-type="float">
            <text:p>-2.547</text:p>
          </table:table-cell>
          <table:table-cell office:value-type="float" office:value="-5.141" calcext:value-type="float">
            <text:p>-5.141</text:p>
          </table:table-cell>
          <table:table-cell office:value-type="string" calcext:value-type="string">
            <text:p>2017-03-30 23:05:52</text:p>
          </table:table-cell>
          <table:table-cell office:value-type="float" office:value="1490907952705" calcext:value-type="float">
            <text:p>149090795270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2.955" calcext:value-type="float">
            <text:p>2.955</text:p>
          </table:table-cell>
          <table:table-cell office:value-type="float" office:value="19.151" calcext:value-type="float">
            <text:p>19.151</text:p>
          </table:table-cell>
          <table:table-cell office:value-type="string" calcext:value-type="string">
            <text:p>2017-03-30 23:05:53</text:p>
          </table:table-cell>
          <table:table-cell office:value-type="float" office:value="1490907953706" calcext:value-type="float">
            <text:p>1490907953706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-0.053" calcext:value-type="float">
            <text:p>-0.053</text:p>
          </table:table-cell>
          <table:table-cell office:value-type="float" office:value="4.676" calcext:value-type="float">
            <text:p>4.676</text:p>
          </table:table-cell>
          <table:table-cell office:value-type="string" calcext:value-type="string">
            <text:p>2017-03-30 23:05:54</text:p>
          </table:table-cell>
          <table:table-cell office:value-type="float" office:value="1490907954709" calcext:value-type="float">
            <text:p>1490907954709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16" calcext:value-type="float">
            <text:p>22.16</text:p>
          </table:table-cell>
          <table:table-cell office:value-type="float" office:value="3.636" calcext:value-type="float">
            <text:p>3.636</text:p>
          </table:table-cell>
          <table:table-cell office:value-type="float" office:value="15.148" calcext:value-type="float">
            <text:p>15.148</text:p>
          </table:table-cell>
          <table:table-cell office:value-type="string" calcext:value-type="string">
            <text:p>2017-03-30 23:05:55</text:p>
          </table:table-cell>
          <table:table-cell office:value-type="float" office:value="1490907955711" calcext:value-type="float">
            <text:p>1490907955711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9.105" calcext:value-type="float">
            <text:p>9.105</text:p>
          </table:table-cell>
          <table:table-cell office:value-type="float" office:value="36.029" calcext:value-type="float">
            <text:p>36.029</text:p>
          </table:table-cell>
          <table:table-cell office:value-type="string" calcext:value-type="string">
            <text:p>2017-03-30 23:05:56</text:p>
          </table:table-cell>
          <table:table-cell office:value-type="float" office:value="1490907956712" calcext:value-type="float">
            <text:p>149090795671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28.16" calcext:value-type="float">
            <text:p>28.16</text:p>
          </table:table-cell>
          <table:table-cell office:value-type="float" office:value="5.018" calcext:value-type="float">
            <text:p>5.018</text:p>
          </table:table-cell>
          <table:table-cell office:value-type="string" calcext:value-type="string">
            <text:p>2017-03-30 23:05:57</text:p>
          </table:table-cell>
          <table:table-cell office:value-type="float" office:value="1490907957714" calcext:value-type="float">
            <text:p>1490907957714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35.731" calcext:value-type="float">
            <text:p>35.731</text:p>
          </table:table-cell>
          <table:table-cell office:value-type="float" office:value="-2.48" calcext:value-type="float">
            <text:p>-2.48</text:p>
          </table:table-cell>
          <table:table-cell office:value-type="string" calcext:value-type="string">
            <text:p>2017-03-30 23:05:58</text:p>
          </table:table-cell>
          <table:table-cell office:value-type="float" office:value="1490907958715" calcext:value-type="float">
            <text:p>1490907958715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-3.057" calcext:value-type="float">
            <text:p>-3.057</text:p>
          </table:table-cell>
          <table:table-cell office:value-type="float" office:value="27.97" calcext:value-type="float">
            <text:p>27.97</text:p>
          </table:table-cell>
          <table:table-cell office:value-type="string" calcext:value-type="string">
            <text:p>2017-03-30 23:05:59</text:p>
          </table:table-cell>
          <table:table-cell office:value-type="float" office:value="1490907959716" calcext:value-type="float">
            <text:p>149090795971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21.875" calcext:value-type="float">
            <text:p>21.875</text:p>
          </table:table-cell>
          <table:table-cell office:value-type="float" office:value="4.133" calcext:value-type="float">
            <text:p>4.133</text:p>
          </table:table-cell>
          <table:table-cell office:value-type="string" calcext:value-type="string">
            <text:p>2017-03-30 23:06:00</text:p>
          </table:table-cell>
          <table:table-cell office:value-type="float" office:value="1490907960718" calcext:value-type="float">
            <text:p>1490907960718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14.761" calcext:value-type="float">
            <text:p>14.761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2017-03-30 23:06:01</text:p>
          </table:table-cell>
          <table:table-cell office:value-type="float" office:value="1490907961720" calcext:value-type="float">
            <text:p>1490907961720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9.545" calcext:value-type="float">
            <text:p>9.545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2017-03-30 23:06:02</text:p>
          </table:table-cell>
          <table:table-cell office:value-type="float" office:value="1490907962722" calcext:value-type="float">
            <text:p>149090796272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20.96" calcext:value-type="float">
            <text:p>20.96</text:p>
          </table:table-cell>
          <table:table-cell office:value-type="float" office:value="-5.653" calcext:value-type="float">
            <text:p>-5.653</text:p>
          </table:table-cell>
          <table:table-cell office:value-type="string" calcext:value-type="string">
            <text:p>2017-03-30 23:06:03</text:p>
          </table:table-cell>
          <table:table-cell office:value-type="float" office:value="1490907963723" calcext:value-type="float">
            <text:p>1490907963723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24.533" calcext:value-type="float">
            <text:p>24.533</text:p>
          </table:table-cell>
          <table:table-cell office:value-type="float" office:value="20.904" calcext:value-type="float">
            <text:p>20.904</text:p>
          </table:table-cell>
          <table:table-cell office:value-type="string" calcext:value-type="string">
            <text:p>2017-03-30 23:06:04</text:p>
          </table:table-cell>
          <table:table-cell office:value-type="float" office:value="1490907964724" calcext:value-type="float">
            <text:p>1490907964724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8.074" calcext:value-type="float">
            <text:p>8.074</text:p>
          </table:table-cell>
          <table:table-cell office:value-type="float" office:value="31.735" calcext:value-type="float">
            <text:p>31.735</text:p>
          </table:table-cell>
          <table:table-cell office:value-type="string" calcext:value-type="string">
            <text:p>2017-03-30 23:06:05</text:p>
          </table:table-cell>
          <table:table-cell office:value-type="float" office:value="1490907965726" calcext:value-type="float">
            <text:p>1490907965726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4.274" calcext:value-type="float">
            <text:p>4.274</text:p>
          </table:table-cell>
          <table:table-cell office:value-type="float" office:value="33.31" calcext:value-type="float">
            <text:p>33.31</text:p>
          </table:table-cell>
          <table:table-cell office:value-type="string" calcext:value-type="string">
            <text:p>2017-03-30 23:06:06</text:p>
          </table:table-cell>
          <table:table-cell office:value-type="float" office:value="1490907966727" calcext:value-type="float">
            <text:p>1490907966727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27.212" calcext:value-type="float">
            <text:p>27.212</text:p>
          </table:table-cell>
          <table:table-cell office:value-type="float" office:value="7.323" calcext:value-type="float">
            <text:p>7.323</text:p>
          </table:table-cell>
          <table:table-cell office:value-type="string" calcext:value-type="string">
            <text:p>2017-03-30 23:06:07</text:p>
          </table:table-cell>
          <table:table-cell office:value-type="float" office:value="1490907967731" calcext:value-type="float">
            <text:p>1490907967731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22.675" calcext:value-type="float">
            <text:p>22.675</text:p>
          </table:table-cell>
          <table:table-cell office:value-type="float" office:value="-7.315" calcext:value-type="float">
            <text:p>-7.315</text:p>
          </table:table-cell>
          <table:table-cell office:value-type="string" calcext:value-type="string">
            <text:p>2017-03-30 23:06:08</text:p>
          </table:table-cell>
          <table:table-cell office:value-type="float" office:value="1490907968733" calcext:value-type="float">
            <text:p>1490907968733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28.585" calcext:value-type="float">
            <text:p>28.585</text:p>
          </table:table-cell>
          <table:table-cell office:value-type="float" office:value="19.616" calcext:value-type="float">
            <text:p>19.616</text:p>
          </table:table-cell>
          <table:table-cell office:value-type="string" calcext:value-type="string">
            <text:p>2017-03-30 23:06:09</text:p>
          </table:table-cell>
          <table:table-cell office:value-type="float" office:value="1490907969736" calcext:value-type="float">
            <text:p>1490907969736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32.353" calcext:value-type="float">
            <text:p>32.353</text:p>
          </table:table-cell>
          <table:table-cell office:value-type="float" office:value="1.602" calcext:value-type="float">
            <text:p>1.602</text:p>
          </table:table-cell>
          <table:table-cell office:value-type="string" calcext:value-type="string">
            <text:p>2017-03-30 23:06:10</text:p>
          </table:table-cell>
          <table:table-cell office:value-type="float" office:value="1490907970738" calcext:value-type="float">
            <text:p>1490907970738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16" calcext:value-type="float">
            <text:p>22.16</text:p>
          </table:table-cell>
          <table:table-cell office:value-type="float" office:value="28.074" calcext:value-type="float">
            <text:p>28.074</text:p>
          </table:table-cell>
          <table:table-cell office:value-type="float" office:value="-6.378" calcext:value-type="float">
            <text:p>-6.378</text:p>
          </table:table-cell>
          <table:table-cell office:value-type="string" calcext:value-type="string">
            <text:p>2017-03-30 23:06:11</text:p>
          </table:table-cell>
          <table:table-cell office:value-type="float" office:value="1490907971741" calcext:value-type="float">
            <text:p>1490907971741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32.845" calcext:value-type="float">
            <text:p>32.845</text:p>
          </table:table-cell>
          <table:table-cell office:value-type="float" office:value="28.85" calcext:value-type="float">
            <text:p>28.85</text:p>
          </table:table-cell>
          <table:table-cell office:value-type="string" calcext:value-type="string">
            <text:p>2017-03-30 23:06:12</text:p>
          </table:table-cell>
          <table:table-cell office:value-type="float" office:value="1490907972743" calcext:value-type="float">
            <text:p>1490907972743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14.992" calcext:value-type="float">
            <text:p>14.992</text:p>
          </table:table-cell>
          <table:table-cell office:value-type="float" office:value="1.536" calcext:value-type="float">
            <text:p>1.536</text:p>
          </table:table-cell>
          <table:table-cell office:value-type="string" calcext:value-type="string">
            <text:p>2017-03-30 23:06:13</text:p>
          </table:table-cell>
          <table:table-cell office:value-type="float" office:value="1490907973744" calcext:value-type="float">
            <text:p>1490907973744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-5.879" calcext:value-type="float">
            <text:p>-5.879</text:p>
          </table:table-cell>
          <table:table-cell office:value-type="float" office:value="10.094" calcext:value-type="float">
            <text:p>10.094</text:p>
          </table:table-cell>
          <table:table-cell office:value-type="string" calcext:value-type="string">
            <text:p>2017-03-30 23:06:14</text:p>
          </table:table-cell>
          <table:table-cell office:value-type="float" office:value="1490907974745" calcext:value-type="float">
            <text:p>1490907974745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6.588" calcext:value-type="float">
            <text:p>6.588</text:p>
          </table:table-cell>
          <table:table-cell office:value-type="float" office:value="26.034" calcext:value-type="float">
            <text:p>26.034</text:p>
          </table:table-cell>
          <table:table-cell office:value-type="string" calcext:value-type="string">
            <text:p>2017-03-30 23:06:15</text:p>
          </table:table-cell>
          <table:table-cell office:value-type="float" office:value="1490907975747" calcext:value-type="float">
            <text:p>1490907975747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36" calcext:value-type="float">
            <text:p>22.36</text:p>
          </table:table-cell>
          <table:table-cell office:value-type="float" office:value="11.454" calcext:value-type="float">
            <text:p>11.454</text:p>
          </table:table-cell>
          <table:table-cell office:value-type="float" office:value="9.097" calcext:value-type="float">
            <text:p>9.097</text:p>
          </table:table-cell>
          <table:table-cell office:value-type="string" calcext:value-type="string">
            <text:p>2017-03-30 23:06:16</text:p>
          </table:table-cell>
          <table:table-cell office:value-type="float" office:value="1490907976748" calcext:value-type="float">
            <text:p>1490907976748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97" calcext:value-type="float">
            <text:p>22.97</text:p>
          </table:table-cell>
          <table:table-cell office:value-type="float" office:value="-3.418" calcext:value-type="float">
            <text:p>-3.418</text:p>
          </table:table-cell>
          <table:table-cell office:value-type="float" office:value="26.179" calcext:value-type="float">
            <text:p>26.179</text:p>
          </table:table-cell>
          <table:table-cell office:value-type="string" calcext:value-type="string">
            <text:p>2017-03-30 23:06:17</text:p>
          </table:table-cell>
          <table:table-cell office:value-type="float" office:value="1490907977751" calcext:value-type="float">
            <text:p>1490907977751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12.865" calcext:value-type="float">
            <text:p>12.865</text:p>
          </table:table-cell>
          <table:table-cell office:value-type="float" office:value="28.031" calcext:value-type="float">
            <text:p>28.031</text:p>
          </table:table-cell>
          <table:table-cell office:value-type="string" calcext:value-type="string">
            <text:p>2017-03-30 23:06:18</text:p>
          </table:table-cell>
          <table:table-cell office:value-type="float" office:value="1490907978752" calcext:value-type="float">
            <text:p>1490907978752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27.492" calcext:value-type="float">
            <text:p>27.492</text:p>
          </table:table-cell>
          <table:table-cell office:value-type="float" office:value="8.123" calcext:value-type="float">
            <text:p>8.123</text:p>
          </table:table-cell>
          <table:table-cell office:value-type="string" calcext:value-type="string">
            <text:p>2017-03-30 23:06:19</text:p>
          </table:table-cell>
          <table:table-cell office:value-type="float" office:value="1490907979755" calcext:value-type="float">
            <text:p>149090797975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18.98" calcext:value-type="float">
            <text:p>18.98</text:p>
          </table:table-cell>
          <table:table-cell office:value-type="float" office:value="3.993" calcext:value-type="float">
            <text:p>3.993</text:p>
          </table:table-cell>
          <table:table-cell office:value-type="string" calcext:value-type="string">
            <text:p>2017-03-30 23:06:20</text:p>
          </table:table-cell>
          <table:table-cell office:value-type="float" office:value="1490907980759" calcext:value-type="float">
            <text:p>149090798075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-2.979" calcext:value-type="float">
            <text:p>-2.979</text:p>
          </table:table-cell>
          <table:table-cell office:value-type="float" office:value="20.575" calcext:value-type="float">
            <text:p>20.575</text:p>
          </table:table-cell>
          <table:table-cell office:value-type="string" calcext:value-type="string">
            <text:p>2017-03-30 23:06:21</text:p>
          </table:table-cell>
          <table:table-cell office:value-type="float" office:value="1490907981762" calcext:value-type="float">
            <text:p>1490907981762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12.359" calcext:value-type="float">
            <text:p>12.359</text:p>
          </table:table-cell>
          <table:table-cell office:value-type="float" office:value="-3.143" calcext:value-type="float">
            <text:p>-3.143</text:p>
          </table:table-cell>
          <table:table-cell office:value-type="string" calcext:value-type="string">
            <text:p>2017-03-30 23:06:22</text:p>
          </table:table-cell>
          <table:table-cell office:value-type="float" office:value="1490907982766" calcext:value-type="float">
            <text:p>1490907982766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-7.045" calcext:value-type="float">
            <text:p>-7.045</text:p>
          </table:table-cell>
          <table:table-cell office:value-type="float" office:value="-4.657" calcext:value-type="float">
            <text:p>-4.657</text:p>
          </table:table-cell>
          <table:table-cell office:value-type="string" calcext:value-type="string">
            <text:p>2017-03-30 23:06:23</text:p>
          </table:table-cell>
          <table:table-cell office:value-type="float" office:value="1490907983769" calcext:value-type="float">
            <text:p>149090798376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1.071" calcext:value-type="float">
            <text:p>1.071</text:p>
          </table:table-cell>
          <table:table-cell office:value-type="float" office:value="-2.942" calcext:value-type="float">
            <text:p>-2.942</text:p>
          </table:table-cell>
          <table:table-cell office:value-type="string" calcext:value-type="string">
            <text:p>2017-03-30 23:06:24</text:p>
          </table:table-cell>
          <table:table-cell office:value-type="float" office:value="1490907984771" calcext:value-type="float">
            <text:p>1490907984771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10.203" calcext:value-type="float">
            <text:p>10.203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2017-03-30 23:06:25</text:p>
          </table:table-cell>
          <table:table-cell office:value-type="float" office:value="1490907985774" calcext:value-type="float">
            <text:p>1490907985774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26.457" calcext:value-type="float">
            <text:p>26.457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2017-03-30 23:06:26</text:p>
          </table:table-cell>
          <table:table-cell office:value-type="float" office:value="1490907986776" calcext:value-type="float">
            <text:p>1490907986776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30.18" calcext:value-type="float">
            <text:p>30.18</text:p>
          </table:table-cell>
          <table:table-cell office:value-type="float" office:value="-3.998" calcext:value-type="float">
            <text:p>-3.998</text:p>
          </table:table-cell>
          <table:table-cell office:value-type="string" calcext:value-type="string">
            <text:p>2017-03-30 23:06:27</text:p>
          </table:table-cell>
          <table:table-cell office:value-type="float" office:value="1490907987777" calcext:value-type="float">
            <text:p>1490907987777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18.535" calcext:value-type="float">
            <text:p>18.535</text:p>
          </table:table-cell>
          <table:table-cell office:value-type="float" office:value="32.724" calcext:value-type="float">
            <text:p>32.724</text:p>
          </table:table-cell>
          <table:table-cell office:value-type="string" calcext:value-type="string">
            <text:p>2017-03-30 23:06:28</text:p>
          </table:table-cell>
          <table:table-cell office:value-type="float" office:value="1490907988779" calcext:value-type="float">
            <text:p>1490907988779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7.531" calcext:value-type="float">
            <text:p>7.531</text:p>
          </table:table-cell>
          <table:table-cell office:value-type="float" office:value="24.194" calcext:value-type="float">
            <text:p>24.194</text:p>
          </table:table-cell>
          <table:table-cell office:value-type="string" calcext:value-type="string">
            <text:p>2017-03-30 23:06:29</text:p>
          </table:table-cell>
          <table:table-cell office:value-type="float" office:value="1490907989780" calcext:value-type="float">
            <text:p>1490907989780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10.751" calcext:value-type="float">
            <text:p>10.751</text:p>
          </table:table-cell>
          <table:table-cell office:value-type="float" office:value="17.942" calcext:value-type="float">
            <text:p>17.942</text:p>
          </table:table-cell>
          <table:table-cell office:value-type="string" calcext:value-type="string">
            <text:p>2017-03-30 23:06:30</text:p>
          </table:table-cell>
          <table:table-cell office:value-type="float" office:value="1490907990783" calcext:value-type="float">
            <text:p>1490907990783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97" calcext:value-type="float">
            <text:p>22.97</text:p>
          </table:table-cell>
          <table:table-cell office:value-type="float" office:value="5.262" calcext:value-type="float">
            <text:p>5.262</text:p>
          </table:table-cell>
          <table:table-cell office:value-type="float" office:value="23.821" calcext:value-type="float">
            <text:p>23.821</text:p>
          </table:table-cell>
          <table:table-cell office:value-type="string" calcext:value-type="string">
            <text:p>2017-03-30 23:06:31</text:p>
          </table:table-cell>
          <table:table-cell office:value-type="float" office:value="1490907991785" calcext:value-type="float">
            <text:p>1490907991785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19.326" calcext:value-type="float">
            <text:p>19.326</text:p>
          </table:table-cell>
          <table:table-cell office:value-type="float" office:value="26.861" calcext:value-type="float">
            <text:p>26.861</text:p>
          </table:table-cell>
          <table:table-cell office:value-type="string" calcext:value-type="string">
            <text:p>2017-03-30 23:06:32</text:p>
          </table:table-cell>
          <table:table-cell office:value-type="float" office:value="1490907992787" calcext:value-type="float">
            <text:p>1490907992787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36" calcext:value-type="float">
            <text:p>22.36</text:p>
          </table:table-cell>
          <table:table-cell office:value-type="float" office:value="30.765" calcext:value-type="float">
            <text:p>30.765</text:p>
          </table:table-cell>
          <table:table-cell office:value-type="float" office:value="30.194" calcext:value-type="float">
            <text:p>30.194</text:p>
          </table:table-cell>
          <table:table-cell office:value-type="string" calcext:value-type="string">
            <text:p>2017-03-30 23:06:33</text:p>
          </table:table-cell>
          <table:table-cell office:value-type="float" office:value="1490907993790" calcext:value-type="float">
            <text:p>1490907993790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9.425" calcext:value-type="float">
            <text:p>9.425</text:p>
          </table:table-cell>
          <table:table-cell office:value-type="float" office:value="5.972" calcext:value-type="float">
            <text:p>5.972</text:p>
          </table:table-cell>
          <table:table-cell office:value-type="string" calcext:value-type="string">
            <text:p>2017-03-30 23:06:34</text:p>
          </table:table-cell>
          <table:table-cell office:value-type="float" office:value="1490907994793" calcext:value-type="float">
            <text:p>1490907994793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25.298" calcext:value-type="float">
            <text:p>25.298</text:p>
          </table:table-cell>
          <table:table-cell office:value-type="float" office:value="-4.471" calcext:value-type="float">
            <text:p>-4.471</text:p>
          </table:table-cell>
          <table:table-cell office:value-type="string" calcext:value-type="string">
            <text:p>2017-03-30 23:06:35</text:p>
          </table:table-cell>
          <table:table-cell office:value-type="float" office:value="1490907995795" calcext:value-type="float">
            <text:p>149090799579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2.402" calcext:value-type="float">
            <text:p>2.402</text:p>
          </table:table-cell>
          <table:table-cell office:value-type="float" office:value="-2.431" calcext:value-type="float">
            <text:p>-2.431</text:p>
          </table:table-cell>
          <table:table-cell office:value-type="string" calcext:value-type="string">
            <text:p>2017-03-30 23:06:36</text:p>
          </table:table-cell>
          <table:table-cell office:value-type="float" office:value="1490907996798" calcext:value-type="float">
            <text:p>1490907996798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15.319" calcext:value-type="float">
            <text:p>15.319</text:p>
          </table:table-cell>
          <table:table-cell office:value-type="float" office:value="28.206" calcext:value-type="float">
            <text:p>28.206</text:p>
          </table:table-cell>
          <table:table-cell office:value-type="string" calcext:value-type="string">
            <text:p>2017-03-30 23:06:37</text:p>
          </table:table-cell>
          <table:table-cell office:value-type="float" office:value="1490907997802" calcext:value-type="float">
            <text:p>149090799780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24.641" calcext:value-type="float">
            <text:p>24.641</text:p>
          </table:table-cell>
          <table:table-cell office:value-type="float" office:value="5.606" calcext:value-type="float">
            <text:p>5.606</text:p>
          </table:table-cell>
          <table:table-cell office:value-type="string" calcext:value-type="string">
            <text:p>2017-03-30 23:06:38</text:p>
          </table:table-cell>
          <table:table-cell office:value-type="float" office:value="1490907998804" calcext:value-type="float">
            <text:p>1490907998804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3.032" calcext:value-type="float">
            <text:p>3.032</text:p>
          </table:table-cell>
          <table:table-cell office:value-type="float" office:value="30.688" calcext:value-type="float">
            <text:p>30.688</text:p>
          </table:table-cell>
          <table:table-cell office:value-type="string" calcext:value-type="string">
            <text:p>2017-03-30 23:06:39</text:p>
          </table:table-cell>
          <table:table-cell office:value-type="float" office:value="1490907999805" calcext:value-type="float">
            <text:p>149090799980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-1.609" calcext:value-type="float">
            <text:p>-1.609</text:p>
          </table:table-cell>
          <table:table-cell office:value-type="float" office:value="34.113" calcext:value-type="float">
            <text:p>34.113</text:p>
          </table:table-cell>
          <table:table-cell office:value-type="string" calcext:value-type="string">
            <text:p>2017-03-30 23:06:40</text:p>
          </table:table-cell>
          <table:table-cell office:value-type="float" office:value="1490908000807" calcext:value-type="float">
            <text:p>1490908000807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-5.95" calcext:value-type="float">
            <text:p>-5.95</text:p>
          </table:table-cell>
          <table:table-cell office:value-type="float" office:value="-7.507" calcext:value-type="float">
            <text:p>-7.507</text:p>
          </table:table-cell>
          <table:table-cell office:value-type="string" calcext:value-type="string">
            <text:p>2017-03-30 23:06:41</text:p>
          </table:table-cell>
          <table:table-cell office:value-type="float" office:value="1490908001808" calcext:value-type="float">
            <text:p>1490908001808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7.694" calcext:value-type="float">
            <text:p>7.694</text:p>
          </table:table-cell>
          <table:table-cell office:value-type="float" office:value="17.544" calcext:value-type="float">
            <text:p>17.544</text:p>
          </table:table-cell>
          <table:table-cell office:value-type="string" calcext:value-type="string">
            <text:p>2017-03-30 23:06:42</text:p>
          </table:table-cell>
          <table:table-cell office:value-type="float" office:value="1490908002809" calcext:value-type="float">
            <text:p>1490908002809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27.17" calcext:value-type="float">
            <text:p>27.17</text:p>
          </table:table-cell>
          <table:table-cell office:value-type="float" office:value="18.862" calcext:value-type="float">
            <text:p>18.862</text:p>
          </table:table-cell>
          <table:table-cell office:value-type="string" calcext:value-type="string">
            <text:p>2017-03-30 23:06:43</text:p>
          </table:table-cell>
          <table:table-cell office:value-type="float" office:value="1490908003812" calcext:value-type="float">
            <text:p>149090800381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22.913" calcext:value-type="float">
            <text:p>22.913</text:p>
          </table:table-cell>
          <table:table-cell office:value-type="float" office:value="-6.207" calcext:value-type="float">
            <text:p>-6.207</text:p>
          </table:table-cell>
          <table:table-cell office:value-type="string" calcext:value-type="string">
            <text:p>2017-03-30 23:06:44</text:p>
          </table:table-cell>
          <table:table-cell office:value-type="float" office:value="1490908004813" calcext:value-type="float">
            <text:p>1490908004813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77" calcext:value-type="float">
            <text:p>22.77</text:p>
          </table:table-cell>
          <table:table-cell office:value-type="float" office:value="15.18" calcext:value-type="float">
            <text:p>15.18</text:p>
          </table:table-cell>
          <table:table-cell office:value-type="float" office:value="-2.214" calcext:value-type="float">
            <text:p>-2.214</text:p>
          </table:table-cell>
          <table:table-cell office:value-type="string" calcext:value-type="string">
            <text:p>2017-03-30 23:06:45</text:p>
          </table:table-cell>
          <table:table-cell office:value-type="float" office:value="1490908005815" calcext:value-type="float">
            <text:p>149090800581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6.81" calcext:value-type="float">
            <text:p>6.81</text:p>
          </table:table-cell>
          <table:table-cell office:value-type="float" office:value="-6.149" calcext:value-type="float">
            <text:p>-6.149</text:p>
          </table:table-cell>
          <table:table-cell office:value-type="string" calcext:value-type="string">
            <text:p>2017-03-30 23:06:46</text:p>
          </table:table-cell>
          <table:table-cell office:value-type="float" office:value="1490908006817" calcext:value-type="float">
            <text:p>1490908006817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-2.538" calcext:value-type="float">
            <text:p>-2.538</text:p>
          </table:table-cell>
          <table:table-cell office:value-type="float" office:value="16.275" calcext:value-type="float">
            <text:p>16.275</text:p>
          </table:table-cell>
          <table:table-cell office:value-type="string" calcext:value-type="string">
            <text:p>2017-03-30 23:06:47</text:p>
          </table:table-cell>
          <table:table-cell office:value-type="float" office:value="1490908007822" calcext:value-type="float">
            <text:p>149090800782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13.702" calcext:value-type="float">
            <text:p>13.702</text:p>
          </table:table-cell>
          <table:table-cell office:value-type="float" office:value="-5.253" calcext:value-type="float">
            <text:p>-5.253</text:p>
          </table:table-cell>
          <table:table-cell office:value-type="string" calcext:value-type="string">
            <text:p>2017-03-30 23:06:48</text:p>
          </table:table-cell>
          <table:table-cell office:value-type="float" office:value="1490908008823" calcext:value-type="float">
            <text:p>1490908008823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27.273" calcext:value-type="float">
            <text:p>27.273</text:p>
          </table:table-cell>
          <table:table-cell office:value-type="float" office:value="35.314" calcext:value-type="float">
            <text:p>35.314</text:p>
          </table:table-cell>
          <table:table-cell office:value-type="string" calcext:value-type="string">
            <text:p>2017-03-30 23:06:49</text:p>
          </table:table-cell>
          <table:table-cell office:value-type="float" office:value="1490908009827" calcext:value-type="float">
            <text:p>1490908009827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7.455" calcext:value-type="float">
            <text:p>7.455</text:p>
          </table:table-cell>
          <table:table-cell office:value-type="float" office:value="26.667" calcext:value-type="float">
            <text:p>26.667</text:p>
          </table:table-cell>
          <table:table-cell office:value-type="string" calcext:value-type="string">
            <text:p>2017-03-30 23:06:50</text:p>
          </table:table-cell>
          <table:table-cell office:value-type="float" office:value="1490908010829" calcext:value-type="float">
            <text:p>149090801082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-7.263" calcext:value-type="float">
            <text:p>-7.263</text:p>
          </table:table-cell>
          <table:table-cell office:value-type="float" office:value="6.261" calcext:value-type="float">
            <text:p>6.261</text:p>
          </table:table-cell>
          <table:table-cell office:value-type="string" calcext:value-type="string">
            <text:p>2017-03-30 23:06:51</text:p>
          </table:table-cell>
          <table:table-cell office:value-type="float" office:value="1490908011830" calcext:value-type="float">
            <text:p>1490908011830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-1.115" calcext:value-type="float">
            <text:p>-1.115</text:p>
          </table:table-cell>
          <table:table-cell office:value-type="float" office:value="8.819" calcext:value-type="float">
            <text:p>8.819</text:p>
          </table:table-cell>
          <table:table-cell office:value-type="string" calcext:value-type="string">
            <text:p>2017-03-30 23:06:52</text:p>
          </table:table-cell>
          <table:table-cell office:value-type="float" office:value="1490908012831" calcext:value-type="float">
            <text:p>1490908012831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16" calcext:value-type="float">
            <text:p>22.16</text:p>
          </table:table-cell>
          <table:table-cell office:value-type="float" office:value="29.177" calcext:value-type="float">
            <text:p>29.177</text:p>
          </table:table-cell>
          <table:table-cell office:value-type="float" office:value="15.365" calcext:value-type="float">
            <text:p>15.365</text:p>
          </table:table-cell>
          <table:table-cell office:value-type="string" calcext:value-type="string">
            <text:p>2017-03-30 23:06:53</text:p>
          </table:table-cell>
          <table:table-cell office:value-type="float" office:value="1490908013833" calcext:value-type="float">
            <text:p>1490908013833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4.177" calcext:value-type="float">
            <text:p>4.177</text:p>
          </table:table-cell>
          <table:table-cell office:value-type="float" office:value="22.298" calcext:value-type="float">
            <text:p>22.298</text:p>
          </table:table-cell>
          <table:table-cell office:value-type="string" calcext:value-type="string">
            <text:p>2017-03-30 23:06:54</text:p>
          </table:table-cell>
          <table:table-cell office:value-type="float" office:value="1490908014835" calcext:value-type="float">
            <text:p>1490908014835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10.589" calcext:value-type="float">
            <text:p>10.589</text:p>
          </table:table-cell>
          <table:table-cell office:value-type="float" office:value="15.967" calcext:value-type="float">
            <text:p>15.967</text:p>
          </table:table-cell>
          <table:table-cell office:value-type="string" calcext:value-type="string">
            <text:p>2017-03-30 23:06:55</text:p>
          </table:table-cell>
          <table:table-cell office:value-type="float" office:value="1490908015837" calcext:value-type="float">
            <text:p>1490908015837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17.827" calcext:value-type="float">
            <text:p>17.827</text:p>
          </table:table-cell>
          <table:table-cell office:value-type="float" office:value="5.537" calcext:value-type="float">
            <text:p>5.537</text:p>
          </table:table-cell>
          <table:table-cell office:value-type="string" calcext:value-type="string">
            <text:p>2017-03-30 23:06:56</text:p>
          </table:table-cell>
          <table:table-cell office:value-type="float" office:value="1490908016839" calcext:value-type="float">
            <text:p>1490908016839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77" calcext:value-type="float">
            <text:p>22.77</text:p>
          </table:table-cell>
          <table:table-cell office:value-type="float" office:value="-1.417" calcext:value-type="float">
            <text:p>-1.417</text:p>
          </table:table-cell>
          <table:table-cell office:value-type="float" office:value="11.294" calcext:value-type="float">
            <text:p>11.294</text:p>
          </table:table-cell>
          <table:table-cell office:value-type="string" calcext:value-type="string">
            <text:p>2017-03-30 23:06:57</text:p>
          </table:table-cell>
          <table:table-cell office:value-type="float" office:value="1490908017841" calcext:value-type="float">
            <text:p>1490908017841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-3.6" calcext:value-type="float">
            <text:p>-3.6</text:p>
          </table:table-cell>
          <table:table-cell office:value-type="float" office:value="30.336" calcext:value-type="float">
            <text:p>30.336</text:p>
          </table:table-cell>
          <table:table-cell office:value-type="string" calcext:value-type="string">
            <text:p>2017-03-30 23:06:58</text:p>
          </table:table-cell>
          <table:table-cell office:value-type="float" office:value="1490908018843" calcext:value-type="float">
            <text:p>1490908018843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26.22" calcext:value-type="float">
            <text:p>26.22</text:p>
          </table:table-cell>
          <table:table-cell office:value-type="float" office:value="15.193" calcext:value-type="float">
            <text:p>15.193</text:p>
          </table:table-cell>
          <table:table-cell office:value-type="string" calcext:value-type="string">
            <text:p>2017-03-30 23:06:59</text:p>
          </table:table-cell>
          <table:table-cell office:value-type="float" office:value="1490908019845" calcext:value-type="float">
            <text:p>1490908019845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-7.298" calcext:value-type="float">
            <text:p>-7.298</text:p>
          </table:table-cell>
          <table:table-cell office:value-type="float" office:value="-6.638" calcext:value-type="float">
            <text:p>-6.638</text:p>
          </table:table-cell>
          <table:table-cell office:value-type="string" calcext:value-type="string">
            <text:p>2017-03-30 23:07:00</text:p>
          </table:table-cell>
          <table:table-cell office:value-type="float" office:value="1490908020847" calcext:value-type="float">
            <text:p>1490908020847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-0.507" calcext:value-type="float">
            <text:p>-0.507</text:p>
          </table:table-cell>
          <table:table-cell office:value-type="float" office:value="12.671" calcext:value-type="float">
            <text:p>12.671</text:p>
          </table:table-cell>
          <table:table-cell office:value-type="string" calcext:value-type="string">
            <text:p>2017-03-30 23:07:01</text:p>
          </table:table-cell>
          <table:table-cell office:value-type="float" office:value="1490908021849" calcext:value-type="float">
            <text:p>1490908021849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15.005" calcext:value-type="float">
            <text:p>15.005</text:p>
          </table:table-cell>
          <table:table-cell office:value-type="float" office:value="32.529" calcext:value-type="float">
            <text:p>32.529</text:p>
          </table:table-cell>
          <table:table-cell office:value-type="string" calcext:value-type="string">
            <text:p>2017-03-30 23:07:02</text:p>
          </table:table-cell>
          <table:table-cell office:value-type="float" office:value="1490908022851" calcext:value-type="float">
            <text:p>1490908022851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36.048" calcext:value-type="float">
            <text:p>36.048</text:p>
          </table:table-cell>
          <table:table-cell office:value-type="float" office:value="23.967" calcext:value-type="float">
            <text:p>23.967</text:p>
          </table:table-cell>
          <table:table-cell office:value-type="string" calcext:value-type="string">
            <text:p>2017-03-30 23:07:03</text:p>
          </table:table-cell>
          <table:table-cell office:value-type="float" office:value="1490908023853" calcext:value-type="float">
            <text:p>1490908023853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77" calcext:value-type="float">
            <text:p>22.77</text:p>
          </table:table-cell>
          <table:table-cell office:value-type="float" office:value="32.87" calcext:value-type="float">
            <text:p>32.87</text:p>
          </table:table-cell>
          <table:table-cell office:value-type="float" office:value="1.197" calcext:value-type="float">
            <text:p>1.197</text:p>
          </table:table-cell>
          <table:table-cell office:value-type="string" calcext:value-type="string">
            <text:p>2017-03-30 23:07:04</text:p>
          </table:table-cell>
          <table:table-cell office:value-type="float" office:value="1490908024855" calcext:value-type="float">
            <text:p>1490908024855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13.49" calcext:value-type="float">
            <text:p>13.49</text:p>
          </table:table-cell>
          <table:table-cell office:value-type="float" office:value="33.073" calcext:value-type="float">
            <text:p>33.073</text:p>
          </table:table-cell>
          <table:table-cell office:value-type="string" calcext:value-type="string">
            <text:p>2017-03-30 23:07:05</text:p>
          </table:table-cell>
          <table:table-cell office:value-type="float" office:value="1490908025857" calcext:value-type="float">
            <text:p>1490908025857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35.335" calcext:value-type="float">
            <text:p>35.335</text:p>
          </table:table-cell>
          <table:table-cell office:value-type="float" office:value="28.993" calcext:value-type="float">
            <text:p>28.993</text:p>
          </table:table-cell>
          <table:table-cell office:value-type="string" calcext:value-type="string">
            <text:p>2017-03-30 23:07:06</text:p>
          </table:table-cell>
          <table:table-cell office:value-type="float" office:value="1490908026859" calcext:value-type="float">
            <text:p>1490908026859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29.011" calcext:value-type="float">
            <text:p>29.011</text:p>
          </table:table-cell>
          <table:table-cell office:value-type="float" office:value="20.456" calcext:value-type="float">
            <text:p>20.456</text:p>
          </table:table-cell>
          <table:table-cell office:value-type="string" calcext:value-type="string">
            <text:p>2017-03-30 23:07:07</text:p>
          </table:table-cell>
          <table:table-cell office:value-type="float" office:value="1490908027861" calcext:value-type="float">
            <text:p>1490908027861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97" calcext:value-type="float">
            <text:p>22.97</text:p>
          </table:table-cell>
          <table:table-cell office:value-type="float" office:value="16.59" calcext:value-type="float">
            <text:p>16.59</text:p>
          </table:table-cell>
          <table:table-cell office:value-type="float" office:value="15.815" calcext:value-type="float">
            <text:p>15.815</text:p>
          </table:table-cell>
          <table:table-cell office:value-type="string" calcext:value-type="string">
            <text:p>2017-03-30 23:07:08</text:p>
          </table:table-cell>
          <table:table-cell office:value-type="float" office:value="1490908028863" calcext:value-type="float">
            <text:p>1490908028863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18.852" calcext:value-type="float">
            <text:p>18.852</text:p>
          </table:table-cell>
          <table:table-cell office:value-type="float" office:value="10.378" calcext:value-type="float">
            <text:p>10.378</text:p>
          </table:table-cell>
          <table:table-cell office:value-type="string" calcext:value-type="string">
            <text:p>2017-03-30 23:07:09</text:p>
          </table:table-cell>
          <table:table-cell office:value-type="float" office:value="1490908029865" calcext:value-type="float">
            <text:p>149090802986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31.16" calcext:value-type="float">
            <text:p>31.16</text:p>
          </table:table-cell>
          <table:table-cell office:value-type="float" office:value="-6.428" calcext:value-type="float">
            <text:p>-6.428</text:p>
          </table:table-cell>
          <table:table-cell office:value-type="string" calcext:value-type="string">
            <text:p>2017-03-30 23:07:10</text:p>
          </table:table-cell>
          <table:table-cell office:value-type="float" office:value="1490908030867" calcext:value-type="float">
            <text:p>1490908030867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16" calcext:value-type="float">
            <text:p>22.16</text:p>
          </table:table-cell>
          <table:table-cell office:value-type="float" office:value="-2.577" calcext:value-type="float">
            <text:p>-2.577</text:p>
          </table:table-cell>
          <table:table-cell office:value-type="float" office:value="18.009" calcext:value-type="float">
            <text:p>18.009</text:p>
          </table:table-cell>
          <table:table-cell office:value-type="string" calcext:value-type="string">
            <text:p>2017-03-30 23:07:11</text:p>
          </table:table-cell>
          <table:table-cell office:value-type="float" office:value="1490908031869" calcext:value-type="float">
            <text:p>149090803186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-1.168" calcext:value-type="float">
            <text:p>-1.168</text:p>
          </table:table-cell>
          <table:table-cell office:value-type="float" office:value="36.159" calcext:value-type="float">
            <text:p>36.159</text:p>
          </table:table-cell>
          <table:table-cell office:value-type="string" calcext:value-type="string">
            <text:p>2017-03-30 23:07:12</text:p>
          </table:table-cell>
          <table:table-cell office:value-type="float" office:value="1490908032871" calcext:value-type="float">
            <text:p>1490908032871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-3.034" calcext:value-type="float">
            <text:p>-3.034</text:p>
          </table:table-cell>
          <table:table-cell office:value-type="float" office:value="-0.058" calcext:value-type="float">
            <text:p>-0.058</text:p>
          </table:table-cell>
          <table:table-cell office:value-type="string" calcext:value-type="string">
            <text:p>2017-03-30 23:07:13</text:p>
          </table:table-cell>
          <table:table-cell office:value-type="float" office:value="1490908033872" calcext:value-type="float">
            <text:p>1490908033872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17.203" calcext:value-type="float">
            <text:p>17.203</text:p>
          </table:table-cell>
          <table:table-cell office:value-type="float" office:value="7.577" calcext:value-type="float">
            <text:p>7.577</text:p>
          </table:table-cell>
          <table:table-cell office:value-type="string" calcext:value-type="string">
            <text:p>2017-03-30 23:07:14</text:p>
          </table:table-cell>
          <table:table-cell office:value-type="float" office:value="1490908034874" calcext:value-type="float">
            <text:p>1490908034874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18.601" calcext:value-type="float">
            <text:p>18.601</text:p>
          </table:table-cell>
          <table:table-cell office:value-type="float" office:value="11.926" calcext:value-type="float">
            <text:p>11.926</text:p>
          </table:table-cell>
          <table:table-cell office:value-type="string" calcext:value-type="string">
            <text:p>2017-03-30 23:07:15</text:p>
          </table:table-cell>
          <table:table-cell office:value-type="float" office:value="1490908035876" calcext:value-type="float">
            <text:p>1490908035876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-1.437" calcext:value-type="float">
            <text:p>-1.437</text:p>
          </table:table-cell>
          <table:table-cell office:value-type="float" office:value="-7.377" calcext:value-type="float">
            <text:p>-7.377</text:p>
          </table:table-cell>
          <table:table-cell office:value-type="string" calcext:value-type="string">
            <text:p>2017-03-30 23:07:16</text:p>
          </table:table-cell>
          <table:table-cell office:value-type="float" office:value="1490908036878" calcext:value-type="float">
            <text:p>1490908036878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9.114" calcext:value-type="float">
            <text:p>9.114</text:p>
          </table:table-cell>
          <table:table-cell office:value-type="float" office:value="1.487" calcext:value-type="float">
            <text:p>1.487</text:p>
          </table:table-cell>
          <table:table-cell office:value-type="string" calcext:value-type="string">
            <text:p>2017-03-30 23:07:17</text:p>
          </table:table-cell>
          <table:table-cell office:value-type="float" office:value="1490908037881" calcext:value-type="float">
            <text:p>1490908037881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7.056" calcext:value-type="float">
            <text:p>7.056</text:p>
          </table:table-cell>
          <table:table-cell office:value-type="float" office:value="22.289" calcext:value-type="float">
            <text:p>22.289</text:p>
          </table:table-cell>
          <table:table-cell office:value-type="string" calcext:value-type="string">
            <text:p>2017-03-30 23:07:18</text:p>
          </table:table-cell>
          <table:table-cell office:value-type="float" office:value="1490908038884" calcext:value-type="float">
            <text:p>1490908038884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11.66" calcext:value-type="float">
            <text:p>11.66</text:p>
          </table:table-cell>
          <table:table-cell office:value-type="float" office:value="22.888" calcext:value-type="float">
            <text:p>22.888</text:p>
          </table:table-cell>
          <table:table-cell office:value-type="string" calcext:value-type="string">
            <text:p>2017-03-30 23:07:19</text:p>
          </table:table-cell>
          <table:table-cell office:value-type="float" office:value="1490908039886" calcext:value-type="float">
            <text:p>149090803988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33.458" calcext:value-type="float">
            <text:p>33.458</text:p>
          </table:table-cell>
          <table:table-cell office:value-type="float" office:value="-1.305" calcext:value-type="float">
            <text:p>-1.305</text:p>
          </table:table-cell>
          <table:table-cell office:value-type="string" calcext:value-type="string">
            <text:p>2017-03-30 23:07:20</text:p>
          </table:table-cell>
          <table:table-cell office:value-type="float" office:value="1490908040889" calcext:value-type="float">
            <text:p>1490908040889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77" calcext:value-type="float">
            <text:p>22.77</text:p>
          </table:table-cell>
          <table:table-cell office:value-type="float" office:value="17.028" calcext:value-type="float">
            <text:p>17.028</text:p>
          </table:table-cell>
          <table:table-cell office:value-type="float" office:value="-4.687" calcext:value-type="float">
            <text:p>-4.687</text:p>
          </table:table-cell>
          <table:table-cell office:value-type="string" calcext:value-type="string">
            <text:p>2017-03-30 23:07:21</text:p>
          </table:table-cell>
          <table:table-cell office:value-type="float" office:value="1490908041892" calcext:value-type="float">
            <text:p>1490908041892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8.885" calcext:value-type="float">
            <text:p>8.885</text:p>
          </table:table-cell>
          <table:table-cell office:value-type="float" office:value="13.159" calcext:value-type="float">
            <text:p>13.159</text:p>
          </table:table-cell>
          <table:table-cell office:value-type="string" calcext:value-type="string">
            <text:p>2017-03-30 23:07:22</text:p>
          </table:table-cell>
          <table:table-cell office:value-type="float" office:value="1490908042894" calcext:value-type="float">
            <text:p>1490908042894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77" calcext:value-type="float">
            <text:p>22.77</text:p>
          </table:table-cell>
          <table:table-cell office:value-type="float" office:value="26.201" calcext:value-type="float">
            <text:p>26.201</text:p>
          </table:table-cell>
          <table:table-cell office:value-type="float" office:value="34.83" calcext:value-type="float">
            <text:p>34.83</text:p>
          </table:table-cell>
          <table:table-cell office:value-type="string" calcext:value-type="string">
            <text:p>2017-03-30 23:07:23</text:p>
          </table:table-cell>
          <table:table-cell office:value-type="float" office:value="1490908043896" calcext:value-type="float">
            <text:p>149090804389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-4.045" calcext:value-type="float">
            <text:p>-4.045</text:p>
          </table:table-cell>
          <table:table-cell office:value-type="float" office:value="35.408" calcext:value-type="float">
            <text:p>35.408</text:p>
          </table:table-cell>
          <table:table-cell office:value-type="string" calcext:value-type="string">
            <text:p>2017-03-30 23:07:24</text:p>
          </table:table-cell>
          <table:table-cell office:value-type="float" office:value="1490908044898" calcext:value-type="float">
            <text:p>1490908044898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16" calcext:value-type="float">
            <text:p>22.16</text:p>
          </table:table-cell>
          <table:table-cell office:value-type="float" office:value="-3.282" calcext:value-type="float">
            <text:p>-3.282</text:p>
          </table:table-cell>
          <table:table-cell office:value-type="float" office:value="4.992" calcext:value-type="float">
            <text:p>4.992</text:p>
          </table:table-cell>
          <table:table-cell office:value-type="string" calcext:value-type="string">
            <text:p>2017-03-30 23:07:25</text:p>
          </table:table-cell>
          <table:table-cell office:value-type="float" office:value="1490908045900" calcext:value-type="float">
            <text:p>1490908045900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10.51" calcext:value-type="float">
            <text:p>10.51</text:p>
          </table:table-cell>
          <table:table-cell office:value-type="float" office:value="22.599" calcext:value-type="float">
            <text:p>22.599</text:p>
          </table:table-cell>
          <table:table-cell office:value-type="string" calcext:value-type="string">
            <text:p>2017-03-30 23:07:26</text:p>
          </table:table-cell>
          <table:table-cell office:value-type="float" office:value="1490908046902" calcext:value-type="float">
            <text:p>149090804690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26.189" calcext:value-type="float">
            <text:p>26.189</text:p>
          </table:table-cell>
          <table:table-cell office:value-type="float" office:value="16.581" calcext:value-type="float">
            <text:p>16.581</text:p>
          </table:table-cell>
          <table:table-cell office:value-type="string" calcext:value-type="string">
            <text:p>2017-03-30 23:07:27</text:p>
          </table:table-cell>
          <table:table-cell office:value-type="float" office:value="1490908047904" calcext:value-type="float">
            <text:p>1490908047904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24.605" calcext:value-type="float">
            <text:p>24.605</text:p>
          </table:table-cell>
          <table:table-cell office:value-type="float" office:value="30.687" calcext:value-type="float">
            <text:p>30.687</text:p>
          </table:table-cell>
          <table:table-cell office:value-type="string" calcext:value-type="string">
            <text:p>2017-03-30 23:07:28</text:p>
          </table:table-cell>
          <table:table-cell office:value-type="float" office:value="1490908048907" calcext:value-type="float">
            <text:p>1490908048907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5.992" calcext:value-type="float">
            <text:p>5.992</text:p>
          </table:table-cell>
          <table:table-cell office:value-type="float" office:value="14.316" calcext:value-type="float">
            <text:p>14.316</text:p>
          </table:table-cell>
          <table:table-cell office:value-type="string" calcext:value-type="string">
            <text:p>2017-03-30 23:07:29</text:p>
          </table:table-cell>
          <table:table-cell office:value-type="float" office:value="1490908049909" calcext:value-type="float">
            <text:p>1490908049909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11.512" calcext:value-type="float">
            <text:p>11.512</text:p>
          </table:table-cell>
          <table:table-cell office:value-type="float" office:value="21.375" calcext:value-type="float">
            <text:p>21.375</text:p>
          </table:table-cell>
          <table:table-cell office:value-type="string" calcext:value-type="string">
            <text:p>2017-03-30 23:07:30</text:p>
          </table:table-cell>
          <table:table-cell office:value-type="float" office:value="1490908050911" calcext:value-type="float">
            <text:p>1490908050911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19.665" calcext:value-type="float">
            <text:p>19.665</text:p>
          </table:table-cell>
          <table:table-cell office:value-type="float" office:value="-3.725" calcext:value-type="float">
            <text:p>-3.725</text:p>
          </table:table-cell>
          <table:table-cell office:value-type="string" calcext:value-type="string">
            <text:p>2017-03-30 23:07:31</text:p>
          </table:table-cell>
          <table:table-cell office:value-type="float" office:value="1490908051912" calcext:value-type="float">
            <text:p>1490908051912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3.79" calcext:value-type="float">
            <text:p>3.79</text:p>
          </table:table-cell>
          <table:table-cell office:value-type="float" office:value="11.81" calcext:value-type="float">
            <text:p>11.81</text:p>
          </table:table-cell>
          <table:table-cell office:value-type="string" calcext:value-type="string">
            <text:p>2017-03-30 23:07:32</text:p>
          </table:table-cell>
          <table:table-cell office:value-type="float" office:value="1490908052914" calcext:value-type="float">
            <text:p>1490908052914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2.655" calcext:value-type="float">
            <text:p>2.655</text:p>
          </table:table-cell>
          <table:table-cell office:value-type="float" office:value="-7.404" calcext:value-type="float">
            <text:p>-7.404</text:p>
          </table:table-cell>
          <table:table-cell office:value-type="string" calcext:value-type="string">
            <text:p>2017-03-30 23:07:33</text:p>
          </table:table-cell>
          <table:table-cell office:value-type="float" office:value="1490908053916" calcext:value-type="float">
            <text:p>149090805391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16" calcext:value-type="float">
            <text:p>22.16</text:p>
          </table:table-cell>
          <table:table-cell office:value-type="float" office:value="14.746" calcext:value-type="float">
            <text:p>14.746</text:p>
          </table:table-cell>
          <table:table-cell office:value-type="float" office:value="13.935" calcext:value-type="float">
            <text:p>13.935</text:p>
          </table:table-cell>
          <table:table-cell office:value-type="string" calcext:value-type="string">
            <text:p>2017-03-30 23:07:34</text:p>
          </table:table-cell>
          <table:table-cell office:value-type="float" office:value="1490908054917" calcext:value-type="float">
            <text:p>1490908054917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24.62" calcext:value-type="float">
            <text:p>24.62</text:p>
          </table:table-cell>
          <table:table-cell office:value-type="float" office:value="6.683" calcext:value-type="float">
            <text:p>6.683</text:p>
          </table:table-cell>
          <table:table-cell office:value-type="string" calcext:value-type="string">
            <text:p>2017-03-30 23:07:35</text:p>
          </table:table-cell>
          <table:table-cell office:value-type="float" office:value="1490908055919" calcext:value-type="float">
            <text:p>1490908055919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35.162" calcext:value-type="float">
            <text:p>35.162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2017-03-30 23:07:36</text:p>
          </table:table-cell>
          <table:table-cell office:value-type="float" office:value="1490908056921" calcext:value-type="float">
            <text:p>1490908056921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19.236" calcext:value-type="float">
            <text:p>19.236</text:p>
          </table:table-cell>
          <table:table-cell office:value-type="float" office:value="34.183" calcext:value-type="float">
            <text:p>34.183</text:p>
          </table:table-cell>
          <table:table-cell office:value-type="string" calcext:value-type="string">
            <text:p>2017-03-30 23:07:37</text:p>
          </table:table-cell>
          <table:table-cell office:value-type="float" office:value="1490908057924" calcext:value-type="float">
            <text:p>1490908057924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-6.594" calcext:value-type="float">
            <text:p>-6.594</text:p>
          </table:table-cell>
          <table:table-cell office:value-type="float" office:value="6.748" calcext:value-type="float">
            <text:p>6.748</text:p>
          </table:table-cell>
          <table:table-cell office:value-type="string" calcext:value-type="string">
            <text:p>2017-03-30 23:07:38</text:p>
          </table:table-cell>
          <table:table-cell office:value-type="float" office:value="1490908058926" calcext:value-type="float">
            <text:p>1490908058926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36" calcext:value-type="float">
            <text:p>22.36</text:p>
          </table:table-cell>
          <table:table-cell office:value-type="float" office:value="-4.572" calcext:value-type="float">
            <text:p>-4.572</text:p>
          </table:table-cell>
          <table:table-cell office:value-type="float" office:value="31.439" calcext:value-type="float">
            <text:p>31.439</text:p>
          </table:table-cell>
          <table:table-cell office:value-type="string" calcext:value-type="string">
            <text:p>2017-03-30 23:07:39</text:p>
          </table:table-cell>
          <table:table-cell office:value-type="float" office:value="1490908059928" calcext:value-type="float">
            <text:p>1490908059928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-1.607" calcext:value-type="float">
            <text:p>-1.607</text:p>
          </table:table-cell>
          <table:table-cell office:value-type="float" office:value="15.709" calcext:value-type="float">
            <text:p>15.709</text:p>
          </table:table-cell>
          <table:table-cell office:value-type="string" calcext:value-type="string">
            <text:p>2017-03-30 23:07:40</text:p>
          </table:table-cell>
          <table:table-cell office:value-type="float" office:value="1490908060929" calcext:value-type="float">
            <text:p>149090806092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35.248" calcext:value-type="float">
            <text:p>35.248</text:p>
          </table:table-cell>
          <table:table-cell office:value-type="float" office:value="6.965" calcext:value-type="float">
            <text:p>6.965</text:p>
          </table:table-cell>
          <table:table-cell office:value-type="string" calcext:value-type="string">
            <text:p>2017-03-30 23:07:41</text:p>
          </table:table-cell>
          <table:table-cell office:value-type="float" office:value="1490908061194" calcext:value-type="float">
            <text:p>1490908061194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-3.38" calcext:value-type="float">
            <text:p>-3.38</text:p>
          </table:table-cell>
          <table:table-cell office:value-type="float" office:value="27.414" calcext:value-type="float">
            <text:p>27.414</text:p>
          </table:table-cell>
          <table:table-cell office:value-type="string" calcext:value-type="string">
            <text:p>2017-03-30 23:07:41</text:p>
          </table:table-cell>
          <table:table-cell office:value-type="float" office:value="1490908061930" calcext:value-type="float">
            <text:p>1490908061930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9.751" calcext:value-type="float">
            <text:p>9.751</text:p>
          </table:table-cell>
          <table:table-cell office:value-type="float" office:value="-5.514" calcext:value-type="float">
            <text:p>-5.514</text:p>
          </table:table-cell>
          <table:table-cell office:value-type="string" calcext:value-type="string">
            <text:p>2017-03-30 23:07:42</text:p>
          </table:table-cell>
          <table:table-cell office:value-type="float" office:value="1490908062932" calcext:value-type="float">
            <text:p>149090806293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0.158" calcext:value-type="float">
            <text:p>0.158</text:p>
          </table:table-cell>
          <table:table-cell office:value-type="float" office:value="-7.037" calcext:value-type="float">
            <text:p>-7.037</text:p>
          </table:table-cell>
          <table:table-cell office:value-type="string" calcext:value-type="string">
            <text:p>2017-03-30 23:07:43</text:p>
          </table:table-cell>
          <table:table-cell office:value-type="float" office:value="1490908063933" calcext:value-type="float">
            <text:p>1490908063933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77" calcext:value-type="float">
            <text:p>22.77</text:p>
          </table:table-cell>
          <table:table-cell office:value-type="float" office:value="20.845" calcext:value-type="float">
            <text:p>20.845</text:p>
          </table:table-cell>
          <table:table-cell office:value-type="float" office:value="32.166" calcext:value-type="float">
            <text:p>32.166</text:p>
          </table:table-cell>
          <table:table-cell office:value-type="string" calcext:value-type="string">
            <text:p>2017-03-30 23:07:44</text:p>
          </table:table-cell>
          <table:table-cell office:value-type="float" office:value="1490908064935" calcext:value-type="float">
            <text:p>149090806493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-4.281" calcext:value-type="float">
            <text:p>-4.281</text:p>
          </table:table-cell>
          <table:table-cell office:value-type="float" office:value="22.135" calcext:value-type="float">
            <text:p>22.135</text:p>
          </table:table-cell>
          <table:table-cell office:value-type="string" calcext:value-type="string">
            <text:p>2017-03-30 23:07:45</text:p>
          </table:table-cell>
          <table:table-cell office:value-type="float" office:value="1490908065937" calcext:value-type="float">
            <text:p>1490908065937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-5.616" calcext:value-type="float">
            <text:p>-5.616</text:p>
          </table:table-cell>
          <table:table-cell office:value-type="float" office:value="-2.295" calcext:value-type="float">
            <text:p>-2.295</text:p>
          </table:table-cell>
          <table:table-cell office:value-type="string" calcext:value-type="string">
            <text:p>2017-03-30 23:07:46</text:p>
          </table:table-cell>
          <table:table-cell office:value-type="float" office:value="1490908066938" calcext:value-type="float">
            <text:p>1490908066938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15.696" calcext:value-type="float">
            <text:p>15.696</text:p>
          </table:table-cell>
          <table:table-cell office:value-type="float" office:value="2.081" calcext:value-type="float">
            <text:p>2.081</text:p>
          </table:table-cell>
          <table:table-cell office:value-type="string" calcext:value-type="string">
            <text:p>2017-03-30 23:07:47</text:p>
          </table:table-cell>
          <table:table-cell office:value-type="float" office:value="1490908067945" calcext:value-type="float">
            <text:p>149090806794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55" calcext:value-type="float">
            <text:p>21.55</text:p>
          </table:table-cell>
          <table:table-cell office:value-type="float" office:value="6.583" calcext:value-type="float">
            <text:p>6.583</text:p>
          </table:table-cell>
          <table:table-cell office:value-type="float" office:value="18.725" calcext:value-type="float">
            <text:p>18.725</text:p>
          </table:table-cell>
          <table:table-cell office:value-type="string" calcext:value-type="string">
            <text:p>2017-03-30 23:07:48</text:p>
          </table:table-cell>
          <table:table-cell office:value-type="float" office:value="1490908068947" calcext:value-type="float">
            <text:p>1490908068947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77" calcext:value-type="float">
            <text:p>22.77</text:p>
          </table:table-cell>
          <table:table-cell office:value-type="float" office:value="24.271" calcext:value-type="float">
            <text:p>24.271</text:p>
          </table:table-cell>
          <table:table-cell office:value-type="float" office:value="8.81" calcext:value-type="float">
            <text:p>8.81</text:p>
          </table:table-cell>
          <table:table-cell office:value-type="string" calcext:value-type="string">
            <text:p>2017-03-30 23:07:49</text:p>
          </table:table-cell>
          <table:table-cell office:value-type="float" office:value="1490908069949" calcext:value-type="float">
            <text:p>149090806994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97" calcext:value-type="float">
            <text:p>22.97</text:p>
          </table:table-cell>
          <table:table-cell office:value-type="float" office:value="-3.516" calcext:value-type="float">
            <text:p>-3.516</text:p>
          </table:table-cell>
          <table:table-cell office:value-type="float" office:value="11.388" calcext:value-type="float">
            <text:p>11.388</text:p>
          </table:table-cell>
          <table:table-cell office:value-type="string" calcext:value-type="string">
            <text:p>2017-03-30 23:07:50</text:p>
          </table:table-cell>
          <table:table-cell office:value-type="float" office:value="1490908070951" calcext:value-type="float">
            <text:p>1490908070951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-0.874" calcext:value-type="float">
            <text:p>-0.874</text:p>
          </table:table-cell>
          <table:table-cell office:value-type="float" office:value="11.545" calcext:value-type="float">
            <text:p>11.545</text:p>
          </table:table-cell>
          <table:table-cell office:value-type="string" calcext:value-type="string">
            <text:p>2017-03-30 23:07:51</text:p>
          </table:table-cell>
          <table:table-cell office:value-type="float" office:value="1490908071953" calcext:value-type="float">
            <text:p>1490908071953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36" calcext:value-type="float">
            <text:p>22.36</text:p>
          </table:table-cell>
          <table:table-cell office:value-type="float" office:value="28.263" calcext:value-type="float">
            <text:p>28.263</text:p>
          </table:table-cell>
          <table:table-cell office:value-type="float" office:value="35.714" calcext:value-type="float">
            <text:p>35.714</text:p>
          </table:table-cell>
          <table:table-cell office:value-type="string" calcext:value-type="string">
            <text:p>2017-03-30 23:07:52</text:p>
          </table:table-cell>
          <table:table-cell office:value-type="float" office:value="1490908072955" calcext:value-type="float">
            <text:p>1490908072955</text:p>
          </table:table-cell>
        </table:table-row>
        <table:table-row table:style-name="ro1">
          <table:table-cell/>
          <table:table-cell office:value-type="float" office:value="22.97" calcext:value-type="float">
            <text:p>22.9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16" calcext:value-type="float">
            <text:p>22.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97" calcext:value-type="float">
            <text:p>22.9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16" calcext:value-type="float">
            <text:p>22.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77" calcext:value-type="float">
            <text:p>22.7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16" calcext:value-type="float">
            <text:p>22.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36" calcext:value-type="float">
            <text:p>22.3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77" calcext:value-type="float">
            <text:p>22.7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16" calcext:value-type="float">
            <text:p>22.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77" calcext:value-type="float">
            <text:p>22.7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1.95" calcext:value-type="float">
            <text:p>21.9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77" calcext:value-type="float">
            <text:p>22.77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16" calcext:value-type="float">
            <text:p>22.1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56" calcext:value-type="float">
            <text:p>22.5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22.77" calcext:value-type="float">
            <text:p>22.77</text:p>
          </table:table-cell>
          <table:table-cell table:number-columns-repeated="2"/>
          <table:table-cell table:style-name="Default"/>
          <table:table-cell/>
        </table:table-row>
      </table:table>
      <table:table table:name="newdata" table:style-name="ta1">
        <table:table-column table:style-name="co5" table:default-cell-style-name="Default"/>
        <table:table-column table:style-name="co3" table:number-columns-repeated="3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7.3893" calcext:value-type="float">
            <text:p>7.3893</text:p>
          </table:table-cell>
          <table:table-cell office:value-type="float" office:value="7.7343" calcext:value-type="float">
            <text:p>7.7343</text:p>
          </table:table-cell>
          <table:table-cell office:value-type="string" calcext:value-type="string">
            <text:p>2017-05-08 06:21:07.092402</text:p>
          </table:table-cell>
          <table:table-cell office:value-type="float" office:value="1494217267092" calcext:value-type="float">
            <text:p>1494217267092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7.7674" calcext:value-type="float">
            <text:p>7.7674</text:p>
          </table:table-cell>
          <table:table-cell office:value-type="float" office:value="7.3386" calcext:value-type="float">
            <text:p>7.3386</text:p>
          </table:table-cell>
          <table:table-cell office:value-type="string" calcext:value-type="string">
            <text:p>2017-05-08 06:21:09.094831</text:p>
          </table:table-cell>
          <table:table-cell office:value-type="float" office:value="1494217269095" calcext:value-type="float">
            <text:p>149421726909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5.9917" calcext:value-type="float">
            <text:p>5.9917</text:p>
          </table:table-cell>
          <table:table-cell office:value-type="float" office:value="6.2044" calcext:value-type="float">
            <text:p>6.2044</text:p>
          </table:table-cell>
          <table:table-cell office:value-type="string" calcext:value-type="string">
            <text:p>2017-05-08 06:21:11.097131</text:p>
          </table:table-cell>
          <table:table-cell office:value-type="float" office:value="1494217271097" calcext:value-type="float">
            <text:p>1494217271097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16" calcext:value-type="float">
            <text:p>22.16</text:p>
          </table:table-cell>
          <table:table-cell office:value-type="float" office:value="5.4147" calcext:value-type="float">
            <text:p>5.4147</text:p>
          </table:table-cell>
          <table:table-cell office:value-type="float" office:value="5.7134" calcext:value-type="float">
            <text:p>5.7134</text:p>
          </table:table-cell>
          <table:table-cell office:value-type="string" calcext:value-type="string">
            <text:p>2017-05-08 06:21:13.099446</text:p>
          </table:table-cell>
          <table:table-cell office:value-type="float" office:value="1494217273099" calcext:value-type="float">
            <text:p>1494217273099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5.889" calcext:value-type="float">
            <text:p>5.889</text:p>
          </table:table-cell>
          <table:table-cell office:value-type="float" office:value="5.3918" calcext:value-type="float">
            <text:p>5.3918</text:p>
          </table:table-cell>
          <table:table-cell office:value-type="string" calcext:value-type="string">
            <text:p>2017-05-08 06:21:15.101811</text:p>
          </table:table-cell>
          <table:table-cell office:value-type="float" office:value="1494217275102" calcext:value-type="float">
            <text:p>149421727510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7.3425" calcext:value-type="float">
            <text:p>7.3425</text:p>
          </table:table-cell>
          <table:table-cell office:value-type="float" office:value="6.3422" calcext:value-type="float">
            <text:p>6.3422</text:p>
          </table:table-cell>
          <table:table-cell office:value-type="string" calcext:value-type="string">
            <text:p>2017-05-08 06:21:17.104150</text:p>
          </table:table-cell>
          <table:table-cell office:value-type="float" office:value="1494217277104" calcext:value-type="float">
            <text:p>1494217277104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6.9045" calcext:value-type="float">
            <text:p>6.9045</text:p>
          </table:table-cell>
          <table:table-cell office:value-type="float" office:value="7.5675" calcext:value-type="float">
            <text:p>7.5675</text:p>
          </table:table-cell>
          <table:table-cell office:value-type="string" calcext:value-type="string">
            <text:p>2017-05-08 06:21:19.106502</text:p>
          </table:table-cell>
          <table:table-cell office:value-type="float" office:value="1494217279106" calcext:value-type="float">
            <text:p>1494217279106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7.4364" calcext:value-type="float">
            <text:p>7.4364</text:p>
          </table:table-cell>
          <table:table-cell office:value-type="float" office:value="5.6258" calcext:value-type="float">
            <text:p>5.6258</text:p>
          </table:table-cell>
          <table:table-cell office:value-type="string" calcext:value-type="string">
            <text:p>2017-05-08 06:21:21.108864</text:p>
          </table:table-cell>
          <table:table-cell office:value-type="float" office:value="1494217281109" calcext:value-type="float">
            <text:p>149421728110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7.1806" calcext:value-type="float">
            <text:p>7.1806</text:p>
          </table:table-cell>
          <table:table-cell office:value-type="float" office:value="6.0836" calcext:value-type="float">
            <text:p>6.0836</text:p>
          </table:table-cell>
          <table:table-cell office:value-type="string" calcext:value-type="string">
            <text:p>2017-05-08 06:21:23.111204</text:p>
          </table:table-cell>
          <table:table-cell office:value-type="float" office:value="1494217283111" calcext:value-type="float">
            <text:p>1494217283111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6.1139" calcext:value-type="float">
            <text:p>6.1139</text:p>
          </table:table-cell>
          <table:table-cell office:value-type="float" office:value="6.975" calcext:value-type="float">
            <text:p>6.975</text:p>
          </table:table-cell>
          <table:table-cell office:value-type="string" calcext:value-type="string">
            <text:p>2017-05-08 06:21:25.113563</text:p>
          </table:table-cell>
          <table:table-cell office:value-type="float" office:value="1494217285113" calcext:value-type="float">
            <text:p>1494217285113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6.2489" calcext:value-type="float">
            <text:p>6.2489</text:p>
          </table:table-cell>
          <table:table-cell office:value-type="float" office:value="7.6905" calcext:value-type="float">
            <text:p>7.6905</text:p>
          </table:table-cell>
          <table:table-cell office:value-type="string" calcext:value-type="string">
            <text:p>2017-05-08 06:21:27.115947</text:p>
          </table:table-cell>
          <table:table-cell office:value-type="float" office:value="1494217287116" calcext:value-type="float">
            <text:p>149421728711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6.0851" calcext:value-type="float">
            <text:p>6.0851</text:p>
          </table:table-cell>
          <table:table-cell office:value-type="float" office:value="5.9898" calcext:value-type="float">
            <text:p>5.9898</text:p>
          </table:table-cell>
          <table:table-cell office:value-type="string" calcext:value-type="string">
            <text:p>2017-05-08 06:21:29.118344</text:p>
          </table:table-cell>
          <table:table-cell office:value-type="float" office:value="1494217289118" calcext:value-type="float">
            <text:p>1494217289118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6.6239" calcext:value-type="float">
            <text:p>6.6239</text:p>
          </table:table-cell>
          <table:table-cell office:value-type="float" office:value="5.1549" calcext:value-type="float">
            <text:p>5.1549</text:p>
          </table:table-cell>
          <table:table-cell office:value-type="string" calcext:value-type="string">
            <text:p>2017-05-08 06:21:31.120636</text:p>
          </table:table-cell>
          <table:table-cell office:value-type="float" office:value="1494217291121" calcext:value-type="float">
            <text:p>1494217291121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6.2626" calcext:value-type="float">
            <text:p>6.2626</text:p>
          </table:table-cell>
          <table:table-cell office:value-type="float" office:value="7.4905" calcext:value-type="float">
            <text:p>7.4905</text:p>
          </table:table-cell>
          <table:table-cell office:value-type="string" calcext:value-type="string">
            <text:p>2017-05-08 06:21:33.122984</text:p>
          </table:table-cell>
          <table:table-cell office:value-type="float" office:value="1494217293123" calcext:value-type="float">
            <text:p>1494217293123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6.5627" calcext:value-type="float">
            <text:p>6.5627</text:p>
          </table:table-cell>
          <table:table-cell office:value-type="float" office:value="7.1333" calcext:value-type="float">
            <text:p>7.1333</text:p>
          </table:table-cell>
          <table:table-cell office:value-type="string" calcext:value-type="string">
            <text:p>2017-05-08 06:21:35.125312</text:p>
          </table:table-cell>
          <table:table-cell office:value-type="float" office:value="1494217295125" calcext:value-type="float">
            <text:p>1494217295125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6.4726" calcext:value-type="float">
            <text:p>6.4726</text:p>
          </table:table-cell>
          <table:table-cell office:value-type="float" office:value="6.2298" calcext:value-type="float">
            <text:p>6.2298</text:p>
          </table:table-cell>
          <table:table-cell office:value-type="string" calcext:value-type="string">
            <text:p>2017-05-08 06:21:37.127647</text:p>
          </table:table-cell>
          <table:table-cell office:value-type="float" office:value="1494217297128" calcext:value-type="float">
            <text:p>1494217297128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6.5329" calcext:value-type="float">
            <text:p>6.5329</text:p>
          </table:table-cell>
          <table:table-cell office:value-type="float" office:value="7.1137" calcext:value-type="float">
            <text:p>7.1137</text:p>
          </table:table-cell>
          <table:table-cell office:value-type="string" calcext:value-type="string">
            <text:p>2017-05-08 06:21:39.129959</text:p>
          </table:table-cell>
          <table:table-cell office:value-type="float" office:value="1494217299130" calcext:value-type="float">
            <text:p>1494217299130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6.577" calcext:value-type="float">
            <text:p>6.577</text:p>
          </table:table-cell>
          <table:table-cell office:value-type="float" office:value="5.3733" calcext:value-type="float">
            <text:p>5.3733</text:p>
          </table:table-cell>
          <table:table-cell office:value-type="string" calcext:value-type="string">
            <text:p>2017-05-08 06:21:41.132243</text:p>
          </table:table-cell>
          <table:table-cell office:value-type="float" office:value="1494217301132" calcext:value-type="float">
            <text:p>1494217301132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5.5797" calcext:value-type="float">
            <text:p>5.5797</text:p>
          </table:table-cell>
          <table:table-cell office:value-type="float" office:value="5.8434" calcext:value-type="float">
            <text:p>5.8434</text:p>
          </table:table-cell>
          <table:table-cell office:value-type="string" calcext:value-type="string">
            <text:p>2017-05-08 06:21:43.134501</text:p>
          </table:table-cell>
          <table:table-cell office:value-type="float" office:value="1494217303134" calcext:value-type="float">
            <text:p>1494217303134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16" calcext:value-type="float">
            <text:p>22.16</text:p>
          </table:table-cell>
          <table:table-cell office:value-type="float" office:value="5.2708" calcext:value-type="float">
            <text:p>5.2708</text:p>
          </table:table-cell>
          <table:table-cell office:value-type="float" office:value="6.3351" calcext:value-type="float">
            <text:p>6.3351</text:p>
          </table:table-cell>
          <table:table-cell office:value-type="string" calcext:value-type="string">
            <text:p>2017-05-08 06:21:45.136331</text:p>
          </table:table-cell>
          <table:table-cell office:value-type="float" office:value="1494217305136" calcext:value-type="float">
            <text:p>1494217305136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6.6684" calcext:value-type="float">
            <text:p>6.6684</text:p>
          </table:table-cell>
          <table:table-cell office:value-type="float" office:value="5.4689" calcext:value-type="float">
            <text:p>5.4689</text:p>
          </table:table-cell>
          <table:table-cell office:value-type="string" calcext:value-type="string">
            <text:p>2017-05-08 06:21:47.138609</text:p>
          </table:table-cell>
          <table:table-cell office:value-type="float" office:value="1494217307139" calcext:value-type="float">
            <text:p>1494217307139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6.6554" calcext:value-type="float">
            <text:p>6.6554</text:p>
          </table:table-cell>
          <table:table-cell office:value-type="float" office:value="6.4667" calcext:value-type="float">
            <text:p>6.4667</text:p>
          </table:table-cell>
          <table:table-cell office:value-type="string" calcext:value-type="string">
            <text:p>2017-05-08 06:21:49.140900</text:p>
          </table:table-cell>
          <table:table-cell office:value-type="float" office:value="1494217309141" calcext:value-type="float">
            <text:p>1494217309141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5.3131" calcext:value-type="float">
            <text:p>5.3131</text:p>
          </table:table-cell>
          <table:table-cell office:value-type="float" office:value="7.2736" calcext:value-type="float">
            <text:p>7.2736</text:p>
          </table:table-cell>
          <table:table-cell office:value-type="string" calcext:value-type="string">
            <text:p>2017-05-08 06:21:51.143163</text:p>
          </table:table-cell>
          <table:table-cell office:value-type="float" office:value="1494217311143" calcext:value-type="float">
            <text:p>1494217311143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7.1676" calcext:value-type="float">
            <text:p>7.1676</text:p>
          </table:table-cell>
          <table:table-cell office:value-type="float" office:value="7.7958" calcext:value-type="float">
            <text:p>7.7958</text:p>
          </table:table-cell>
          <table:table-cell office:value-type="string" calcext:value-type="string">
            <text:p>2017-05-08 06:21:53.145458</text:p>
          </table:table-cell>
          <table:table-cell office:value-type="float" office:value="1494217313145" calcext:value-type="float">
            <text:p>149421731314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36" calcext:value-type="float">
            <text:p>22.36</text:p>
          </table:table-cell>
          <table:table-cell office:value-type="float" office:value="7.2282" calcext:value-type="float">
            <text:p>7.2282</text:p>
          </table:table-cell>
          <table:table-cell office:value-type="float" office:value="5.4894" calcext:value-type="float">
            <text:p>5.4894</text:p>
          </table:table-cell>
          <table:table-cell office:value-type="string" calcext:value-type="string">
            <text:p>2017-05-08 06:21:55.146696</text:p>
          </table:table-cell>
          <table:table-cell office:value-type="float" office:value="1494217315147" calcext:value-type="float">
            <text:p>1494217315147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97" calcext:value-type="float">
            <text:p>22.97</text:p>
          </table:table-cell>
          <table:table-cell office:value-type="float" office:value="5.1674" calcext:value-type="float">
            <text:p>5.1674</text:p>
          </table:table-cell>
          <table:table-cell office:value-type="float" office:value="7.53" calcext:value-type="float">
            <text:p>7.53</text:p>
          </table:table-cell>
          <table:table-cell office:value-type="string" calcext:value-type="string">
            <text:p>2017-05-08 06:21:57.148947</text:p>
          </table:table-cell>
          <table:table-cell office:value-type="float" office:value="1494217317149" calcext:value-type="float">
            <text:p>149421731714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6.8686" calcext:value-type="float">
            <text:p>6.8686</text:p>
          </table:table-cell>
          <table:table-cell office:value-type="float" office:value="7.5693" calcext:value-type="float">
            <text:p>7.5693</text:p>
          </table:table-cell>
          <table:table-cell office:value-type="string" calcext:value-type="string">
            <text:p>2017-05-08 06:21:59.151224</text:p>
          </table:table-cell>
          <table:table-cell office:value-type="float" office:value="1494217319151" calcext:value-type="float">
            <text:p>1494217319151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5.9563" calcext:value-type="float">
            <text:p>5.9563</text:p>
          </table:table-cell>
          <table:table-cell office:value-type="float" office:value="7.0956" calcext:value-type="float">
            <text:p>7.0956</text:p>
          </table:table-cell>
          <table:table-cell office:value-type="string" calcext:value-type="string">
            <text:p>2017-05-08 06:22:01.153506</text:p>
          </table:table-cell>
          <table:table-cell office:value-type="float" office:value="1494217321153" calcext:value-type="float">
            <text:p>1494217321153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5.9919" calcext:value-type="float">
            <text:p>5.9919</text:p>
          </table:table-cell>
          <table:table-cell office:value-type="float" office:value="6.7576" calcext:value-type="float">
            <text:p>6.7576</text:p>
          </table:table-cell>
          <table:table-cell office:value-type="string" calcext:value-type="string">
            <text:p>2017-05-08 06:22:03.154950</text:p>
          </table:table-cell>
          <table:table-cell office:value-type="float" office:value="1494217323155" calcext:value-type="float">
            <text:p>1494217323155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6.1867" calcext:value-type="float">
            <text:p>6.1867</text:p>
          </table:table-cell>
          <table:table-cell office:value-type="float" office:value="4.9622" calcext:value-type="float">
            <text:p>4.9622</text:p>
          </table:table-cell>
          <table:table-cell office:value-type="string" calcext:value-type="string">
            <text:p>2017-05-08 06:22:05.157187</text:p>
          </table:table-cell>
          <table:table-cell office:value-type="float" office:value="1494217325157" calcext:value-type="float">
            <text:p>1494217325157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6.6285" calcext:value-type="float">
            <text:p>6.6285</text:p>
          </table:table-cell>
          <table:table-cell office:value-type="float" office:value="5.1781" calcext:value-type="float">
            <text:p>5.1781</text:p>
          </table:table-cell>
          <table:table-cell office:value-type="string" calcext:value-type="string">
            <text:p>2017-05-08 06:22:07.159398</text:p>
          </table:table-cell>
          <table:table-cell office:value-type="float" office:value="1494217327159" calcext:value-type="float">
            <text:p>1494217327159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5.4676" calcext:value-type="float">
            <text:p>5.4676</text:p>
          </table:table-cell>
          <table:table-cell office:value-type="float" office:value="5.5399" calcext:value-type="float">
            <text:p>5.5399</text:p>
          </table:table-cell>
          <table:table-cell office:value-type="string" calcext:value-type="string">
            <text:p>2017-05-08 06:22:09.161538</text:p>
          </table:table-cell>
          <table:table-cell office:value-type="float" office:value="1494217329161" calcext:value-type="float">
            <text:p>1494217329161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5.1138" calcext:value-type="float">
            <text:p>5.1138</text:p>
          </table:table-cell>
          <table:table-cell office:value-type="float" office:value="6.5545" calcext:value-type="float">
            <text:p>6.5545</text:p>
          </table:table-cell>
          <table:table-cell office:value-type="string" calcext:value-type="string">
            <text:p>2017-05-08 06:22:11.163786</text:p>
          </table:table-cell>
          <table:table-cell office:value-type="float" office:value="1494217331164" calcext:value-type="float">
            <text:p>1494217331164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7.3401" calcext:value-type="float">
            <text:p>7.3401</text:p>
          </table:table-cell>
          <table:table-cell office:value-type="float" office:value="5.1663" calcext:value-type="float">
            <text:p>5.1663</text:p>
          </table:table-cell>
          <table:table-cell office:value-type="string" calcext:value-type="string">
            <text:p>2017-05-08 06:22:13.166002</text:p>
          </table:table-cell>
          <table:table-cell office:value-type="float" office:value="1494217333166" calcext:value-type="float">
            <text:p>1494217333166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6.8152" calcext:value-type="float">
            <text:p>6.8152</text:p>
          </table:table-cell>
          <table:table-cell office:value-type="float" office:value="7.5406" calcext:value-type="float">
            <text:p>7.5406</text:p>
          </table:table-cell>
          <table:table-cell office:value-type="string" calcext:value-type="string">
            <text:p>2017-05-08 06:22:15.168323</text:p>
          </table:table-cell>
          <table:table-cell office:value-type="float" office:value="1494217335168" calcext:value-type="float">
            <text:p>1494217335168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5.6971" calcext:value-type="float">
            <text:p>5.6971</text:p>
          </table:table-cell>
          <table:table-cell office:value-type="float" office:value="5.2166" calcext:value-type="float">
            <text:p>5.2166</text:p>
          </table:table-cell>
          <table:table-cell office:value-type="string" calcext:value-type="string">
            <text:p>2017-05-08 06:22:17.170650</text:p>
          </table:table-cell>
          <table:table-cell office:value-type="float" office:value="1494217337171" calcext:value-type="float">
            <text:p>1494217337171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6.4427" calcext:value-type="float">
            <text:p>6.4427</text:p>
          </table:table-cell>
          <table:table-cell office:value-type="float" office:value="5.0311" calcext:value-type="float">
            <text:p>5.0311</text:p>
          </table:table-cell>
          <table:table-cell office:value-type="string" calcext:value-type="string">
            <text:p>2017-05-08 06:22:19.173001</text:p>
          </table:table-cell>
          <table:table-cell office:value-type="float" office:value="1494217339173" calcext:value-type="float">
            <text:p>1494217339173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5.3851" calcext:value-type="float">
            <text:p>5.3851</text:p>
          </table:table-cell>
          <table:table-cell office:value-type="float" office:value="4.9133" calcext:value-type="float">
            <text:p>4.9133</text:p>
          </table:table-cell>
          <table:table-cell office:value-type="string" calcext:value-type="string">
            <text:p>2017-05-08 06:22:21.175283</text:p>
          </table:table-cell>
          <table:table-cell office:value-type="float" office:value="1494217341175" calcext:value-type="float">
            <text:p>149421734117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7.6879" calcext:value-type="float">
            <text:p>7.6879</text:p>
          </table:table-cell>
          <table:table-cell office:value-type="float" office:value="5.4075" calcext:value-type="float">
            <text:p>5.4075</text:p>
          </table:table-cell>
          <table:table-cell office:value-type="string" calcext:value-type="string">
            <text:p>2017-05-08 06:22:23.177566</text:p>
          </table:table-cell>
          <table:table-cell office:value-type="float" office:value="1494217343177" calcext:value-type="float">
            <text:p>1494217343177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97" calcext:value-type="float">
            <text:p>22.97</text:p>
          </table:table-cell>
          <table:table-cell office:value-type="float" office:value="7.1808" calcext:value-type="float">
            <text:p>7.1808</text:p>
          </table:table-cell>
          <table:table-cell office:value-type="float" office:value="7.1943" calcext:value-type="float">
            <text:p>7.1943</text:p>
          </table:table-cell>
          <table:table-cell office:value-type="string" calcext:value-type="string">
            <text:p>2017-05-08 06:22:25.179842</text:p>
          </table:table-cell>
          <table:table-cell office:value-type="float" office:value="1494217345180" calcext:value-type="float">
            <text:p>1494217345180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5.6163" calcext:value-type="float">
            <text:p>5.6163</text:p>
          </table:table-cell>
          <table:table-cell office:value-type="float" office:value="5.0182" calcext:value-type="float">
            <text:p>5.0182</text:p>
          </table:table-cell>
          <table:table-cell office:value-type="string" calcext:value-type="string">
            <text:p>2017-05-08 06:22:27.182176</text:p>
          </table:table-cell>
          <table:table-cell office:value-type="float" office:value="1494217347182" calcext:value-type="float">
            <text:p>1494217347182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36" calcext:value-type="float">
            <text:p>22.36</text:p>
          </table:table-cell>
          <table:table-cell office:value-type="float" office:value="5.0801" calcext:value-type="float">
            <text:p>5.0801</text:p>
          </table:table-cell>
          <table:table-cell office:value-type="float" office:value="7.6582" calcext:value-type="float">
            <text:p>7.6582</text:p>
          </table:table-cell>
          <table:table-cell office:value-type="string" calcext:value-type="string">
            <text:p>2017-05-08 06:22:29.184533</text:p>
          </table:table-cell>
          <table:table-cell office:value-type="float" office:value="1494217349184" calcext:value-type="float">
            <text:p>1494217349184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7.3821" calcext:value-type="float">
            <text:p>7.3821</text:p>
          </table:table-cell>
          <table:table-cell office:value-type="float" office:value="7.6646" calcext:value-type="float">
            <text:p>7.6646</text:p>
          </table:table-cell>
          <table:table-cell office:value-type="string" calcext:value-type="string">
            <text:p>2017-05-08 06:22:31.186054</text:p>
          </table:table-cell>
          <table:table-cell office:value-type="float" office:value="1494217351186" calcext:value-type="float">
            <text:p>1494217351186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5.9561" calcext:value-type="float">
            <text:p>5.9561</text:p>
          </table:table-cell>
          <table:table-cell office:value-type="float" office:value="7.3415" calcext:value-type="float">
            <text:p>7.3415</text:p>
          </table:table-cell>
          <table:table-cell office:value-type="string" calcext:value-type="string">
            <text:p>2017-05-08 06:22:33.188350</text:p>
          </table:table-cell>
          <table:table-cell office:value-type="float" office:value="1494217353188" calcext:value-type="float">
            <text:p>1494217353188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4.9766" calcext:value-type="float">
            <text:p>4.9766</text:p>
          </table:table-cell>
          <table:table-cell office:value-type="float" office:value="6.6285" calcext:value-type="float">
            <text:p>6.6285</text:p>
          </table:table-cell>
          <table:table-cell office:value-type="string" calcext:value-type="string">
            <text:p>2017-05-08 06:22:35.190637</text:p>
          </table:table-cell>
          <table:table-cell office:value-type="float" office:value="1494217355191" calcext:value-type="float">
            <text:p>1494217355191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6.6105" calcext:value-type="float">
            <text:p>6.6105</text:p>
          </table:table-cell>
          <table:table-cell office:value-type="float" office:value="5.6821" calcext:value-type="float">
            <text:p>5.6821</text:p>
          </table:table-cell>
          <table:table-cell office:value-type="string" calcext:value-type="string">
            <text:p>2017-05-08 06:22:37.192893</text:p>
          </table:table-cell>
          <table:table-cell office:value-type="float" office:value="1494217357193" calcext:value-type="float">
            <text:p>1494217357193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6.8065" calcext:value-type="float">
            <text:p>6.8065</text:p>
          </table:table-cell>
          <table:table-cell office:value-type="float" office:value="7.0696" calcext:value-type="float">
            <text:p>7.0696</text:p>
          </table:table-cell>
          <table:table-cell office:value-type="string" calcext:value-type="string">
            <text:p>2017-05-08 06:22:39.195197</text:p>
          </table:table-cell>
          <table:table-cell office:value-type="float" office:value="1494217359195" calcext:value-type="float">
            <text:p>1494217359195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6.3179" calcext:value-type="float">
            <text:p>6.3179</text:p>
          </table:table-cell>
          <table:table-cell office:value-type="float" office:value="6.1045" calcext:value-type="float">
            <text:p>6.1045</text:p>
          </table:table-cell>
          <table:table-cell office:value-type="string" calcext:value-type="string">
            <text:p>2017-05-08 06:22:41.197498</text:p>
          </table:table-cell>
          <table:table-cell office:value-type="float" office:value="1494217361197" calcext:value-type="float">
            <text:p>1494217361197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6.8276" calcext:value-type="float">
            <text:p>6.8276</text:p>
          </table:table-cell>
          <table:table-cell office:value-type="float" office:value="5.1767" calcext:value-type="float">
            <text:p>5.1767</text:p>
          </table:table-cell>
          <table:table-cell office:value-type="string" calcext:value-type="string">
            <text:p>2017-05-08 06:22:43.199792</text:p>
          </table:table-cell>
          <table:table-cell office:value-type="float" office:value="1494217363200" calcext:value-type="float">
            <text:p>1494217363200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5.7372" calcext:value-type="float">
            <text:p>5.7372</text:p>
          </table:table-cell>
          <table:table-cell office:value-type="float" office:value="7.7586" calcext:value-type="float">
            <text:p>7.7586</text:p>
          </table:table-cell>
          <table:table-cell office:value-type="string" calcext:value-type="string">
            <text:p>2017-05-08 06:22:45.202087</text:p>
          </table:table-cell>
          <table:table-cell office:value-type="float" office:value="1494217365202" calcext:value-type="float">
            <text:p>1494217365202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6.1268" calcext:value-type="float">
            <text:p>6.1268</text:p>
          </table:table-cell>
          <table:table-cell office:value-type="float" office:value="5.7025" calcext:value-type="float">
            <text:p>5.7025</text:p>
          </table:table-cell>
          <table:table-cell office:value-type="string" calcext:value-type="string">
            <text:p>2017-05-08 06:22:47.204456</text:p>
          </table:table-cell>
          <table:table-cell office:value-type="float" office:value="1494217367204" calcext:value-type="float">
            <text:p>1494217367204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5.2856" calcext:value-type="float">
            <text:p>5.2856</text:p>
          </table:table-cell>
          <table:table-cell office:value-type="float" office:value="5.7739" calcext:value-type="float">
            <text:p>5.7739</text:p>
          </table:table-cell>
          <table:table-cell office:value-type="string" calcext:value-type="string">
            <text:p>2017-05-08 06:22:49.206742</text:p>
          </table:table-cell>
          <table:table-cell office:value-type="float" office:value="1494217369207" calcext:value-type="float">
            <text:p>1494217369207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6.1397" calcext:value-type="float">
            <text:p>6.1397</text:p>
          </table:table-cell>
          <table:table-cell office:value-type="float" office:value="6.5599" calcext:value-type="float">
            <text:p>6.5599</text:p>
          </table:table-cell>
          <table:table-cell office:value-type="string" calcext:value-type="string">
            <text:p>2017-05-08 06:22:51.209021</text:p>
          </table:table-cell>
          <table:table-cell office:value-type="float" office:value="1494217371209" calcext:value-type="float">
            <text:p>1494217371209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77" calcext:value-type="float">
            <text:p>22.77</text:p>
          </table:table-cell>
          <table:table-cell office:value-type="float" office:value="5.4392" calcext:value-type="float">
            <text:p>5.4392</text:p>
          </table:table-cell>
          <table:table-cell office:value-type="float" office:value="5.2685" calcext:value-type="float">
            <text:p>5.2685</text:p>
          </table:table-cell>
          <table:table-cell office:value-type="string" calcext:value-type="string">
            <text:p>2017-05-08 06:22:53.211312</text:p>
          </table:table-cell>
          <table:table-cell office:value-type="float" office:value="1494217373211" calcext:value-type="float">
            <text:p>1494217373211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6.3995" calcext:value-type="float">
            <text:p>6.3995</text:p>
          </table:table-cell>
          <table:table-cell office:value-type="float" office:value="5.2392" calcext:value-type="float">
            <text:p>5.2392</text:p>
          </table:table-cell>
          <table:table-cell office:value-type="string" calcext:value-type="string">
            <text:p>2017-05-08 06:22:55.213534</text:p>
          </table:table-cell>
          <table:table-cell office:value-type="float" office:value="1494217375213" calcext:value-type="float">
            <text:p>1494217375213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6.4484" calcext:value-type="float">
            <text:p>6.4484</text:p>
          </table:table-cell>
          <table:table-cell office:value-type="float" office:value="6.7742" calcext:value-type="float">
            <text:p>6.7742</text:p>
          </table:table-cell>
          <table:table-cell office:value-type="string" calcext:value-type="string">
            <text:p>2017-05-08 06:22:57.215835</text:p>
          </table:table-cell>
          <table:table-cell office:value-type="float" office:value="1494217377216" calcext:value-type="float">
            <text:p>149421737721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7.1435" calcext:value-type="float">
            <text:p>7.1435</text:p>
          </table:table-cell>
          <table:table-cell office:value-type="float" office:value="7.3647" calcext:value-type="float">
            <text:p>7.3647</text:p>
          </table:table-cell>
          <table:table-cell office:value-type="string" calcext:value-type="string">
            <text:p>2017-05-08 06:22:59.218145</text:p>
          </table:table-cell>
          <table:table-cell office:value-type="float" office:value="1494217379218" calcext:value-type="float">
            <text:p>1494217379218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5.6823" calcext:value-type="float">
            <text:p>5.6823</text:p>
          </table:table-cell>
          <table:table-cell office:value-type="float" office:value="5.3856" calcext:value-type="float">
            <text:p>5.3856</text:p>
          </table:table-cell>
          <table:table-cell office:value-type="string" calcext:value-type="string">
            <text:p>2017-05-08 06:23:01.218767</text:p>
          </table:table-cell>
          <table:table-cell office:value-type="float" office:value="1494217381219" calcext:value-type="float">
            <text:p>1494217381219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5.2521" calcext:value-type="float">
            <text:p>5.2521</text:p>
          </table:table-cell>
          <table:table-cell office:value-type="float" office:value="5.2678" calcext:value-type="float">
            <text:p>5.2678</text:p>
          </table:table-cell>
          <table:table-cell office:value-type="string" calcext:value-type="string">
            <text:p>2017-05-08 06:23:03.221059</text:p>
          </table:table-cell>
          <table:table-cell office:value-type="float" office:value="1494217383221" calcext:value-type="float">
            <text:p>1494217383221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7.7931" calcext:value-type="float">
            <text:p>7.7931</text:p>
          </table:table-cell>
          <table:table-cell office:value-type="float" office:value="5.6542" calcext:value-type="float">
            <text:p>5.6542</text:p>
          </table:table-cell>
          <table:table-cell office:value-type="string" calcext:value-type="string">
            <text:p>2017-05-08 06:23:05.221504</text:p>
          </table:table-cell>
          <table:table-cell office:value-type="float" office:value="1494217385221" calcext:value-type="float">
            <text:p>1494217385221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6.2453" calcext:value-type="float">
            <text:p>6.2453</text:p>
          </table:table-cell>
          <table:table-cell office:value-type="float" office:value="7.8793" calcext:value-type="float">
            <text:p>7.8793</text:p>
          </table:table-cell>
          <table:table-cell office:value-type="string" calcext:value-type="string">
            <text:p>2017-05-08 06:23:07.223785</text:p>
          </table:table-cell>
          <table:table-cell office:value-type="float" office:value="1494217387224" calcext:value-type="float">
            <text:p>1494217387224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16" calcext:value-type="float">
            <text:p>22.16</text:p>
          </table:table-cell>
          <table:table-cell office:value-type="float" office:value="6.7755" calcext:value-type="float">
            <text:p>6.7755</text:p>
          </table:table-cell>
          <table:table-cell office:value-type="float" office:value="5.2009" calcext:value-type="float">
            <text:p>5.2009</text:p>
          </table:table-cell>
          <table:table-cell office:value-type="string" calcext:value-type="string">
            <text:p>2017-05-08 06:23:09.226157</text:p>
          </table:table-cell>
          <table:table-cell office:value-type="float" office:value="1494217389226" calcext:value-type="float">
            <text:p>1494217389226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6.4569" calcext:value-type="float">
            <text:p>6.4569</text:p>
          </table:table-cell>
          <table:table-cell office:value-type="float" office:value="5.4928" calcext:value-type="float">
            <text:p>5.4928</text:p>
          </table:table-cell>
          <table:table-cell office:value-type="string" calcext:value-type="string">
            <text:p>2017-05-08 06:23:11.228556</text:p>
          </table:table-cell>
          <table:table-cell office:value-type="float" office:value="1494217391228" calcext:value-type="float">
            <text:p>1494217391228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7.2241" calcext:value-type="float">
            <text:p>7.2241</text:p>
          </table:table-cell>
          <table:table-cell office:value-type="float" office:value="6.0946" calcext:value-type="float">
            <text:p>6.0946</text:p>
          </table:table-cell>
          <table:table-cell office:value-type="string" calcext:value-type="string">
            <text:p>2017-05-08 06:23:13.230836</text:p>
          </table:table-cell>
          <table:table-cell office:value-type="float" office:value="1494217393231" calcext:value-type="float">
            <text:p>1494217393231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4.9002" calcext:value-type="float">
            <text:p>4.9002</text:p>
          </table:table-cell>
          <table:table-cell office:value-type="float" office:value="7.0392" calcext:value-type="float">
            <text:p>7.0392</text:p>
          </table:table-cell>
          <table:table-cell office:value-type="string" calcext:value-type="string">
            <text:p>2017-05-08 06:23:15.233129</text:p>
          </table:table-cell>
          <table:table-cell office:value-type="float" office:value="1494217395233" calcext:value-type="float">
            <text:p>1494217395233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77" calcext:value-type="float">
            <text:p>22.77</text:p>
          </table:table-cell>
          <table:table-cell office:value-type="float" office:value="7.5833" calcext:value-type="float">
            <text:p>7.5833</text:p>
          </table:table-cell>
          <table:table-cell office:value-type="float" office:value="7.6536" calcext:value-type="float">
            <text:p>7.6536</text:p>
          </table:table-cell>
          <table:table-cell office:value-type="string" calcext:value-type="string">
            <text:p>2017-05-08 06:23:17.235415</text:p>
          </table:table-cell>
          <table:table-cell office:value-type="float" office:value="1494217397235" calcext:value-type="float">
            <text:p>149421739723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5.7095" calcext:value-type="float">
            <text:p>5.7095</text:p>
          </table:table-cell>
          <table:table-cell office:value-type="float" office:value="5.1486" calcext:value-type="float">
            <text:p>5.1486</text:p>
          </table:table-cell>
          <table:table-cell office:value-type="string" calcext:value-type="string">
            <text:p>2017-05-08 06:23:19.236838</text:p>
          </table:table-cell>
          <table:table-cell office:value-type="float" office:value="1494217399237" calcext:value-type="float">
            <text:p>1494217399237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6.0292" calcext:value-type="float">
            <text:p>6.0292</text:p>
          </table:table-cell>
          <table:table-cell office:value-type="float" office:value="6.9958" calcext:value-type="float">
            <text:p>6.9958</text:p>
          </table:table-cell>
          <table:table-cell office:value-type="string" calcext:value-type="string">
            <text:p>2017-05-08 06:23:21.239081</text:p>
          </table:table-cell>
          <table:table-cell office:value-type="float" office:value="1494217401239" calcext:value-type="float">
            <text:p>149421740123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5.1255" calcext:value-type="float">
            <text:p>5.1255</text:p>
          </table:table-cell>
          <table:table-cell office:value-type="float" office:value="7.1302" calcext:value-type="float">
            <text:p>7.1302</text:p>
          </table:table-cell>
          <table:table-cell office:value-type="string" calcext:value-type="string">
            <text:p>2017-05-08 06:23:23.241331</text:p>
          </table:table-cell>
          <table:table-cell office:value-type="float" office:value="1494217403241" calcext:value-type="float">
            <text:p>1494217403241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5.3232" calcext:value-type="float">
            <text:p>5.3232</text:p>
          </table:table-cell>
          <table:table-cell office:value-type="float" office:value="7.4892" calcext:value-type="float">
            <text:p>7.4892</text:p>
          </table:table-cell>
          <table:table-cell office:value-type="string" calcext:value-type="string">
            <text:p>2017-05-08 06:23:25.243589</text:p>
          </table:table-cell>
          <table:table-cell office:value-type="float" office:value="1494217405243" calcext:value-type="float">
            <text:p>1494217405243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6.7244" calcext:value-type="float">
            <text:p>6.7244</text:p>
          </table:table-cell>
          <table:table-cell office:value-type="float" office:value="6.2175" calcext:value-type="float">
            <text:p>6.2175</text:p>
          </table:table-cell>
          <table:table-cell office:value-type="string" calcext:value-type="string">
            <text:p>2017-05-08 06:23:27.245803</text:p>
          </table:table-cell>
          <table:table-cell office:value-type="float" office:value="1494217407246" calcext:value-type="float">
            <text:p>149421740724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7.4866" calcext:value-type="float">
            <text:p>7.4866</text:p>
          </table:table-cell>
          <table:table-cell office:value-type="float" office:value="6.8152" calcext:value-type="float">
            <text:p>6.8152</text:p>
          </table:table-cell>
          <table:table-cell office:value-type="string" calcext:value-type="string">
            <text:p>2017-05-08 06:23:29.246267</text:p>
          </table:table-cell>
          <table:table-cell office:value-type="float" office:value="1494217409246" calcext:value-type="float">
            <text:p>1494217409246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77" calcext:value-type="float">
            <text:p>22.77</text:p>
          </table:table-cell>
          <table:table-cell office:value-type="float" office:value="7.8108" calcext:value-type="float">
            <text:p>7.8108</text:p>
          </table:table-cell>
          <table:table-cell office:value-type="float" office:value="7.7703" calcext:value-type="float">
            <text:p>7.7703</text:p>
          </table:table-cell>
          <table:table-cell office:value-type="string" calcext:value-type="string">
            <text:p>2017-05-08 06:23:31.246758</text:p>
          </table:table-cell>
          <table:table-cell office:value-type="float" office:value="1494217411247" calcext:value-type="float">
            <text:p>1494217411247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7.6928" calcext:value-type="float">
            <text:p>7.6928</text:p>
          </table:table-cell>
          <table:table-cell office:value-type="float" office:value="6.5936" calcext:value-type="float">
            <text:p>6.5936</text:p>
          </table:table-cell>
          <table:table-cell office:value-type="string" calcext:value-type="string">
            <text:p>2017-05-08 06:23:33.249080</text:p>
          </table:table-cell>
          <table:table-cell office:value-type="float" office:value="1494217413249" calcext:value-type="float">
            <text:p>1494217413249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5.6412" calcext:value-type="float">
            <text:p>5.6412</text:p>
          </table:table-cell>
          <table:table-cell office:value-type="float" office:value="7.7747" calcext:value-type="float">
            <text:p>7.7747</text:p>
          </table:table-cell>
          <table:table-cell office:value-type="string" calcext:value-type="string">
            <text:p>2017-05-08 06:23:35.251412</text:p>
          </table:table-cell>
          <table:table-cell office:value-type="float" office:value="1494217415251" calcext:value-type="float">
            <text:p>1494217415251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5.3663" calcext:value-type="float">
            <text:p>5.3663</text:p>
          </table:table-cell>
          <table:table-cell office:value-type="float" office:value="7.7578" calcext:value-type="float">
            <text:p>7.7578</text:p>
          </table:table-cell>
          <table:table-cell office:value-type="string" calcext:value-type="string">
            <text:p>2017-05-08 06:23:37.253696</text:p>
          </table:table-cell>
          <table:table-cell office:value-type="float" office:value="1494217417254" calcext:value-type="float">
            <text:p>1494217417254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97" calcext:value-type="float">
            <text:p>22.97</text:p>
          </table:table-cell>
          <table:table-cell office:value-type="float" office:value="5.6587" calcext:value-type="float">
            <text:p>5.6587</text:p>
          </table:table-cell>
          <table:table-cell office:value-type="float" office:value="7.5212" calcext:value-type="float">
            <text:p>7.5212</text:p>
          </table:table-cell>
          <table:table-cell office:value-type="string" calcext:value-type="string">
            <text:p>2017-05-08 06:23:39.256022</text:p>
          </table:table-cell>
          <table:table-cell office:value-type="float" office:value="1494217419256" calcext:value-type="float">
            <text:p>1494217419256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7.339" calcext:value-type="float">
            <text:p>7.339</text:p>
          </table:table-cell>
          <table:table-cell office:value-type="float" office:value="7.1228" calcext:value-type="float">
            <text:p>7.1228</text:p>
          </table:table-cell>
          <table:table-cell office:value-type="string" calcext:value-type="string">
            <text:p>2017-05-08 06:23:41.258421</text:p>
          </table:table-cell>
          <table:table-cell office:value-type="float" office:value="1494217421258" calcext:value-type="float">
            <text:p>1494217421258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6.9838" calcext:value-type="float">
            <text:p>6.9838</text:p>
          </table:table-cell>
          <table:table-cell office:value-type="float" office:value="7.7987" calcext:value-type="float">
            <text:p>7.7987</text:p>
          </table:table-cell>
          <table:table-cell office:value-type="string" calcext:value-type="string">
            <text:p>2017-05-08 06:23:43.259605</text:p>
          </table:table-cell>
          <table:table-cell office:value-type="float" office:value="1494217423260" calcext:value-type="float">
            <text:p>1494217423260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16" calcext:value-type="float">
            <text:p>22.16</text:p>
          </table:table-cell>
          <table:table-cell office:value-type="float" office:value="7.0211" calcext:value-type="float">
            <text:p>7.0211</text:p>
          </table:table-cell>
          <table:table-cell office:value-type="float" office:value="6.5237" calcext:value-type="float">
            <text:p>6.5237</text:p>
          </table:table-cell>
          <table:table-cell office:value-type="string" calcext:value-type="string">
            <text:p>2017-05-08 06:23:45.261919</text:p>
          </table:table-cell>
          <table:table-cell office:value-type="float" office:value="1494217425262" calcext:value-type="float">
            <text:p>149421742526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7.8604" calcext:value-type="float">
            <text:p>7.8604</text:p>
          </table:table-cell>
          <table:table-cell office:value-type="float" office:value="7.8351" calcext:value-type="float">
            <text:p>7.8351</text:p>
          </table:table-cell>
          <table:table-cell office:value-type="string" calcext:value-type="string">
            <text:p>2017-05-08 06:23:47.262360</text:p>
          </table:table-cell>
          <table:table-cell office:value-type="float" office:value="1494217427262" calcext:value-type="float">
            <text:p>1494217427262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7.3291" calcext:value-type="float">
            <text:p>7.3291</text:p>
          </table:table-cell>
          <table:table-cell office:value-type="float" office:value="5.5534" calcext:value-type="float">
            <text:p>5.5534</text:p>
          </table:table-cell>
          <table:table-cell office:value-type="string" calcext:value-type="string">
            <text:p>2017-05-08 06:23:49.264609</text:p>
          </table:table-cell>
          <table:table-cell office:value-type="float" office:value="1494217429265" calcext:value-type="float">
            <text:p>149421742926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6.9176" calcext:value-type="float">
            <text:p>6.9176</text:p>
          </table:table-cell>
          <table:table-cell office:value-type="float" office:value="6.0069" calcext:value-type="float">
            <text:p>6.0069</text:p>
          </table:table-cell>
          <table:table-cell office:value-type="string" calcext:value-type="string">
            <text:p>2017-05-08 06:23:51.266901</text:p>
          </table:table-cell>
          <table:table-cell office:value-type="float" office:value="1494217431267" calcext:value-type="float">
            <text:p>1494217431267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6.6047" calcext:value-type="float">
            <text:p>6.6047</text:p>
          </table:table-cell>
          <table:table-cell office:value-type="float" office:value="6.8616" calcext:value-type="float">
            <text:p>6.8616</text:p>
          </table:table-cell>
          <table:table-cell office:value-type="string" calcext:value-type="string">
            <text:p>2017-05-08 06:23:53.269217</text:p>
          </table:table-cell>
          <table:table-cell office:value-type="float" office:value="1494217433269" calcext:value-type="float">
            <text:p>1494217433269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5.0452" calcext:value-type="float">
            <text:p>5.0452</text:p>
          </table:table-cell>
          <table:table-cell office:value-type="float" office:value="5.9096" calcext:value-type="float">
            <text:p>5.9096</text:p>
          </table:table-cell>
          <table:table-cell office:value-type="string" calcext:value-type="string">
            <text:p>2017-05-08 06:23:55.270269</text:p>
          </table:table-cell>
          <table:table-cell office:value-type="float" office:value="1494217435270" calcext:value-type="float">
            <text:p>1494217435270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6.3614" calcext:value-type="float">
            <text:p>6.3614</text:p>
          </table:table-cell>
          <table:table-cell office:value-type="float" office:value="7.0659" calcext:value-type="float">
            <text:p>7.0659</text:p>
          </table:table-cell>
          <table:table-cell office:value-type="string" calcext:value-type="string">
            <text:p>2017-05-08 06:23:57.272508</text:p>
          </table:table-cell>
          <table:table-cell office:value-type="float" office:value="1494217437272" calcext:value-type="float">
            <text:p>1494217437272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7.6709" calcext:value-type="float">
            <text:p>7.6709</text:p>
          </table:table-cell>
          <table:table-cell office:value-type="float" office:value="6.3087" calcext:value-type="float">
            <text:p>6.3087</text:p>
          </table:table-cell>
          <table:table-cell office:value-type="string" calcext:value-type="string">
            <text:p>2017-05-08 06:23:59.274764</text:p>
          </table:table-cell>
          <table:table-cell office:value-type="float" office:value="1494217439275" calcext:value-type="float">
            <text:p>1494217439275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5.361" calcext:value-type="float">
            <text:p>5.361</text:p>
          </table:table-cell>
          <table:table-cell office:value-type="float" office:value="7.8256" calcext:value-type="float">
            <text:p>7.8256</text:p>
          </table:table-cell>
          <table:table-cell office:value-type="string" calcext:value-type="string">
            <text:p>2017-05-08 06:24:01.276084</text:p>
          </table:table-cell>
          <table:table-cell office:value-type="float" office:value="1494217441276" calcext:value-type="float">
            <text:p>149421744127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6.6776" calcext:value-type="float">
            <text:p>6.6776</text:p>
          </table:table-cell>
          <table:table-cell office:value-type="float" office:value="7.6897" calcext:value-type="float">
            <text:p>7.6897</text:p>
          </table:table-cell>
          <table:table-cell office:value-type="string" calcext:value-type="string">
            <text:p>2017-05-08 06:24:03.278324</text:p>
          </table:table-cell>
          <table:table-cell office:value-type="float" office:value="1494217443278" calcext:value-type="float">
            <text:p>1494217443278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77" calcext:value-type="float">
            <text:p>22.77</text:p>
          </table:table-cell>
          <table:table-cell office:value-type="float" office:value="5.7883" calcext:value-type="float">
            <text:p>5.7883</text:p>
          </table:table-cell>
          <table:table-cell office:value-type="float" office:value="5.0137" calcext:value-type="float">
            <text:p>5.0137</text:p>
          </table:table-cell>
          <table:table-cell office:value-type="string" calcext:value-type="string">
            <text:p>2017-05-08 06:24:05.280545</text:p>
          </table:table-cell>
          <table:table-cell office:value-type="float" office:value="1494217445280" calcext:value-type="float">
            <text:p>1494217445280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6.3612" calcext:value-type="float">
            <text:p>6.3612</text:p>
          </table:table-cell>
          <table:table-cell office:value-type="float" office:value="6.5084" calcext:value-type="float">
            <text:p>6.5084</text:p>
          </table:table-cell>
          <table:table-cell office:value-type="string" calcext:value-type="string">
            <text:p>2017-05-08 06:24:07.282808</text:p>
          </table:table-cell>
          <table:table-cell office:value-type="float" office:value="1494217447283" calcext:value-type="float">
            <text:p>1494217447283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77" calcext:value-type="float">
            <text:p>22.77</text:p>
          </table:table-cell>
          <table:table-cell office:value-type="float" office:value="5.2112" calcext:value-type="float">
            <text:p>5.2112</text:p>
          </table:table-cell>
          <table:table-cell office:value-type="float" office:value="6.7188" calcext:value-type="float">
            <text:p>6.7188</text:p>
          </table:table-cell>
          <table:table-cell office:value-type="string" calcext:value-type="string">
            <text:p>2017-05-08 06:24:09.285022</text:p>
          </table:table-cell>
          <table:table-cell office:value-type="float" office:value="1494217449285" calcext:value-type="float">
            <text:p>1494217449285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5.6681" calcext:value-type="float">
            <text:p>5.6681</text:p>
          </table:table-cell>
          <table:table-cell office:value-type="float" office:value="7.5279" calcext:value-type="float">
            <text:p>7.5279</text:p>
          </table:table-cell>
          <table:table-cell office:value-type="string" calcext:value-type="string">
            <text:p>2017-05-08 06:24:11.287263</text:p>
          </table:table-cell>
          <table:table-cell office:value-type="float" office:value="1494217451287" calcext:value-type="float">
            <text:p>1494217451287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16" calcext:value-type="float">
            <text:p>22.16</text:p>
          </table:table-cell>
          <table:table-cell office:value-type="float" office:value="7.0162" calcext:value-type="float">
            <text:p>7.0162</text:p>
          </table:table-cell>
          <table:table-cell office:value-type="float" office:value="7.7684" calcext:value-type="float">
            <text:p>7.7684</text:p>
          </table:table-cell>
          <table:table-cell office:value-type="string" calcext:value-type="string">
            <text:p>2017-05-08 06:24:13.289170</text:p>
          </table:table-cell>
          <table:table-cell office:value-type="float" office:value="1494217453289" calcext:value-type="float">
            <text:p>1494217453289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7.4018" calcext:value-type="float">
            <text:p>7.4018</text:p>
          </table:table-cell>
          <table:table-cell office:value-type="float" office:value="6.8618" calcext:value-type="float">
            <text:p>6.8618</text:p>
          </table:table-cell>
          <table:table-cell office:value-type="string" calcext:value-type="string">
            <text:p>2017-05-08 06:24:15.291437</text:p>
          </table:table-cell>
          <table:table-cell office:value-type="float" office:value="1494217455291" calcext:value-type="float">
            <text:p>1494217455291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5.0066" calcext:value-type="float">
            <text:p>5.0066</text:p>
          </table:table-cell>
          <table:table-cell office:value-type="float" office:value="5.5015" calcext:value-type="float">
            <text:p>5.5015</text:p>
          </table:table-cell>
          <table:table-cell office:value-type="string" calcext:value-type="string">
            <text:p>2017-05-08 06:24:17.292975</text:p>
          </table:table-cell>
          <table:table-cell office:value-type="float" office:value="1494217457293" calcext:value-type="float">
            <text:p>1494217457293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7.0961" calcext:value-type="float">
            <text:p>7.0961</text:p>
          </table:table-cell>
          <table:table-cell office:value-type="float" office:value="4.9347" calcext:value-type="float">
            <text:p>4.9347</text:p>
          </table:table-cell>
          <table:table-cell office:value-type="string" calcext:value-type="string">
            <text:p>2017-05-08 06:24:19.295225</text:p>
          </table:table-cell>
          <table:table-cell office:value-type="float" office:value="1494217459295" calcext:value-type="float">
            <text:p>1494217459295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7.8996" calcext:value-type="float">
            <text:p>7.8996</text:p>
          </table:table-cell>
          <table:table-cell office:value-type="float" office:value="6.2334" calcext:value-type="float">
            <text:p>6.2334</text:p>
          </table:table-cell>
          <table:table-cell office:value-type="string" calcext:value-type="string">
            <text:p>2017-05-08 06:24:21.297441</text:p>
          </table:table-cell>
          <table:table-cell office:value-type="float" office:value="1494217461297" calcext:value-type="float">
            <text:p>1494217461297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7.3231" calcext:value-type="float">
            <text:p>7.3231</text:p>
          </table:table-cell>
          <table:table-cell office:value-type="float" office:value="7.4137" calcext:value-type="float">
            <text:p>7.4137</text:p>
          </table:table-cell>
          <table:table-cell office:value-type="string" calcext:value-type="string">
            <text:p>2017-05-08 06:24:23.299724</text:p>
          </table:table-cell>
          <table:table-cell office:value-type="float" office:value="1494217463300" calcext:value-type="float">
            <text:p>1494217463300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5.1183" calcext:value-type="float">
            <text:p>5.1183</text:p>
          </table:table-cell>
          <table:table-cell office:value-type="float" office:value="7.8887" calcext:value-type="float">
            <text:p>7.8887</text:p>
          </table:table-cell>
          <table:table-cell office:value-type="string" calcext:value-type="string">
            <text:p>2017-05-08 06:24:25.302002</text:p>
          </table:table-cell>
          <table:table-cell office:value-type="float" office:value="1494217465302" calcext:value-type="float">
            <text:p>1494217465302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7.7087" calcext:value-type="float">
            <text:p>7.7087</text:p>
          </table:table-cell>
          <table:table-cell office:value-type="float" office:value="7.5536" calcext:value-type="float">
            <text:p>7.5536</text:p>
          </table:table-cell>
          <table:table-cell office:value-type="string" calcext:value-type="string">
            <text:p>2017-05-08 06:24:27.304231</text:p>
          </table:table-cell>
          <table:table-cell office:value-type="float" office:value="1494217467304" calcext:value-type="float">
            <text:p>1494217467304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7.1957" calcext:value-type="float">
            <text:p>7.1957</text:p>
          </table:table-cell>
          <table:table-cell office:value-type="float" office:value="6.7711" calcext:value-type="float">
            <text:p>6.7711</text:p>
          </table:table-cell>
          <table:table-cell office:value-type="string" calcext:value-type="string">
            <text:p>2017-05-08 06:24:29.306525</text:p>
          </table:table-cell>
          <table:table-cell office:value-type="float" office:value="1494217469306" calcext:value-type="float">
            <text:p>149421746930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16" calcext:value-type="float">
            <text:p>22.16</text:p>
          </table:table-cell>
          <table:table-cell office:value-type="float" office:value="7.1098" calcext:value-type="float">
            <text:p>7.1098</text:p>
          </table:table-cell>
          <table:table-cell office:value-type="float" office:value="6.6709" calcext:value-type="float">
            <text:p>6.6709</text:p>
          </table:table-cell>
          <table:table-cell office:value-type="string" calcext:value-type="string">
            <text:p>2017-05-08 06:24:31.308848</text:p>
          </table:table-cell>
          <table:table-cell office:value-type="float" office:value="1494217471309" calcext:value-type="float">
            <text:p>1494217471309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5.6977" calcext:value-type="float">
            <text:p>5.6977</text:p>
          </table:table-cell>
          <table:table-cell office:value-type="float" office:value="6.833" calcext:value-type="float">
            <text:p>6.833</text:p>
          </table:table-cell>
          <table:table-cell office:value-type="string" calcext:value-type="string">
            <text:p>2017-05-08 06:24:33.311142</text:p>
          </table:table-cell>
          <table:table-cell office:value-type="float" office:value="1494217473311" calcext:value-type="float">
            <text:p>1494217473311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7.2283" calcext:value-type="float">
            <text:p>7.2283</text:p>
          </table:table-cell>
          <table:table-cell office:value-type="float" office:value="5.3409" calcext:value-type="float">
            <text:p>5.3409</text:p>
          </table:table-cell>
          <table:table-cell office:value-type="string" calcext:value-type="string">
            <text:p>2017-05-08 06:24:35.313420</text:p>
          </table:table-cell>
          <table:table-cell office:value-type="float" office:value="1494217475313" calcext:value-type="float">
            <text:p>1494217475313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7.8768" calcext:value-type="float">
            <text:p>7.8768</text:p>
          </table:table-cell>
          <table:table-cell office:value-type="float" office:value="6.9272" calcext:value-type="float">
            <text:p>6.9272</text:p>
          </table:table-cell>
          <table:table-cell office:value-type="string" calcext:value-type="string">
            <text:p>2017-05-08 06:24:37.315727</text:p>
          </table:table-cell>
          <table:table-cell office:value-type="float" office:value="1494217477316" calcext:value-type="float">
            <text:p>1494217477316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6.6018" calcext:value-type="float">
            <text:p>6.6018</text:p>
          </table:table-cell>
          <table:table-cell office:value-type="float" office:value="5.4568" calcext:value-type="float">
            <text:p>5.4568</text:p>
          </table:table-cell>
          <table:table-cell office:value-type="string" calcext:value-type="string">
            <text:p>2017-05-08 06:24:39.318040</text:p>
          </table:table-cell>
          <table:table-cell office:value-type="float" office:value="1494217479318" calcext:value-type="float">
            <text:p>1494217479318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36" calcext:value-type="float">
            <text:p>22.36</text:p>
          </table:table-cell>
          <table:table-cell office:value-type="float" office:value="5.849" calcext:value-type="float">
            <text:p>5.849</text:p>
          </table:table-cell>
          <table:table-cell office:value-type="float" office:value="5.8476" calcext:value-type="float">
            <text:p>5.8476</text:p>
          </table:table-cell>
          <table:table-cell office:value-type="string" calcext:value-type="string">
            <text:p>2017-05-08 06:24:41.319461</text:p>
          </table:table-cell>
          <table:table-cell office:value-type="float" office:value="1494217481319" calcext:value-type="float">
            <text:p>1494217481319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36" calcext:value-type="float">
            <text:p>22.36</text:p>
          </table:table-cell>
          <table:table-cell office:value-type="float" office:value="6.3086" calcext:value-type="float">
            <text:p>6.3086</text:p>
          </table:table-cell>
          <table:table-cell office:value-type="float" office:value="7.8385" calcext:value-type="float">
            <text:p>7.8385</text:p>
          </table:table-cell>
          <table:table-cell office:value-type="string" calcext:value-type="string">
            <text:p>2017-05-08 06:24:43.321669</text:p>
          </table:table-cell>
          <table:table-cell office:value-type="float" office:value="1494217483322" calcext:value-type="float">
            <text:p>149421748332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6.632" calcext:value-type="float">
            <text:p>6.632</text:p>
          </table:table-cell>
          <table:table-cell office:value-type="float" office:value="5.305" calcext:value-type="float">
            <text:p>5.305</text:p>
          </table:table-cell>
          <table:table-cell office:value-type="string" calcext:value-type="string">
            <text:p>2017-05-08 06:24:45.323995</text:p>
          </table:table-cell>
          <table:table-cell office:value-type="float" office:value="1494217485324" calcext:value-type="float">
            <text:p>1494217485324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5.067" calcext:value-type="float">
            <text:p>5.067</text:p>
          </table:table-cell>
          <table:table-cell office:value-type="float" office:value="6.9651" calcext:value-type="float">
            <text:p>6.9651</text:p>
          </table:table-cell>
          <table:table-cell office:value-type="string" calcext:value-type="string">
            <text:p>2017-05-08 06:24:47.324582</text:p>
          </table:table-cell>
          <table:table-cell office:value-type="float" office:value="1494217487325" calcext:value-type="float">
            <text:p>149421748732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75" calcext:value-type="float">
            <text:p>21.75</text:p>
          </table:table-cell>
          <table:table-cell office:value-type="float" office:value="6.2761" calcext:value-type="float">
            <text:p>6.2761</text:p>
          </table:table-cell>
          <table:table-cell office:value-type="float" office:value="7.221" calcext:value-type="float">
            <text:p>7.221</text:p>
          </table:table-cell>
          <table:table-cell office:value-type="string" calcext:value-type="string">
            <text:p>2017-05-08 06:24:49.326165</text:p>
          </table:table-cell>
          <table:table-cell office:value-type="float" office:value="1494217489326" calcext:value-type="float">
            <text:p>149421748932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7.1438" calcext:value-type="float">
            <text:p>7.1438</text:p>
          </table:table-cell>
          <table:table-cell office:value-type="float" office:value="7.4738" calcext:value-type="float">
            <text:p>7.4738</text:p>
          </table:table-cell>
          <table:table-cell office:value-type="string" calcext:value-type="string">
            <text:p>2017-05-08 06:24:51.328556</text:p>
          </table:table-cell>
          <table:table-cell office:value-type="float" office:value="1494217491328" calcext:value-type="float">
            <text:p>1494217491328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77" calcext:value-type="float">
            <text:p>22.77</text:p>
          </table:table-cell>
          <table:table-cell office:value-type="float" office:value="5.0691" calcext:value-type="float">
            <text:p>5.0691</text:p>
          </table:table-cell>
          <table:table-cell office:value-type="float" office:value="6.5034" calcext:value-type="float">
            <text:p>6.5034</text:p>
          </table:table-cell>
          <table:table-cell office:value-type="string" calcext:value-type="string">
            <text:p>2017-05-08 06:24:53.330856</text:p>
          </table:table-cell>
          <table:table-cell office:value-type="float" office:value="1494217493331" calcext:value-type="float">
            <text:p>1494217493331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float" office:value="7.5602" calcext:value-type="float">
            <text:p>7.5602</text:p>
          </table:table-cell>
          <table:table-cell office:value-type="float" office:value="6.3018" calcext:value-type="float">
            <text:p>6.3018</text:p>
          </table:table-cell>
          <table:table-cell office:value-type="string" calcext:value-type="string">
            <text:p>2017-05-08 06:24:55.331814</text:p>
          </table:table-cell>
          <table:table-cell office:value-type="float" office:value="1494217495332" calcext:value-type="float">
            <text:p>149421749533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6.7944" calcext:value-type="float">
            <text:p>6.7944</text:p>
          </table:table-cell>
          <table:table-cell office:value-type="float" office:value="5.5931" calcext:value-type="float">
            <text:p>5.5931</text:p>
          </table:table-cell>
          <table:table-cell office:value-type="string" calcext:value-type="string">
            <text:p>2017-05-08 06:24:57.334093</text:p>
          </table:table-cell>
          <table:table-cell office:value-type="float" office:value="1494217497334" calcext:value-type="float">
            <text:p>1494217497334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5.6285" calcext:value-type="float">
            <text:p>5.6285</text:p>
          </table:table-cell>
          <table:table-cell office:value-type="float" office:value="7.5967" calcext:value-type="float">
            <text:p>7.5967</text:p>
          </table:table-cell>
          <table:table-cell office:value-type="string" calcext:value-type="string">
            <text:p>2017-05-08 06:24:59.334913</text:p>
          </table:table-cell>
          <table:table-cell office:value-type="float" office:value="1494217499335" calcext:value-type="float">
            <text:p>1494217499335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55" calcext:value-type="float">
            <text:p>21.55</text:p>
          </table:table-cell>
          <table:table-cell office:value-type="float" office:value="7.1779" calcext:value-type="float">
            <text:p>7.1779</text:p>
          </table:table-cell>
          <table:table-cell office:value-type="float" office:value="6.9042" calcext:value-type="float">
            <text:p>6.9042</text:p>
          </table:table-cell>
          <table:table-cell office:value-type="string" calcext:value-type="string">
            <text:p>2017-05-08 06:25:01.337230</text:p>
          </table:table-cell>
          <table:table-cell office:value-type="float" office:value="1494217501337" calcext:value-type="float">
            <text:p>1494217501337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77" calcext:value-type="float">
            <text:p>22.77</text:p>
          </table:table-cell>
          <table:table-cell office:value-type="float" office:value="6.9867" calcext:value-type="float">
            <text:p>6.9867</text:p>
          </table:table-cell>
          <table:table-cell office:value-type="float" office:value="6.2102" calcext:value-type="float">
            <text:p>6.2102</text:p>
          </table:table-cell>
          <table:table-cell office:value-type="string" calcext:value-type="string">
            <text:p>2017-05-08 06:25:03.339508</text:p>
          </table:table-cell>
          <table:table-cell office:value-type="float" office:value="1494217503339" calcext:value-type="float">
            <text:p>149421750333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97" calcext:value-type="float">
            <text:p>22.97</text:p>
          </table:table-cell>
          <table:table-cell office:value-type="float" office:value="5.99" calcext:value-type="float">
            <text:p>5.99</text:p>
          </table:table-cell>
          <table:table-cell office:value-type="float" office:value="6.6038" calcext:value-type="float">
            <text:p>6.6038</text:p>
          </table:table-cell>
          <table:table-cell office:value-type="string" calcext:value-type="string">
            <text:p>2017-05-08 06:25:05.341838</text:p>
          </table:table-cell>
          <table:table-cell office:value-type="float" office:value="1494217505342" calcext:value-type="float">
            <text:p>1494217505342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36" calcext:value-type="float">
            <text:p>22.36</text:p>
          </table:table-cell>
          <table:table-cell office:value-type="float" office:value="5.9887" calcext:value-type="float">
            <text:p>5.9887</text:p>
          </table:table-cell>
          <table:table-cell office:value-type="float" office:value="6.4283" calcext:value-type="float">
            <text:p>6.4283</text:p>
          </table:table-cell>
          <table:table-cell office:value-type="string" calcext:value-type="string">
            <text:p>2017-05-08 06:25:07.344162</text:p>
          </table:table-cell>
          <table:table-cell office:value-type="float" office:value="1494217507344" calcext:value-type="float">
            <text:p>1494217507344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36" calcext:value-type="float">
            <text:p>22.36</text:p>
          </table:table-cell>
          <table:table-cell office:value-type="float" office:value="7.5692" calcext:value-type="float">
            <text:p>7.5692</text:p>
          </table:table-cell>
          <table:table-cell office:value-type="float" office:value="7.1736" calcext:value-type="float">
            <text:p>7.1736</text:p>
          </table:table-cell>
          <table:table-cell office:value-type="string" calcext:value-type="string">
            <text:p>2017-05-08 06:25:09.346391</text:p>
          </table:table-cell>
          <table:table-cell office:value-type="float" office:value="1494217509346" calcext:value-type="float">
            <text:p>149421750934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97" calcext:value-type="float">
            <text:p>22.97</text:p>
          </table:table-cell>
          <table:table-cell office:value-type="float" office:value="7.6673" calcext:value-type="float">
            <text:p>7.6673</text:p>
          </table:table-cell>
          <table:table-cell office:value-type="float" office:value="5.0204" calcext:value-type="float">
            <text:p>5.0204</text:p>
          </table:table-cell>
          <table:table-cell office:value-type="string" calcext:value-type="string">
            <text:p>2017-05-08 06:25:11.348663</text:p>
          </table:table-cell>
          <table:table-cell office:value-type="float" office:value="1494217511349" calcext:value-type="float">
            <text:p>1494217511349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7.4404" calcext:value-type="float">
            <text:p>7.4404</text:p>
          </table:table-cell>
          <table:table-cell office:value-type="float" office:value="6.2939" calcext:value-type="float">
            <text:p>6.2939</text:p>
          </table:table-cell>
          <table:table-cell office:value-type="string" calcext:value-type="string">
            <text:p>2017-05-08 06:25:13.350971</text:p>
          </table:table-cell>
          <table:table-cell office:value-type="float" office:value="1494217513351" calcext:value-type="float">
            <text:p>1494217513351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6.159" calcext:value-type="float">
            <text:p>6.159</text:p>
          </table:table-cell>
          <table:table-cell office:value-type="float" office:value="5.5329" calcext:value-type="float">
            <text:p>5.5329</text:p>
          </table:table-cell>
          <table:table-cell office:value-type="string" calcext:value-type="string">
            <text:p>2017-05-08 06:25:15.353213</text:p>
          </table:table-cell>
          <table:table-cell office:value-type="float" office:value="1494217515353" calcext:value-type="float">
            <text:p>1494217515353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97" calcext:value-type="float">
            <text:p>22.97</text:p>
          </table:table-cell>
          <table:table-cell office:value-type="float" office:value="5.9837" calcext:value-type="float">
            <text:p>5.9837</text:p>
          </table:table-cell>
          <table:table-cell office:value-type="float" office:value="7.2094" calcext:value-type="float">
            <text:p>7.2094</text:p>
          </table:table-cell>
          <table:table-cell office:value-type="string" calcext:value-type="string">
            <text:p>2017-05-08 06:25:17.355473</text:p>
          </table:table-cell>
          <table:table-cell office:value-type="float" office:value="1494217517355" calcext:value-type="float">
            <text:p>1494217517355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7.4228" calcext:value-type="float">
            <text:p>7.4228</text:p>
          </table:table-cell>
          <table:table-cell office:value-type="float" office:value="7.3037" calcext:value-type="float">
            <text:p>7.3037</text:p>
          </table:table-cell>
          <table:table-cell office:value-type="string" calcext:value-type="string">
            <text:p>2017-05-08 06:25:19.357656</text:p>
          </table:table-cell>
          <table:table-cell office:value-type="float" office:value="1494217519358" calcext:value-type="float">
            <text:p>1494217519358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4.9522" calcext:value-type="float">
            <text:p>4.9522</text:p>
          </table:table-cell>
          <table:table-cell office:value-type="float" office:value="6.4777" calcext:value-type="float">
            <text:p>6.4777</text:p>
          </table:table-cell>
          <table:table-cell office:value-type="string" calcext:value-type="string">
            <text:p>2017-05-08 06:25:21.359984</text:p>
          </table:table-cell>
          <table:table-cell office:value-type="float" office:value="1494217521360" calcext:value-type="float">
            <text:p>1494217521360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7.4266" calcext:value-type="float">
            <text:p>7.4266</text:p>
          </table:table-cell>
          <table:table-cell office:value-type="float" office:value="7.5735" calcext:value-type="float">
            <text:p>7.5735</text:p>
          </table:table-cell>
          <table:table-cell office:value-type="string" calcext:value-type="string">
            <text:p>2017-05-08 06:25:23.362313</text:p>
          </table:table-cell>
          <table:table-cell office:value-type="float" office:value="1494217523362" calcext:value-type="float">
            <text:p>1494217523362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4.9181" calcext:value-type="float">
            <text:p>4.9181</text:p>
          </table:table-cell>
          <table:table-cell office:value-type="float" office:value="5.1998" calcext:value-type="float">
            <text:p>5.1998</text:p>
          </table:table-cell>
          <table:table-cell office:value-type="string" calcext:value-type="string">
            <text:p>2017-05-08 06:25:25.364590</text:p>
          </table:table-cell>
          <table:table-cell office:value-type="float" office:value="1494217525365" calcext:value-type="float">
            <text:p>1494217525365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5.0514" calcext:value-type="float">
            <text:p>5.0514</text:p>
          </table:table-cell>
          <table:table-cell office:value-type="float" office:value="5.6992" calcext:value-type="float">
            <text:p>5.6992</text:p>
          </table:table-cell>
          <table:table-cell office:value-type="string" calcext:value-type="string">
            <text:p>2017-05-08 06:25:27.366912</text:p>
          </table:table-cell>
          <table:table-cell office:value-type="float" office:value="1494217527367" calcext:value-type="float">
            <text:p>1494217527367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5.6967" calcext:value-type="float">
            <text:p>5.6967</text:p>
          </table:table-cell>
          <table:table-cell office:value-type="float" office:value="6.1725" calcext:value-type="float">
            <text:p>6.1725</text:p>
          </table:table-cell>
          <table:table-cell office:value-type="string" calcext:value-type="string">
            <text:p>2017-05-08 06:25:29.369277</text:p>
          </table:table-cell>
          <table:table-cell office:value-type="float" office:value="1494217529369" calcext:value-type="float">
            <text:p>1494217529369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36" calcext:value-type="float">
            <text:p>22.36</text:p>
          </table:table-cell>
          <table:table-cell office:value-type="float" office:value="7.8085" calcext:value-type="float">
            <text:p>7.8085</text:p>
          </table:table-cell>
          <table:table-cell office:value-type="float" office:value="5.2681" calcext:value-type="float">
            <text:p>5.2681</text:p>
          </table:table-cell>
          <table:table-cell office:value-type="string" calcext:value-type="string">
            <text:p>2017-05-08 06:25:31.371350</text:p>
          </table:table-cell>
          <table:table-cell office:value-type="float" office:value="1494217531371" calcext:value-type="float">
            <text:p>1494217531371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77" calcext:value-type="float">
            <text:p>22.77</text:p>
          </table:table-cell>
          <table:table-cell office:value-type="float" office:value="7.6918" calcext:value-type="float">
            <text:p>7.6918</text:p>
          </table:table-cell>
          <table:table-cell office:value-type="float" office:value="7.2573" calcext:value-type="float">
            <text:p>7.2573</text:p>
          </table:table-cell>
          <table:table-cell office:value-type="string" calcext:value-type="string">
            <text:p>2017-05-08 06:25:33.373574</text:p>
          </table:table-cell>
          <table:table-cell office:value-type="float" office:value="1494217533373" calcext:value-type="float">
            <text:p>1494217533373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5.4714" calcext:value-type="float">
            <text:p>5.4714</text:p>
          </table:table-cell>
          <table:table-cell office:value-type="float" office:value="5.8223" calcext:value-type="float">
            <text:p>5.8223</text:p>
          </table:table-cell>
          <table:table-cell office:value-type="string" calcext:value-type="string">
            <text:p>2017-05-08 06:25:35.375838</text:p>
          </table:table-cell>
          <table:table-cell office:value-type="float" office:value="1494217535376" calcext:value-type="float">
            <text:p>149421753537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6.9498" calcext:value-type="float">
            <text:p>6.9498</text:p>
          </table:table-cell>
          <table:table-cell office:value-type="float" office:value="7.2104" calcext:value-type="float">
            <text:p>7.2104</text:p>
          </table:table-cell>
          <table:table-cell office:value-type="string" calcext:value-type="string">
            <text:p>2017-05-08 06:25:37.378126</text:p>
          </table:table-cell>
          <table:table-cell office:value-type="float" office:value="1494217537378" calcext:value-type="float">
            <text:p>1494217537378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7.8671" calcext:value-type="float">
            <text:p>7.8671</text:p>
          </table:table-cell>
          <table:table-cell office:value-type="float" office:value="6.8549" calcext:value-type="float">
            <text:p>6.8549</text:p>
          </table:table-cell>
          <table:table-cell office:value-type="string" calcext:value-type="string">
            <text:p>2017-05-08 06:25:39.380462</text:p>
          </table:table-cell>
          <table:table-cell office:value-type="float" office:value="1494217539380" calcext:value-type="float">
            <text:p>1494217539380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7.1629" calcext:value-type="float">
            <text:p>7.1629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2017-05-08 06:25:41.382749</text:p>
          </table:table-cell>
          <table:table-cell office:value-type="float" office:value="1494217541383" calcext:value-type="float">
            <text:p>1494217541383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1.95" calcext:value-type="float">
            <text:p>21.95</text:p>
          </table:table-cell>
          <table:table-cell office:value-type="string" calcext:value-type="string">
            <text:p>6.402<text:tab/></text:p>
          </table:table-cell>
          <table:table-cell office:value-type="float" office:value="6.0186" calcext:value-type="float">
            <text:p>6.0186</text:p>
          </table:table-cell>
          <table:table-cell office:value-type="string" calcext:value-type="string">
            <text:p>2017-05-08 06:25:43.385031</text:p>
          </table:table-cell>
          <table:table-cell office:value-type="float" office:value="1494217543385" calcext:value-type="float">
            <text:p>1494217543385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56" calcext:value-type="float">
            <text:p>22.56</text:p>
          </table:table-cell>
          <table:table-cell office:value-type="float" office:value="6.0447" calcext:value-type="float">
            <text:p>6.0447</text:p>
          </table:table-cell>
          <table:table-cell office:value-type="float" office:value="7.8269" calcext:value-type="float">
            <text:p>7.8269</text:p>
          </table:table-cell>
          <table:table-cell office:value-type="string" calcext:value-type="string">
            <text:p>2017-05-08 06:25:45.386343</text:p>
          </table:table-cell>
          <table:table-cell office:value-type="float" office:value="1494217545386" calcext:value-type="float">
            <text:p>1494217545386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77" calcext:value-type="float">
            <text:p>22.77</text:p>
          </table:table-cell>
          <table:table-cell office:value-type="float" office:value="5.8081" calcext:value-type="float">
            <text:p>5.8081</text:p>
          </table:table-cell>
          <table:table-cell office:value-type="float" office:value="7.4752" calcext:value-type="float">
            <text:p>7.4752</text:p>
          </table:table-cell>
          <table:table-cell office:value-type="string" calcext:value-type="string">
            <text:p>2017-05-08 06:25:47.388610</text:p>
          </table:table-cell>
          <table:table-cell office:value-type="float" office:value="1494217547389" calcext:value-type="float">
            <text:p>1494217547389</text:p>
          </table:table-cell>
        </table:table-row>
        <table:table-row table:style-name="ro1">
          <table:table-cell office:value-type="string" calcext:value-type="string">
            <text:p>00-17-0d-00-00-30-48-18</text:p>
          </table:table-cell>
          <table:table-cell office:value-type="float" office:value="22.56" calcext:value-type="float">
            <text:p>22.56</text:p>
          </table:table-cell>
          <table:table-cell office:value-type="float" office:value="7.024" calcext:value-type="float">
            <text:p>7.024</text:p>
          </table:table-cell>
          <table:table-cell office:value-type="float" office:value="7.6099" calcext:value-type="float">
            <text:p>7.6099</text:p>
          </table:table-cell>
          <table:table-cell office:value-type="string" calcext:value-type="string">
            <text:p>2017-05-08 06:25:49.390442</text:p>
          </table:table-cell>
          <table:table-cell office:value-type="float" office:value="1494217549390" calcext:value-type="float">
            <text:p>1494217549390</text:p>
          </table:table-cell>
        </table:table-row>
        <table:table-row table:style-name="ro1">
          <table:table-cell office:value-type="string" calcext:value-type="string">
            <text:p>00-17-0d-00-00-30-4d-94</text:p>
          </table:table-cell>
          <table:table-cell office:value-type="float" office:value="22.16" calcext:value-type="float">
            <text:p>22.16</text:p>
          </table:table-cell>
          <table:table-cell office:value-type="float" office:value="5.0938" calcext:value-type="float">
            <text:p>5.0938</text:p>
          </table:table-cell>
          <table:table-cell office:value-type="float" office:value="5.9559" calcext:value-type="float">
            <text:p>5.9559</text:p>
          </table:table-cell>
          <table:table-cell office:value-type="string" calcext:value-type="string">
            <text:p>2017-05-08 06:25:51.392724</text:p>
          </table:table-cell>
          <table:table-cell office:value-type="float" office:value="1494217551393" calcext:value-type="float">
            <text:p>1494217551393</text:p>
          </table:table-cell>
        </table:table-row>
        <table:table-row table:style-name="ro1">
          <table:table-cell office:value-type="string" calcext:value-type="string">
            <text:p>00-17-0d-00-00-30-49-58</text:p>
          </table:table-cell>
          <table:table-cell office:value-type="float" office:value="22.56" calcext:value-type="float">
            <text:p>22.56</text:p>
          </table:table-cell>
          <table:table-cell office:value-type="float" office:value="7.854" calcext:value-type="float">
            <text:p>7.854</text:p>
          </table:table-cell>
          <table:table-cell office:value-type="float" office:value="6.1048" calcext:value-type="float">
            <text:p>6.1048</text:p>
          </table:table-cell>
          <table:table-cell office:value-type="string" calcext:value-type="string">
            <text:p>2017-05-08 06:25:53.394401</text:p>
          </table:table-cell>
          <table:table-cell office:value-type="float" office:value="1494217553394" calcext:value-type="float">
            <text:p>1494217553394</text:p>
          </table:table-cell>
        </table:table-row>
        <table:table-row table:style-name="ro1">
          <table:table-cell office:value-type="string" calcext:value-type="string">
            <text:p>00-17-0d-00-00-30-47-fa</text:p>
          </table:table-cell>
          <table:table-cell office:value-type="float" office:value="22.77" calcext:value-type="float">
            <text:p>22.77</text:p>
          </table:table-cell>
          <table:table-cell office:value-type="float" office:value="7.0407" calcext:value-type="float">
            <text:p>7.0407</text:p>
          </table:table-cell>
          <table:table-cell office:value-type="float" office:value="6.9851" calcext:value-type="float">
            <text:p>6.9851</text:p>
          </table:table-cell>
          <table:table-cell office:value-type="string" calcext:value-type="string">
            <text:p>2017-05-08 06:25:55.394897</text:p>
          </table:table-cell>
          <table:table-cell office:value-type="float" office:value="1494217555395" calcext:value-type="float">
            <text:p>1494217555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7:23:21.436300225</meta:creation-date>
    <dc:date>2017-05-08T15:39:43.217369795</dc:date>
    <meta:editing-duration>PT8H16M20S</meta:editing-duration>
    <meta:editing-cycles>5</meta:editing-cycles>
    <meta:generator>LibreOffice/5.1.6.2$Linux_X86_64 LibreOffice_project/10m0$Build-2</meta:generator>
    <meta:document-statistic meta:table-count="3" meta:cell-count="1915" meta:object-count="0"/>
  </office:meta>
</office:document-meta>
</file>